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1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1">
      <style:graphic-properties draw:fill="solid" draw:fill-color="#f8f8f8" draw:opacity="100%" draw:stroke="non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solid" draw:fill-color="#3a6ad6" draw:opacity="100%" draw:stroke="non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9">
      <style:graphic-properties draw:fill="solid" draw:fill-color="#3a6ad6" draw:opacity="100%" draw:stroke="non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82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41">
      <style:graphic-properties draw:fill="solid" draw:fill-color="#f8f8f8" draw:opacity="100%" draw:stroke="none"/>
    </style:style>
    <style:style style:family="graphic" style:name="a983">
      <style:graphic-properties draw:fill="solid" draw:fill-color="#3a6ad6" draw:opacity="100%" draw:stroke="non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8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7">
      <style:graphic-properties draw:fill="solid" draw:fill-color="#ffffff" draw:opacity="100%" draw:stroke="non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20403in" style:font-size-asian="0.20403in" style:font-size-complex="0.20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0.2854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draw:fill="solid" draw:fill-color="#ffffff" draw:opacity="100%" draw:stroke="non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draw:fill="solid" draw:fill-color="#ffffff" draw:opacity="100%" draw:stroke="non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91">
      <style:graphic-properties draw:fill="solid" draw:fill-color="#f8f8f8" draw:opacity="100%" draw:stroke="none"/>
    </style:style>
    <style:style style:family="graphic" style:name="a450">
      <style:graphic-properties draw:fill="bitmap" draw:fill-image-name="a449" style:repeat="stretch" draw:stroke="non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0.57569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6694in" style:font-size-asian="0.36694in" style:font-size-complex="0.36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0.5138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draw:fill="bitmap" draw:fill-image-name="a996" style:repeat="stretch" draw:stroke="non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1f2020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87125in" style:font-size-asian="0.87125in" style:font-size-complex="0.87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9">
      <style:paragraph-properties fo:line-height="1.21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draw:fill="bitmap" draw:fill-image-name="a457" style:repeat="stretch" draw:stroke="none"/>
    </style:style>
    <style:style style:family="text" style:name="a459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0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draw:fill="solid" draw:fill-color="#f8f8f8" draw:opacity="100%" draw:stroke="non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35">
      <style:graphic-properties draw:fill="solid" draw:fill-color="#f8f8f8" draw:opacity="100%" draw:stroke="non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0.57569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6694in" style:font-size-asian="0.36694in" style:font-size-complex="0.36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0.5138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66">
      <style:graphic-properties draw:fill="bitmap" draw:fill-image-name="a465" style:repeat="stretch" draw:stroke="none"/>
    </style:style>
    <style:style style:family="text" style:name="a467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0.57569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1">
      <style:graphic-properties draw:fill="bitmap" draw:fill-image-name="a740" style:repeat="stretch" draw:stroke="non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20403in" style:font-size-asian="0.20403in" style:font-size-complex="0.20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0.2854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1f2020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63333in" style:font-size-asian="0.63333in" style:font-size-complex="0.6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6">
      <style:paragraph-properties fo:line-height="0.8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16917in" style:font-size-asian="0.16917in" style:font-size-complex="0.16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0.2368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6694in" style:font-size-asian="0.36694in" style:font-size-complex="0.36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0.5138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74">
      <style:graphic-properties draw:fill="bitmap" draw:fill-image-name="a473" style:repeat="stretch" draw:stroke="none"/>
    </style:style>
    <style:style style:family="graphic" style:name="a476">
      <style:graphic-properties draw:fill="bitmap" draw:fill-image-name="a475" style:repeat="stretch" draw:stroke="none"/>
    </style:style>
    <style:style style:family="text" style:name="a477">
      <style:text-properties fo:font-variant="normal" fo:text-transform="none" fo:color="#1f2020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46722in" style:font-size-asian="0.46722in" style:font-size-complex="0.4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0.6541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51">
      <style:graphic-properties draw:fill="solid" draw:fill-color="#3a6ad6" draw:opacity="100%" draw:stroke="non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20403in" style:font-size-asian="0.20403in" style:font-size-complex="0.20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0.2854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0">
      <style:graphic-properties draw:fill="solid" draw:fill-color="#ffffff" draw:opacity="100%" draw:stroke="non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84">
      <style:graphic-properties draw:fill="solid" draw:fill-color="#f8f8f8" draw:opacity="100%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88">
      <style:graphic-properties draw:fill="solid" draw:fill-color="#3a6ad6" draw:opacity="100%" draw:stroke="non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draw:fill="bitmap" draw:fill-image-name="a759" style:repeat="stretch" draw:stroke="none"/>
    </style:style>
    <style:style style:family="text" style:name="a761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33944in" style:font-size-asian="0.33944in" style:font-size-complex="0.33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0.475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0306in" style:font-size-asian="0.30306in" style:font-size-complex="0.30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0.4243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68">
      <style:graphic-properties draw:fill="bitmap" draw:fill-image-name="a767" style:repeat="stretch" draw:stroke="none"/>
    </style:style>
    <style:style style:family="text" style:name="a769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33944in" style:font-size-asian="0.33944in" style:font-size-complex="0.33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0">
      <style:graphic-properties draw:fill="solid" draw:fill-color="#ffffff" draw:opacity="100%" draw:stroke="non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>
      <style:graphic-properties draw:fill="solid" draw:fill-color="#f8f8f8" draw:opacity="100%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6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20403in" style:font-size-asian="0.20403in" style:font-size-complex="0.20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2">
      <style:graphic-properties draw:fill="solid" draw:fill-color="#3a6ad6" draw:opacity="100%" draw:stroke="none"/>
    </style:style>
    <style:style style:family="paragraph" style:name="a1002">
      <style:paragraph-properties fo:line-height="0.2854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draw:fill="solid" draw:fill-color="#ffffff" draw:opacity="100%" draw:stroke="non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0.7125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6">
      <style:graphic-properties draw:fill="solid" draw:fill-color="#3a6ad6" draw:opacity="100%" draw:stroke="non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0.7125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0.475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0306in" style:font-size-asian="0.30306in" style:font-size-complex="0.30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0.4243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76">
      <style:graphic-properties draw:fill="bitmap" draw:fill-image-name="a775" style:repeat="stretch" draw:stroke="none"/>
    </style:style>
    <style:style style:family="text" style:name="a777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33944in" style:font-size-asian="0.33944in" style:font-size-complex="0.33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0.475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0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>
      <style:graphic-properties draw:fill="solid" draw:fill-color="#f8f8f8" draw:opacity="100%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draw:fill="solid" draw:fill-color="#ffffff" draw:opacity="100%" draw:stroke="none"/>
    </style:style>
    <style:style style:family="paragraph" style:name="a1011">
      <style:paragraph-properties fo:line-height="0.7125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9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4">
      <style:graphic-properties draw:fill="solid" draw:fill-color="#f8f8f8" draw:opacity="100%" draw:stroke="non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8">
      <style:graphic-properties draw:fill="solid" draw:fill-color="#3a6ad6" draw:opacity="100%" draw:stroke="non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0306in" style:font-size-asian="0.30306in" style:font-size-complex="0.30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0.4243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84">
      <style:graphic-properties draw:fill="bitmap" draw:fill-image-name="a783" style:repeat="stretch" draw:stroke="none"/>
    </style:style>
    <style:style style:family="text" style:name="a785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33944in" style:font-size-asian="0.33944in" style:font-size-complex="0.33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0.4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0306in" style:font-size-asian="0.30306in" style:font-size-complex="0.30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0.4243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solid" draw:fill-color="#f8f8f8" draw:opacity="100%" draw:stroke="non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24">
      <style:graphic-properties draw:fill="solid" draw:fill-color="#3a6ad6" draw:opacity="100%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2">
      <style:graphic-properties draw:fill="solid" draw:fill-color="#ffffff" draw:opacity="100%" draw:stroke="non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20403in" style:font-size-asian="0.20403in" style:font-size-complex="0.20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6">
      <style:graphic-properties draw:fill="solid" draw:fill-color="#f8f8f8" draw:opacity="100%" draw:stroke="non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draw:fill="bitmap" draw:fill-image-name="a799" style:repeat="stretch" draw:stroke="none"/>
    </style:style>
    <style:style style:family="paragraph" style:name="a1028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33944in" style:font-size-asian="0.33944in" style:font-size-complex="0.33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0.4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0306in" style:font-size-asian="0.30306in" style:font-size-complex="0.30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5">
      <style:paragraph-properties fo:line-height="0.4243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92">
      <style:graphic-properties draw:fill="bitmap" draw:fill-image-name="a791" style:repeat="stretch" draw:stroke="none"/>
    </style:style>
    <style:style style:family="text" style:name="a807">
      <style:text-properties fo:font-variant="normal" fo:text-transform="none" fo:color="#1f2020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63333in" style:font-size-asian="0.63333in" style:font-size-complex="0.6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33944in" style:font-size-asian="0.33944in" style:font-size-complex="0.33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0.8868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0.4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0306in" style:font-size-asian="0.30306in" style:font-size-complex="0.30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0.4243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0">
      <style:paragraph-properties fo:line-height="0.2854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33">
      <style:graphic-properties draw:fill="bitmap" draw:fill-image-name="a532" style:repeat="stretch" draw:stroke="none"/>
    </style:style>
    <style:style style:family="text" style:name="a534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7889in" style:font-size-asian="0.37889in" style:font-size-complex="0.37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0.5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3819in" style:font-size-asian="0.33819in" style:font-size-complex="0.33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2">
      <style:graphic-properties draw:fill="bitmap" draw:fill-image-name="a1031" style:repeat="stretch" draw:stroke="none"/>
    </style:style>
    <style:style style:family="paragraph" style:name="a538">
      <style:paragraph-properties fo:line-height="0.4736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1f2020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70653in" style:font-size-asian="0.70653in" style:font-size-complex="0.706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34">
      <style:paragraph-properties fo:line-height="0.9888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1f2020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70653in" style:font-size-asian="0.70653in" style:font-size-complex="0.706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6">
      <style:paragraph-properties fo:line-height="0.9888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10">
      <style:graphic-properties draw:fill="none" draw:stroke="solid" svg:stroke-width="0.03125in" svg:stroke-color="#f8f8f8" svg:stroke-opacity="100%" svg:stroke-linecap="butt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20403in" style:font-size-asian="0.20403in" style:font-size-complex="0.20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1">
      <style:graphic-properties draw:fill="none" draw:stroke="solid" svg:stroke-width="0.03125in" svg:stroke-color="#f8f8f8" svg:stroke-opacity="100%" svg:stroke-linecap="butt"/>
    </style:style>
    <style:style style:family="paragraph" style:name="a1039">
      <style:paragraph-properties fo:line-height="0.2854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draw:fill="none" draw:stroke="solid" svg:stroke-width="0.03125in" svg:stroke-color="#f8f8f8" svg:stroke-opacity="100%" svg:stroke-linecap="butt"/>
    </style:style>
    <style:style style:family="graphic" style:name="a813">
      <style:graphic-properties draw:fill="none" draw:stroke="solid" svg:stroke-width="0.03125in" svg:stroke-color="#f8f8f8" svg:stroke-opacity="100%" svg:stroke-linecap="butt"/>
    </style:style>
    <style:style style:family="graphic" style:name="a814">
      <style:graphic-properties draw:fill="solid" draw:fill-color="#3a6ad6" draw:opacity="100%" draw:stroke="non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18">
      <style:graphic-properties draw:fill="solid" draw:fill-color="#3a6ad6" draw:opacity="100%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bitmap" draw:fill-image-name="a540" style:repeat="stretch" draw:stroke="none"/>
    </style:style>
    <style:style style:family="text" style:name="a542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3819in" style:font-size-asian="0.33819in" style:font-size-complex="0.33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0.4736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46">
      <style:graphic-properties draw:fill="bitmap" draw:fill-image-name="a545" style:repeat="stretch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7889in" style:font-size-asian="0.37889in" style:font-size-complex="0.37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0.7125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0.5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0.7125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0.7125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22">
      <style:graphic-properties draw:fill="solid" draw:fill-color="#3a6ad6" draw:opacity="100%" draw:stroke="non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26">
      <style:graphic-properties draw:fill="solid" draw:fill-color="#3a6ad6" draw:opacity="100%" draw:stroke="non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7889in" style:font-size-asian="0.37889in" style:font-size-complex="0.37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0.5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3819in" style:font-size-asian="0.33819in" style:font-size-complex="0.33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0.4736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1">
      <style:graphic-properties draw:fill="solid" draw:fill-color="#f8f8f8" draw:opacity="100%" draw:stroke="none"/>
    </style:style>
    <style:style style:family="graphic" style:name="a557">
      <style:graphic-properties draw:fill="bitmap" draw:fill-image-name="a556" style:repeat="stretch" draw:stroke="non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draw:fill="bitmap" draw:fill-image-name="a558" style:repeat="stretch" draw:stroke="none"/>
    </style:style>
    <style:style style:family="graphic" style:name="a1054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solid" draw:fill-color="#3a6ad6" draw:opacity="100%" draw:stroke="non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draw:fill="solid" draw:fill-color="#3a6ad6" draw:opacity="100%" draw:stroke="none"/>
    </style:style>
    <style:style style:family="graphic" style:name="a1058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draw:fill="solid" draw:fill-color="#ffffff" draw:opacity="100%" draw:stroke="none"/>
    </style:style>
    <style:style style:family="paragraph" style:name="a832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34">
      <style:graphic-properties draw:fill="solid" draw:fill-color="#3a6ad6" draw:opacity="100%" draw:stroke="non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38">
      <style:graphic-properties draw:fill="solid" draw:fill-color="#ffffff" draw:opacity="100%" draw:stroke="non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1f2020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39778in" style:font-size-asian="0.39778in" style:font-size-complex="0.39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0.5569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63">
      <style:graphic-properties draw:fill="solid" draw:fill-color="#ffffff" draw:opacity="100%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7">
      <style:graphic-properties draw:fill="solid" draw:fill-color="#f8f8f8" draw:opacity="100%" draw:stroke="none"/>
    </style:style>
    <style:style style:family="graphic" style:name="a1063">
      <style:graphic-properties draw:fill="solid" draw:fill-color="#f8f8f8" draw:opacity="100%" draw:stroke="non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draw:fill="bitmap" draw:fill-image-name="a1068" style:repeat="stretch" draw:stroke="none"/>
    </style:style>
    <style:style style:family="graphic" style:name="a841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2">
      <style:graphic-properties draw:fill="solid" draw:fill-color="#f8f8f8" draw:opacity="100%" draw:stroke="non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6">
      <style:graphic-properties draw:fill="solid" draw:fill-color="#ffffff" draw:opacity="100%" draw:stroke="non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1">
      <style:graphic-properties draw:fill="solid" draw:fill-color="#3a6ad6" draw:opacity="100%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1f2020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87125in" style:font-size-asian="0.87125in" style:font-size-complex="0.87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5">
      <style:graphic-properties draw:fill="solid" draw:fill-color="#3a6ad6" draw:opacity="100%" draw:stroke="none"/>
    </style:style>
    <style:style style:family="paragraph" style:name="a1071">
      <style:paragraph-properties fo:line-height="1.21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7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20403in" style:font-size-asian="0.20403in" style:font-size-complex="0.20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8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4">
      <style:paragraph-properties fo:line-height="0.2854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draw:fill="solid" draw:fill-color="#3a6ad6" draw:opacity="100%" draw:stroke="none"/>
    </style:style>
    <style:style style:family="graphic" style:name="a10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0.7125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solid" draw:fill-color="#f8f8f8" draw:opacity="100%" draw:stroke="non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4">
      <style:graphic-properties draw:fill="solid" draw:fill-color="#ffffff" draw:opacity="100%" draw:stroke="non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8">
      <style:graphic-properties draw:fill="solid" draw:fill-color="#f8f8f8" draw:opacity="100%" draw:stroke="non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3">
      <style:graphic-properties draw:fill="solid" draw:fill-color="#ffffff" draw:opacity="100%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0.7125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7">
      <style:graphic-properties draw:fill="solid" draw:fill-color="#f8f8f8" draw:opacity="100%" draw:stroke="none"/>
    </style:style>
    <style:style style:family="graphic" style:name="a1083">
      <style:graphic-properties draw:fill="solid" draw:fill-color="#f8f8f8" draw:opacity="100%" draw:stroke="non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7">
      <style:graphic-properties draw:fill="solid" draw:fill-color="#3a6ad6" draw:opacity="100%" draw:stroke="non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62">
      <style:graphic-properties draw:fill="solid" draw:fill-color="#ffffff" draw:opacity="100%" draw:stroke="non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draw:fill="solid" draw:fill-color="#f8f8f8" draw:opacity="100%" draw:stroke="non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3">
      <style:graphic-properties draw:fill="solid" draw:fill-color="#f8f8f8" draw:opacity="100%" draw:stroke="non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20403in" style:font-size-asian="0.20403in" style:font-size-complex="0.20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0.2854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ffffff" draw:opacity="100%" draw:stroke="none"/>
    </style:style>
    <style:style style:family="graphic" style:name="a11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07">
      <style:graphic-properties draw:fill="solid" draw:fill-color="#3a6ad6" draw:opacity="100%" draw:stroke="non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1f2020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63333in" style:font-size-asian="0.63333in" style:font-size-complex="0.6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0.8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95">
      <style:graphic-properties draw:fill="solid" draw:fill-color="#f8f8f8" draw:opacity="100%" draw:stroke="none"/>
    </style:style>
    <style:style style:family="graphic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1">
      <style:graphic-properties draw:fill="solid" draw:fill-color="#ffffff" draw:opacity="100%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0.53889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draw:fill="solid" draw:fill-color="#ffffff" draw:opacity="100%" draw:stroke="non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draw:fill="solid" draw:fill-color="#f8f8f8" draw:opacity="100%" draw:stroke="non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draw:fill="solid" draw:fill-color="#ffffff" draw:opacity="100%" draw:stroke="none"/>
    </style:style>
    <style:style style:family="graphic" style:name="a1098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74">
      <style:graphic-properties draw:fill="solid" draw:fill-color="#f8f8f8" draw:opacity="100%" draw:stroke="non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78">
      <style:graphic-properties draw:fill="solid" draw:fill-color="#ffffff" draw:opacity="100%" draw:stroke="non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3">
      <style:graphic-properties draw:fill="bitmap" draw:fill-image-name="a612" style:repeat="stretch" draw:stroke="none"/>
    </style:style>
    <style:style style:family="paragraph" style:name="a1110">
      <style:paragraph-properties fo:line-height="0.53889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draw:fill="bitmap" draw:fill-image-name="a614" style:repeat="stretch" draw:stroke="none"/>
    </style:style>
    <style:style style:family="text" style:name="a616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33944in" style:font-size-asian="0.33944in" style:font-size-complex="0.33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0.4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0.53889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33944in" style:font-size-asian="0.33944in" style:font-size-complex="0.33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1f2020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63333in" style:font-size-asian="0.63333in" style:font-size-complex="0.6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7">
      <style:paragraph-properties fo:line-height="0.8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2">
      <style:graphic-properties draw:fill="solid" draw:fill-color="#f8f8f8" draw:opacity="100%" draw:stroke="non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6">
      <style:graphic-properties draw:fill="solid" draw:fill-color="#3a6ad6" draw:opacity="100%" draw:stroke="non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0.4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0306in" style:font-size-asian="0.30306in" style:font-size-complex="0.30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0.4243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0306in" style:font-size-asian="0.30306in" style:font-size-complex="0.30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0">
      <style:paragraph-properties fo:line-height="0.53889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0.4243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3125in" svg:stroke-color="#f8f8f8" svg:stroke-opacity="100%" svg:stroke-linecap="butt"/>
    </style:style>
    <style:style style:family="paragraph" style:name="a1123">
      <style:paragraph-properties fo:line-height="0.53889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3125in" svg:stroke-color="#f8f8f8" svg:stroke-opacity="100%" svg:stroke-linecap="butt"/>
    </style:style>
    <style:style style:family="graphic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26">
      <style:graphic-properties draw:fill="solid" draw:fill-color="#3a6ad6" draw:opacity="100%" draw:stroke="non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0.53889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0.53889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0.53889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draw:fill="bitmap" draw:fill-image-name="a891" style:repeat="stretch" draw:stroke="none"/>
    </style:style>
    <style:style style:family="text" style:name="a893">
      <style:text-properties fo:font-variant="normal" fo:text-transform="none" fo:color="#1f2020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94139in" style:font-size-asian="0.94139in" style:font-size-complex="0.94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4">
      <style:paragraph-properties fo:line-height="1.3180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draw:fill="solid" draw:fill-color="#f8f8f8" draw:opacity="100%" draw:stroke="none"/>
    </style:style>
    <style:style style:family="graphic" style:name="a8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20403in" style:font-size-asian="0.20403in" style:font-size-complex="0.20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0.2854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bitmap" draw:fill-image-name="a630" style:repeat="stretch" draw:stroke="non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20403in" style:font-size-asian="0.20403in" style:font-size-complex="0.20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0.2854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6">
      <style:graphic-properties draw:fill="bitmap" draw:fill-image-name="a635" style:repeat="stretch" draw:stroke="none"/>
    </style:style>
    <style:style style:family="text" style:name="a637">
      <style:text-properties fo:font-variant="normal" fo:text-transform="none" fo:color="#1f2020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63333in" style:font-size-asian="0.63333in" style:font-size-complex="0.6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2">
      <style:graphic-properties draw:fill="bitmap" draw:fill-image-name="a1131" style:repeat="stretch" draw:stroke="none"/>
    </style:style>
    <style:style style:family="paragraph" style:name="a638">
      <style:paragraph-properties fo:line-height="0.8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34">
      <style:graphic-properties draw:fill="bitmap" draw:fill-image-name="a1133" style:repeat="stretch" draw:stroke="none"/>
    </style:style>
    <style:style style:family="graphic" style:name="a1136">
      <style:graphic-properties draw:fill="bitmap" draw:fill-image-name="a1135" style:repeat="stretch" draw:stroke="non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draw:fill="bitmap" draw:fill-image-name="a1137" style:repeat="stretch" draw:stroke="none"/>
    </style:style>
    <style:style style:family="paragraph" style:name="a911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3">
      <style:graphic-properties draw:fill="solid" draw:fill-color="#3a6ad6" draw:opacity="100%" draw:stroke="non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7">
      <style:graphic-properties draw:fill="solid" draw:fill-color="#ffffff" draw:opacity="100%" draw:stroke="non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draw:fill="bitmap" draw:fill-image-name="a640" style:repeat="stretch" draw:stroke="none"/>
    </style:style>
    <style:style style:family="text" style:name="a642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33944in" style:font-size-asian="0.33944in" style:font-size-complex="0.33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0.4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0306in" style:font-size-asian="0.30306in" style:font-size-complex="0.30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0">
      <style:graphic-properties draw:fill="bitmap" draw:fill-image-name="a1139" style:repeat="stretch" draw:stroke="none"/>
    </style:style>
    <style:style style:family="paragraph" style:name="a646">
      <style:paragraph-properties fo:line-height="0.4243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1.74444in" style:font-size-asian="1.74444in" style:font-size-complex="1.7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2">
      <style:paragraph-properties fo:line-height="2.2152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draw:fill="none" draw:stroke="solid" svg:stroke-width="0.03125in" svg:stroke-color="#f8f8f8" svg:stroke-opacity="100%" svg:stroke-linecap="butt"/>
    </style:style>
    <style:style style:family="graphic" style:name="a1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20403in" style:font-size-asian="0.20403in" style:font-size-complex="0.20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0.2854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47">
      <style:graphic-properties draw:fill="solid" draw:fill-color="#3a6ad6" draw:opacity="100%" draw:stroke="none"/>
    </style:style>
    <style:style style:family="graphic" style:name="a92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draw:fill="solid" draw:fill-color="#f8f8f8" draw:opacity="100%" draw:stroke="none"/>
    </style:style>
    <style:style style:family="paragraph" style:name="a1149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7">
      <style:graphic-properties draw:fill="bitmap" draw:fill-image-name="a926" style:repeat="stretch" draw:stroke="none"/>
    </style:style>
    <style:style style:family="text" style:name="a928">
      <style:text-properties fo:font-variant="normal" fo:text-transform="none" fo:color="#1f2020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79458in" style:font-size-asian="0.79458in" style:font-size-complex="0.79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.112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draw:fill="bitmap" draw:fill-image-name="a649" style:repeat="stretch" draw:stroke="none"/>
    </style:style>
    <style:style style:family="text" style:name="a651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33944in" style:font-size-asian="0.33944in" style:font-size-complex="0.33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2">
      <style:paragraph-properties fo:line-height="0.4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0306in" style:font-size-asian="0.30306in" style:font-size-complex="0.30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0.4243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51">
      <style:graphic-properties draw:fill="solid" draw:fill-color="#ffffff" draw:opacity="100%" draw:stroke="none"/>
    </style:style>
    <style:style style:family="graphic" style:name="a657">
      <style:graphic-properties draw:fill="none" draw:stroke="solid" svg:stroke-width="0.03125in" svg:stroke-color="#f8f8f8" svg:stroke-opacity="100%" svg:stroke-linecap="butt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draw:fill="bitmap" draw:fill-image-name="a658" style:repeat="stretch" draw:stroke="none"/>
    </style:style>
    <style:style style:family="graphic" style:name="a115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5">
      <style:graphic-properties draw:fill="solid" draw:fill-color="#ffffff" draw:opacity="100%" draw:stroke="non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58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20403in" style:font-size-asian="0.20403in" style:font-size-complex="0.20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9">
      <style:graphic-properties draw:fill="solid" draw:fill-color="#ffffff" draw:opacity="100%" draw:stroke="none"/>
    </style:style>
    <style:style style:family="paragraph" style:name="a932">
      <style:paragraph-properties fo:line-height="0.2854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0.7125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0.7125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draw:fill="bitmap" draw:fill-image-name="a381" style:repeat="stretch" draw:stroke="none"/>
    </style:style>
    <style:style style:family="graphic" style:name="a384">
      <style:graphic-properties draw:fill="bitmap" draw:fill-image-name="a383" style:repeat="stretch" draw:stroke="none"/>
    </style:style>
    <style:style style:family="graphic" style:name="a386">
      <style:graphic-properties draw:fill="bitmap" draw:fill-image-name="a385" style:repeat="stretch" draw:stroke="none"/>
    </style:style>
    <style:style style:family="graphic" style:name="a388">
      <style:graphic-properties draw:fill="bitmap" draw:fill-image-name="a387" style:repeat="stretch" draw:stroke="none"/>
    </style:style>
    <style:style style:family="text" style:name="a66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33944in" style:font-size-asian="0.33944in" style:font-size-complex="0.33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0.4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30306in" style:font-size-asian="0.30306in" style:font-size-complex="0.30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0.4243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draw:fill="none" draw:stroke="solid" svg:stroke-width="0.03125in" svg:stroke-color="#f8f8f8" svg:stroke-opacity="100%" svg:stroke-linecap="butt"/>
    </style:style>
    <style:style style:family="paragraph" style:name="a1161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draw:fill="solid" draw:fill-color="#3a6ad6" draw:opacity="100%" draw:stroke="none"/>
    </style:style>
    <style:style style:family="graphic" style:name="a116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3">
      <style:graphic-properties draw:fill="solid" draw:fill-color="#f8f8f8" draw:opacity="100%" draw:stroke="none"/>
    </style:style>
    <style:style style:family="paragraph" style:name="a669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0.7125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0.561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2">
      <style:graphic-properties draw:fill="solid" draw:fill-color="#3a6ad6" draw:opacity="100%" draw:stroke="none"/>
    </style:style>
    <style:style style:family="graphic" style:name="a944">
      <style:graphic-properties draw:fill="solid" draw:fill-color="#f8f8f8" draw:opacity="100%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draw:fill="bitmap" draw:fill-image-name="a389" style:repeat="stretch" draw:stroke="none"/>
    </style:style>
    <style:style style:family="graphic" style:name="a947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draw:fill="solid" draw:fill-color="#ffffff" draw:opacity="100%" draw:stroke="none"/>
    </style:style>
    <style:style style:family="graphic" style:name="a948">
      <style:graphic-properties draw:fill="solid" draw:fill-color="#3a6ad6" draw:opacity="100%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draw:fill="bitmap" draw:fill-image-name="a391" style:repeat="stretch" draw:stroke="non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3a6ad6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1.74444in" style:font-size-asian="1.74444in" style:font-size-complex="1.7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2.2152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20403in" style:font-size-asian="0.20403in" style:font-size-complex="0.20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0.2854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1f2020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40083in" style:font-size-asian="0.40083in" style:font-size-complex="0.40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0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draw:fill="solid" draw:fill-color="#ffffff" draw:opacity="100%" draw:stroke="non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5">
      <style:graphic-properties draw:fill="solid" draw:fill-color="#f8f8f8" draw:opacity="100%" draw:stroke="non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9">
      <style:graphic-properties draw:fill="solid" draw:fill-color="#3a6ad6" draw:opacity="100%" draw:stroke="none"/>
    </style:style>
    <style:style style:family="paragraph" style:name="a950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draw:fill="solid" draw:fill-color="#ffffff" draw:opacity="100%" draw:stroke="none"/>
    </style:style>
    <style:style style:family="graphic" style:name="a952">
      <style:graphic-properties draw:fill="solid" draw:fill-color="#ffffff" draw:opacity="100%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55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4">
      <style:graphic-properties draw:fill="solid" draw:fill-color="#ffffff" draw:opacity="100%" draw:stroke="none"/>
    </style:style>
    <style:style style:family="graphic" style:name="a956">
      <style:graphic-properties draw:fill="solid" draw:fill-color="#f8f8f8" draw:opacity="100%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5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draw:fill="solid" draw:fill-color="#f8f8f8" draw:opacity="100%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83">
      <style:graphic-properties draw:fill="solid" draw:fill-color="#ffffff" draw:opacity="100%" draw:stroke="non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87">
      <style:graphic-properties draw:fill="solid" draw:fill-color="#f8f8f8" draw:opacity="100%" draw:stroke="non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draw:fill="bitmap" draw:fill-image-name="a961" style:repeat="stretch" draw:stroke="none"/>
    </style:style>
    <style:style style:family="graphic" style:name="a421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1f2020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79458in" style:font-size-asian="0.79458in" style:font-size-complex="0.79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4">
      <style:paragraph-properties fo:line-height="1.112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24">
      <style:graphic-properties draw:fill="bitmap" draw:fill-image-name="a423" style:repeat="stretch" draw:stroke="non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20403in" style:font-size-asian="0.20403in" style:font-size-complex="0.20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0.2854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draw:fill="bitmap" draw:fill-image-name="a425" style:repeat="stretch" draw:stroke="none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1f2020" style:text-line-through-type="none" style:text-line-through-style="none" style:text-line-through-width="auto" style:text-line-through-color="font-color" style:text-position="0% 100%" fo:font-family="Canva Sans Bold" style:font-family-asian="Canva Sans Bold" style:font-family-complex="Canva Sans Bold" fo:font-size="0.56361in" style:font-size-asian="0.56361in" style:font-size-complex="0.56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0.7888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3">
      <style:graphic-properties draw:fill="solid" draw:fill-color="#3a6ad6" draw:opacity="100%" draw:stroke="non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solid" draw:fill-color="#3a6ad6" draw:opacity="100%" draw:stroke="none"/>
    </style:style>
    <style:style style:family="graphic" style:name="a70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>
      <style:graphic-properties draw:fill="solid" draw:fill-color="#ffffff" draw:opacity="100%" draw:stroke="none"/>
    </style:style>
    <style:style style:family="paragraph" style:name="a693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draw:fill="solid" draw:fill-color="#ffffff" draw:opacity="100%" draw:stroke="non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149in" fo:padding-bottom="0.05149in" fo:padding-left="0.05149in" fo:padding-right="0.0514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99">
      <style:graphic-properties draw:fill="solid" draw:fill-color="#f8f8f8" draw:opacity="100%" draw:stroke="none"/>
    </style:style>
    <style:style style:family="paragraph" style:name="a970">
      <style:paragraph-properties fo:line-height="0.7125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Bold" style:font-family-asian="Poppins Bold" style:font-family-complex="Poppins Bold" fo:font-size="0.20403in" style:font-size-asian="0.20403in" style:font-size-complex="0.20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0.2854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0.7125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33">
      <style:graphic-properties draw:fill="solid" draw:fill-color="#3a6ad6" draw:opacity="100%" draw:stroke="non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" style:font-family-asian="Poppins" style:font-family-complex="Poppins" fo:font-size="0.385in" style:font-size-asian="0.385in" style:font-size-complex="0.38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0.7125in" fo:text-align="left" style:tab-stop-distance="1in" fo:margin-left="0.65467in" fo:margin-right="0in" fo:text-indent="-0.3273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7">
      <style:graphic-properties draw:fill="solid" draw:fill-color="#ffffff" draw:opacity="100%" draw:stroke="none"/>
    </style:style>
    <style:style style:family="graphic" style:name="a979">
      <style:graphic-properties draw:fill="solid" draw:fill-color="#f8f8f8" draw:opacity="100%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12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32734in"/>
        <style:text-properties fo:font-family="Arial" fo:font-size="100%"/>
      </text:list-level-style-bullet>
      <text:list-level-style-bullet text:level="2" text:bullet-char="•">
        <style:list-level-properties text:space-before="0.32734in" text:min-label-width="0.32734in"/>
        <style:text-properties fo:font-family="Arial" fo:font-size="100%"/>
      </text:list-level-style-bullet>
      <text:list-level-style-bullet text:level="3" text:bullet-char="•">
        <style:list-level-properties text:space-before="0.82734in" text:min-label-width="0.32734in"/>
        <style:text-properties fo:font-family="Arial" fo:font-size="100%"/>
      </text:list-level-style-bullet>
      <text:list-level-style-bullet text:level="4" text:bullet-char="•">
        <style:list-level-properties text:space-before="1.32734in" text:min-label-width="0.32734in"/>
        <style:text-properties fo:font-family="Arial" fo:font-size="100%"/>
      </text:list-level-style-bullet>
      <text:list-level-style-bullet text:level="5" text:bullet-char="•">
        <style:list-level-properties text:space-before="1.82734in" text:min-label-width="0.32734in"/>
        <style:text-properties fo:font-family="Arial" fo:font-size="100%"/>
      </text:list-level-style-bullet>
      <text:list-level-style-bullet text:level="6" text:bullet-char="•">
        <style:list-level-properties text:space-before="2.32734in" text:min-label-width="0.32734in"/>
        <style:text-properties fo:font-family="Arial" fo:font-size="100%"/>
      </text:list-level-style-bullet>
      <text:list-level-style-bullet text:level="7" text:bullet-char="•">
        <style:list-level-properties text:space-before="2.82734in" text:min-label-width="0.32734in"/>
        <style:text-properties fo:font-family="Arial" fo:font-size="100%"/>
      </text:list-level-style-bullet>
      <text:list-level-style-bullet text:level="8" text:bullet-char="•">
        <style:list-level-properties text:space-before="3.32734in" text:min-label-width="0.32734in"/>
        <style:text-properties fo:font-family="Arial" fo:font-size="100%"/>
      </text:list-level-style-bullet>
      <text:list-level-style-bullet text:level="9" text:bullet-char="•">
        <style:list-level-properties text:space-before="3.82734in" text:min-label-width="0.32734in"/>
        <style:text-properties fo:font-family="Arial" fo:font-size="100%"/>
      </text:list-level-style-bullet>
    </text:list-style>
  </office:automatic-styles>
  <office:body>
    <office:presentation>
      <draw:page draw:name="Slide1" draw:style-name="a380" draw:master-page-name="Master1-Layout7-blank-Blank" presentation:presentation-page-layout-name="Master1-PPL7" draw:id="Slide-256">
        <draw:g draw:name="Group 2" draw:id="id63">
          <svg:title/>
          <svg:desc/>
          <draw:custom-shape svg:x="2.53717in" svg:y="-1.83783in" svg:width="14.92565in" svg:height="14.92565in" draw:id="id85" draw:style-name="a418" draw:name="Freeform 3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86" draw:style-name="a421" draw:name="TextBox 4" svg:x="3.93645in" svg:y="-1.13819in" svg:width="12.12709in" svg:height="12.82673in">
            <draw:text-box>
              <text:p text:style-name="a420" text:class-names="" text:cond-style-name=""><text:span text:style-name="a419" text:class-names=""/></text:p>
            </draw:text-box>
            <svg:title/>
            <svg:desc/>
          </draw:frame>
        </draw:g>
        <draw:custom-shape svg:x="3.98159in" svg:y="-0.17985in" svg:width="12.82363in" svg:height="12.8076in" draw:id="id64" draw:style-name="a382" draw:name="Freeform 5">
          <svg:title/>
          <svg:desc/>
          <draw:enhanced-geometry xmlns:dr3d="urn:oasis:names:tc:opendocument:xmlns:dr3d:1.0" draw:type="non-primitive" svg:viewBox="0 0 11725929 11711272" draw:enhanced-path="M 0 0 L 11725929 0 11725929 11711272 0 11711272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25929"/>
            <draw:equation draw:name="f7" draw:formula="?f4 / 11711272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6" draw:id="id65">
          <svg:title/>
          <svg:desc/>
          <draw:custom-shape svg:x="3.68261in" svg:y="-0.69239in" svg:width="12.63477in" svg:height="12.63477in" draw:id="id83" draw:style-name="a414" draw:name="Freeform 7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84" draw:style-name="a417" draw:name="TextBox 8" svg:x="4.86712in" svg:y="-0.10013in" svg:width="10.26575in" svg:height="10.85801in">
            <draw:text-box>
              <text:p text:style-name="a416" text:class-names="" text:cond-style-name=""><text:span text:style-name="a415" text:class-names=""/></text:p>
            </draw:text-box>
            <svg:title/>
            <svg:desc/>
          </draw:frame>
        </draw:g>
        <draw:custom-shape svg:x="1.61448in" svg:y="4.75552in" svg:width="1.81372in" svg:height="1.81145in" draw:id="id66" draw:style-name="a384" draw:name="Freeform 9">
          <svg:title/>
          <svg:desc/>
          <draw:enhanced-geometry xmlns:dr3d="urn:oasis:names:tc:opendocument:xmlns:dr3d:1.0" draw:type="non-primitive" svg:viewBox="0 0 1658466 1656393" draw:enhanced-path="M 0 0 L 1658465 0 1658465 1656393 0 16563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58466"/>
            <draw:equation draw:name="f7" draw:formula="?f4 / 165639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10" draw:id="id67">
          <svg:title/>
          <svg:desc/>
          <draw:custom-shape svg:x="1.57219in" svg:y="4.68303in" svg:width="1.78701in" svg:height="1.78701in" draw:id="id81" draw:style-name="a410" draw:name="Freeform 11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82" draw:style-name="a413" draw:name="TextBox 12" svg:x="1.73972in" svg:y="4.76679in" svg:width="1.45194in" svg:height="1.53571in">
            <draw:text-box>
              <text:p text:style-name="a412" text:class-names="" text:cond-style-name=""><text:span text:style-name="a411" text:class-names=""/></text:p>
            </draw:text-box>
            <svg:title/>
            <svg:desc/>
          </draw:frame>
        </draw:g>
        <draw:custom-shape svg:x="2.28155in" svg:y="5.30122in" svg:width="0.3683in" svg:height="0.55062in" draw:id="id68" draw:style-name="a386" draw:name="Freeform 13">
          <svg:title/>
          <svg:desc/>
          <draw:enhanced-geometry xmlns:dr3d="urn:oasis:names:tc:opendocument:xmlns:dr3d:1.0" draw:type="non-primitive" svg:viewBox="0 0 336771 503483" draw:enhanced-path="M 336771 0 L 0 0 0 503483 336771 503483 336771 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6771"/>
            <draw:equation draw:name="f7" draw:formula="?f4 / 50348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6.61409in" svg:y="4.75552in" svg:width="1.81372in" svg:height="1.81145in" draw:id="id69" draw:style-name="a388" draw:name="Freeform 14">
          <svg:title/>
          <svg:desc/>
          <draw:enhanced-geometry xmlns:dr3d="urn:oasis:names:tc:opendocument:xmlns:dr3d:1.0" draw:type="non-primitive" svg:viewBox="0 0 1658466 1656393" draw:enhanced-path="M 0 0 L 1658466 0 1658466 1656393 0 16563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58466"/>
            <draw:equation draw:name="f7" draw:formula="?f4 / 165639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15" draw:id="id70">
          <svg:title/>
          <svg:desc/>
          <draw:custom-shape svg:x="16.5718in" svg:y="4.68303in" svg:width="1.78701in" svg:height="1.78701in" draw:id="id79" draw:style-name="a406" draw:name="Freeform 16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80" draw:style-name="a409" draw:name="TextBox 17" svg:x="16.73933in" svg:y="4.76679in" svg:width="1.45194in" svg:height="1.53571in">
            <draw:text-box>
              <text:p text:style-name="a408" text:class-names="" text:cond-style-name=""><text:span text:style-name="a407" text:class-names=""/></text:p>
            </draw:text-box>
            <svg:title/>
            <svg:desc/>
          </draw:frame>
        </draw:g>
        <draw:custom-shape svg:x="17.28116in" svg:y="5.30122in" svg:width="0.3683in" svg:height="0.55062in" draw:id="id71" draw:style-name="a390" draw:name="Freeform 18">
          <svg:title/>
          <svg:desc/>
          <draw:enhanced-geometry xmlns:dr3d="urn:oasis:names:tc:opendocument:xmlns:dr3d:1.0" draw:type="non-primitive" svg:viewBox="0 0 336771 503483" draw:enhanced-path="M 0 0 L 336770 0 336770 503483 0 50348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6771"/>
            <draw:equation draw:name="f7" draw:formula="?f4 / 50348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19" draw:id="id72">
          <svg:title/>
          <svg:desc/>
          <draw:custom-shape svg:x="19.12926in" svg:y="9.25024in" svg:width="1.04087in" svg:height="0.87476in" draw:id="id77" draw:style-name="a402" draw:name="Freeform 20">
            <svg:title/>
            <svg:desc/>
            <draw:enhanced-geometry xmlns:dr3d="urn:oasis:names:tc:opendocument:xmlns:dr3d:1.0" draw:type="non-primitive" svg:viewBox="0 0 967140 812800" draw:enhanced-path="M 81342 0 L 885798 0 C 907371 0 928061 8570 943315 23825 958570 39079 967140 59769 967140 81342 L 967140 731458 C 967140 776382 930722 812800 885798 812800 L 81342 812800 C 59769 812800 39079 804230 23825 788975 8570 773721 0 753031 0 731458 L 0 81342 C 0 59769 8570 39079 23825 23825 39079 8570 59769 0 8134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714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78" draw:style-name="a405" draw:name="TextBox 21" svg:x="19.12926in" svg:y="9.20923in" svg:width="1.04087in" svg:height="0.91577in">
            <draw:text-box>
              <text:p text:style-name="a404" text:class-names="" text:cond-style-name=""><text:span text:style-name="a403" text:class-names=""/></text:p>
            </draw:text-box>
            <svg:title/>
            <svg:desc/>
          </draw:frame>
        </draw:g>
        <draw:custom-shape svg:x="9.09141in" svg:y="1.8946in" svg:width="1.3601in" svg:height="1.3601in" draw:id="id73" draw:style-name="a392" draw:name="Freeform 22">
          <svg:title/>
          <svg:desc/>
          <draw:enhanced-geometry xmlns:dr3d="urn:oasis:names:tc:opendocument:xmlns:dr3d:1.0" draw:type="non-primitive" svg:viewBox="0 0 1243679 1243679" draw:enhanced-path="M 0 0 L 1243679 0 1243679 1243679 0 124367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3679"/>
            <draw:equation draw:name="f7" draw:formula="?f4 / 124367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74" draw:style-name="a395" draw:name="TextBox 23" svg:x="4.10915in" svg:y="3.28319in" svg:width="11.7817in" svg:height="4.52371in">
          <draw:text-box>
            <text:p text:style-name="a394" text:class-names="" text:cond-style-name=""><text:span text:style-name="a393" text:class-names="">Appsmith Fithou</text:span></text:p>
          </draw:text-box>
          <svg:title/>
          <svg:desc/>
        </draw:frame>
        <draw:frame draw:id="id75" draw:style-name="a398" draw:name="TextBox 24" svg:x="19.32894in" svg:y="9.52612in" svg:width="0.48419in" svg:height="0.28209in">
          <draw:text-box>
            <text:p text:style-name="a397" text:class-names="" text:cond-style-name=""><text:span text:style-name="a396" text:class-names="">01</text:span></text:p>
          </draw:text-box>
          <svg:title/>
          <svg:desc/>
        </draw:frame>
        <draw:frame draw:id="id76" draw:style-name="a401" draw:name="TextBox 25" svg:x="6.85125in" svg:y="8.17332in" svg:width="5.84043in" svg:height="0.53441in">
          <draw:text-box>
            <text:p text:style-name="a400" text:class-names="" text:cond-style-name=""><text:span text:style-name="a399" text:class-names="">Phần mềm làm việc online<text:s text:c="1"/></text:span></text:p>
          </draw:text-box>
          <svg:title/>
          <svg:desc/>
        </draw:frame>
      </draw:page>
      <draw:page draw:name="Slide2" draw:style-name="a422" draw:master-page-name="Master1-Layout7-blank-Blank" presentation:presentation-page-layout-name="Master1-PPL7" draw:id="Slide-257">
        <draw:g draw:name="Group 2" draw:id="id87">
          <svg:title/>
          <svg:desc/>
          <draw:custom-shape svg:x="6.26859in" svg:y="1.89359in" svg:width="7.46283in" svg:height="7.46283in" draw:id="id98" draw:style-name="a441" draw:name="Freeform 3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99" draw:style-name="a444" draw:name="TextBox 4" svg:x="6.96823in" svg:y="2.24341in" svg:width="6.06355in" svg:height="6.41337in">
            <draw:text-box>
              <text:p text:style-name="a443" text:class-names="" text:cond-style-name=""><text:span text:style-name="a442" text:class-names=""/></text:p>
            </draw:text-box>
            <svg:title/>
            <svg:desc/>
          </draw:frame>
        </draw:g>
        <draw:custom-shape svg:x="6.9908in" svg:y="2.72257in" svg:width="6.41182in" svg:height="6.4038in" draw:id="id88" draw:style-name="a424" draw:name="Freeform 5">
          <svg:title/>
          <svg:desc/>
          <draw:enhanced-geometry xmlns:dr3d="urn:oasis:names:tc:opendocument:xmlns:dr3d:1.0" draw:type="non-primitive" svg:viewBox="0 0 5862965 5855636" draw:enhanced-path="M 0 0 L 5862965 0 5862965 5855636 0 5855636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862965"/>
            <draw:equation draw:name="f7" draw:formula="?f4 / 585563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6" draw:id="id89">
          <svg:title/>
          <svg:desc/>
          <draw:custom-shape svg:x="6.84131in" svg:y="2.46631in" svg:width="6.31739in" svg:height="6.31739in" draw:id="id96" draw:style-name="a437" draw:name="Freeform 7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97" draw:style-name="a440" draw:name="TextBox 8" svg:x="7.43356in" svg:y="2.76243in" svg:width="5.13288in" svg:height="5.429in">
            <draw:text-box>
              <text:p text:style-name="a439" text:class-names="" text:cond-style-name=""><text:span text:style-name="a438" text:class-names=""/></text:p>
            </draw:text-box>
            <svg:title/>
            <svg:desc/>
          </draw:frame>
        </draw:g>
        <draw:custom-shape svg:x="9.37731in" svg:y="4.02518in" svg:width="1.24537in" svg:height="1.24537in" draw:id="id90" draw:style-name="a426" draw:name="Freeform 9">
          <svg:title/>
          <svg:desc/>
          <draw:enhanced-geometry xmlns:dr3d="urn:oasis:names:tc:opendocument:xmlns:dr3d:1.0" draw:type="non-primitive" svg:viewBox="0 0 1138768 1138768" draw:enhanced-path="M 0 0 L 1138768 0 1138768 1138768 0 1138768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8768"/>
            <draw:equation draw:name="f7" draw:formula="?f4 / 1138768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91" draw:style-name="a429" draw:name="TextBox 10" svg:x="7.69571in" svg:y="5.53758in" svg:width="4.60857in" svg:height="1.54622in">
          <draw:text-box>
            <text:p text:style-name="a428" text:class-names="" text:cond-style-name=""><text:span text:style-name="a427" text:class-names="">1. Vấn đề và hướng tiếp cận<text:s text:c="1"/></text:span></text:p>
          </draw:text-box>
          <svg:title/>
          <svg:desc/>
        </draw:frame>
        <draw:g draw:name="Group 11" draw:id="id92">
          <svg:title/>
          <svg:desc/>
          <draw:custom-shape svg:x="19.12926in" svg:y="9.25024in" svg:width="1.04087in" svg:height="0.87476in" draw:id="id94" draw:style-name="a433" draw:name="Freeform 12">
            <svg:title/>
            <svg:desc/>
            <draw:enhanced-geometry xmlns:dr3d="urn:oasis:names:tc:opendocument:xmlns:dr3d:1.0" draw:type="non-primitive" svg:viewBox="0 0 967140 812800" draw:enhanced-path="M 81342 0 L 885798 0 C 907371 0 928061 8570 943315 23825 958570 39079 967140 59769 967140 81342 L 967140 731458 C 967140 776382 930722 812800 885798 812800 L 81342 812800 C 59769 812800 39079 804230 23825 788975 8570 773721 0 753031 0 731458 L 0 81342 C 0 59769 8570 39079 23825 23825 39079 8570 59769 0 8134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714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95" draw:style-name="a436" draw:name="TextBox 13" svg:x="19.12926in" svg:y="9.20923in" svg:width="1.04087in" svg:height="0.91577in">
            <draw:text-box>
              <text:p text:style-name="a435" text:class-names="" text:cond-style-name=""><text:span text:style-name="a434" text:class-names=""/></text:p>
            </draw:text-box>
            <svg:title/>
            <svg:desc/>
          </draw:frame>
        </draw:g>
        <draw:frame draw:id="id93" draw:style-name="a432" draw:name="TextBox 14" svg:x="19.32894in" svg:y="9.52612in" svg:width="0.48419in" svg:height="0.28209in">
          <draw:text-box>
            <text:p text:style-name="a431" text:class-names="" text:cond-style-name=""><text:span text:style-name="a430" text:class-names="">02</text:span></text:p>
          </draw:text-box>
          <svg:title/>
          <svg:desc/>
        </draw:frame>
      </draw:page>
      <draw:page draw:name="Slide3" draw:style-name="a445" draw:master-page-name="Master1-Layout7-blank-Blank" presentation:presentation-page-layout-name="Master1-PPL7" draw:id="Slide-258">
        <draw:g draw:name="Group 2" draw:id="id100">
          <svg:title/>
          <svg:desc/>
          <draw:custom-shape svg:x="19.12926in" svg:y="9.25024in" svg:width="1.04087in" svg:height="0.87476in" draw:id="id147" draw:style-name="a524" draw:name="Freeform 3">
            <svg:title/>
            <svg:desc/>
            <draw:enhanced-geometry xmlns:dr3d="urn:oasis:names:tc:opendocument:xmlns:dr3d:1.0" draw:type="non-primitive" svg:viewBox="0 0 967140 812800" draw:enhanced-path="M 81342 0 L 885798 0 C 907371 0 928061 8570 943315 23825 958570 39079 967140 59769 967140 81342 L 967140 731458 C 967140 776382 930722 812800 885798 812800 L 81342 812800 C 59769 812800 39079 804230 23825 788975 8570 773721 0 753031 0 731458 L 0 81342 C 0 59769 8570 39079 23825 23825 39079 8570 59769 0 8134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714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48" draw:style-name="a527" draw:name="TextBox 4" svg:x="19.12926in" svg:y="9.20923in" svg:width="1.04087in" svg:height="0.91577in">
            <draw:text-box>
              <text:p text:style-name="a526" text:class-names="" text:cond-style-name=""><text:span text:style-name="a525" text:class-names=""/></text:p>
            </draw:text-box>
            <svg:title/>
            <svg:desc/>
          </draw:frame>
        </draw:g>
        <draw:frame draw:id="id101" draw:style-name="a448" draw:name="TextBox 5" svg:x="19.32894in" svg:y="9.52612in" svg:width="0.48419in" svg:height="0.28209in">
          <draw:text-box>
            <text:p text:style-name="a447" text:class-names="" text:cond-style-name=""><text:span text:style-name="a446" text:class-names="">03</text:span></text:p>
          </draw:text-box>
          <svg:title/>
          <svg:desc/>
        </draw:frame>
        <draw:g draw:name="Group 6" draw:id="id102">
          <svg:title/>
          <svg:desc/>
          <draw:custom-shape svg:x="1.125in" svg:y="1.9412in" svg:width="10.73609in" svg:height="1.68541in" draw:id="id145" draw:style-name="a520" draw:name="Freeform 7">
            <svg:title/>
            <svg:desc/>
            <draw:enhanced-geometry xmlns:dr3d="urn:oasis:names:tc:opendocument:xmlns:dr3d:1.0" draw:type="non-primitive" svg:viewBox="0 0 1659308 260488" draw:enhanced-path="M 78862 0 L 1580446 0 C 1601361 0 1621420 8309 1636210 23098 1650999 37888 1659308 57946 1659308 78862 L 1659308 181626 C 1659308 225180 1624000 260488 1580446 260488 L 78862 260488 C 57946 260488 37888 252179 23098 237390 8309 222600 0 202541 0 181626 L 0 78862 C 0 57946 8309 37888 23098 23098 37888 8309 57946 0 7886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59308"/>
              <draw:equation draw:name="f7" draw:formula="?f4 / 260488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46" draw:style-name="a523" draw:name="TextBox 8" svg:x="1.125in" svg:y="1.69468in" svg:width="10.73609in" svg:height="1.93193in">
            <draw:text-box>
              <text:p text:style-name="a522" text:class-names="" text:cond-style-name=""><text:span text:style-name="a521" text:class-names=""/></text:p>
            </draw:text-box>
            <svg:title/>
            <svg:desc/>
          </draw:frame>
        </draw:g>
        <draw:custom-shape svg:x="10.33044in" svg:y="2.14828in" svg:width="1.35976in" svg:height="1.35806in" draw:id="id103" draw:style-name="a450" draw:name="Freeform 9">
          <svg:title/>
          <svg:desc/>
          <draw:enhanced-geometry xmlns:dr3d="urn:oasis:names:tc:opendocument:xmlns:dr3d:1.0" draw:type="non-primitive" svg:viewBox="0 0 1243362 1241808" draw:enhanced-path="M 0 0 L 1243363 0 1243363 1241808 0 1241808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3362"/>
            <draw:equation draw:name="f7" draw:formula="?f4 / 1241808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10" draw:id="id104">
          <svg:title/>
          <svg:desc/>
          <draw:custom-shape svg:x="10.29874in" svg:y="2.09393in" svg:width="1.33973in" svg:height="1.33973in" draw:id="id143" draw:style-name="a516" draw:name="Freeform 11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44" draw:style-name="a519" draw:name="TextBox 12" svg:x="10.42434in" svg:y="2.15673in" svg:width="1.08853in" svg:height="1.15133in">
            <draw:text-box>
              <text:p text:style-name="a518" text:class-names="" text:cond-style-name=""><text:span text:style-name="a517" text:class-names=""/></text:p>
            </draw:text-box>
            <svg:title/>
            <svg:desc/>
          </draw:frame>
        </draw:g>
        <draw:frame draw:id="id105" draw:style-name="a453" draw:name="TextBox 13" svg:x="2.2243in" svg:y="2.44836in" svg:width="7.27972in" svg:height="0.54791in">
          <draw:text-box>
            <text:p text:style-name="a452" text:class-names="" text:cond-style-name=""><text:span text:style-name="a451" text:class-names="">Nhu cầu quản lý công việc<text:s text:c="1"/></text:span></text:p>
          </draw:text-box>
          <svg:title/>
          <svg:desc/>
        </draw:frame>
        <draw:frame draw:id="id106" draw:style-name="a456" draw:name="TextBox 14" svg:x="10.4779in" svg:y="2.47112in" svg:width="0.98141in" svg:height="0.51254in">
          <draw:text-box>
            <text:p text:style-name="a455" text:class-names="" text:cond-style-name=""><text:span text:style-name="a454" text:class-names="">01</text:span></text:p>
          </draw:text-box>
          <svg:title/>
          <svg:desc/>
        </draw:frame>
        <draw:g draw:name="Group 15" draw:id="id107">
          <svg:title/>
          <svg:desc/>
          <draw:custom-shape svg:x="1.125in" svg:y="4.61203in" svg:width="10.73609in" svg:height="1.84494in" draw:id="id141" draw:style-name="a512" draw:name="Freeform 16">
            <svg:title/>
            <svg:desc/>
            <draw:enhanced-geometry xmlns:dr3d="urn:oasis:names:tc:opendocument:xmlns:dr3d:1.0" draw:type="non-primitive" svg:viewBox="0 0 1659308 285144" draw:enhanced-path="M 78862 0 L 1580446 0 C 1601361 0 1621420 8309 1636210 23098 1650999 37888 1659308 57946 1659308 78862 L 1659308 206282 C 1659308 227197 1650999 247256 1636210 262046 1621420 276835 1601361 285144 1580446 285144 L 78862 285144 C 35308 285144 0 249836 0 206282 L 0 78862 C 0 57946 8309 37888 23098 23098 37888 8309 57946 0 7886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59308"/>
              <draw:equation draw:name="f7" draw:formula="?f4 / 285144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42" draw:style-name="a515" draw:name="TextBox 17" svg:x="1.125in" svg:y="4.36551in" svg:width="10.73609in" svg:height="2.09146in">
            <draw:text-box>
              <text:p text:style-name="a514" text:class-names="" text:cond-style-name=""><text:span text:style-name="a513" text:class-names=""/></text:p>
            </draw:text-box>
            <svg:title/>
            <svg:desc/>
          </draw:frame>
        </draw:g>
        <draw:custom-shape svg:x="10.33044in" svg:y="4.86808in" svg:width="1.35976in" svg:height="1.35806in" draw:id="id108" draw:style-name="a458" draw:name="Freeform 18">
          <svg:title/>
          <svg:desc/>
          <draw:enhanced-geometry xmlns:dr3d="urn:oasis:names:tc:opendocument:xmlns:dr3d:1.0" draw:type="non-primitive" svg:viewBox="0 0 1243362 1241808" draw:enhanced-path="M 0 0 L 1243363 0 1243363 1241808 0 1241808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3362"/>
            <draw:equation draw:name="f7" draw:formula="?f4 / 1241808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19" draw:id="id109">
          <svg:title/>
          <svg:desc/>
          <draw:custom-shape svg:x="10.29874in" svg:y="4.81374in" svg:width="1.33973in" svg:height="1.33973in" draw:id="id139" draw:style-name="a508" draw:name="Freeform 20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40" draw:style-name="a511" draw:name="TextBox 21" svg:x="10.42434in" svg:y="4.87654in" svg:width="1.08853in" svg:height="1.15133in">
            <draw:text-box>
              <text:p text:style-name="a510" text:class-names="" text:cond-style-name=""><text:span text:style-name="a509" text:class-names=""/></text:p>
            </draw:text-box>
            <svg:title/>
            <svg:desc/>
          </draw:frame>
        </draw:g>
        <draw:frame draw:id="id110" draw:style-name="a461" draw:name="TextBox 22" svg:x="1.48899in" svg:y="4.89457in" svg:width="8.01504in" svg:height="1.11557in">
          <draw:text-box>
            <text:p text:style-name="a460" text:class-names="" text:cond-style-name=""><text:span text:style-name="a459" text:class-names="">Tổ chức thông tin, ghi nhớ và nhắc nhở các nhiệm vụ quan trọng.</text:span></text:p>
          </draw:text-box>
          <svg:title/>
          <svg:desc/>
        </draw:frame>
        <draw:frame draw:id="id111" draw:style-name="a464" draw:name="TextBox 23" svg:x="10.4779in" svg:y="5.19092in" svg:width="0.98141in" svg:height="0.51254in">
          <draw:text-box>
            <text:p text:style-name="a463" text:class-names="" text:cond-style-name=""><text:span text:style-name="a462" text:class-names="">02<text:s text:c="1"/></text:span></text:p>
          </draw:text-box>
          <svg:title/>
          <svg:desc/>
        </draw:frame>
        <draw:g draw:name="Group 24" draw:id="id112">
          <svg:title/>
          <svg:desc/>
          <draw:custom-shape svg:x="1.34834in" svg:y="7.3808in" svg:width="10.51274in" svg:height="1.68541in" draw:id="id137" draw:style-name="a504" draw:name="Freeform 25">
            <svg:title/>
            <svg:desc/>
            <draw:enhanced-geometry xmlns:dr3d="urn:oasis:names:tc:opendocument:xmlns:dr3d:1.0" draw:type="non-primitive" svg:viewBox="0 0 1624789 260488" draw:enhanced-path="M 80537 0 L 1544252 0 C 1565612 0 1586097 8485 1601200 23589 1616304 38692 1624789 59177 1624789 80537 L 1624789 179950 C 1624789 224430 1588731 260488 1544252 260488 L 80537 260488 C 36058 260488 0 224430 0 179950 L 0 80537 C 0 36058 36058 0 80537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24789"/>
              <draw:equation draw:name="f7" draw:formula="?f4 / 260488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38" draw:style-name="a507" draw:name="TextBox 26" svg:x="1.34834in" svg:y="7.13429in" svg:width="10.51274in" svg:height="1.93193in">
            <draw:text-box>
              <text:p text:style-name="a506" text:class-names="" text:cond-style-name=""><text:span text:style-name="a505" text:class-names=""/></text:p>
            </draw:text-box>
            <svg:title/>
            <svg:desc/>
          </draw:frame>
        </draw:g>
        <draw:custom-shape svg:x="10.33044in" svg:y="7.58789in" svg:width="1.35976in" svg:height="1.35806in" draw:id="id113" draw:style-name="a466" draw:name="Freeform 27">
          <svg:title/>
          <svg:desc/>
          <draw:enhanced-geometry xmlns:dr3d="urn:oasis:names:tc:opendocument:xmlns:dr3d:1.0" draw:type="non-primitive" svg:viewBox="0 0 1243362 1241808" draw:enhanced-path="M 0 0 L 1243363 0 1243363 1241808 0 1241808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3362"/>
            <draw:equation draw:name="f7" draw:formula="?f4 / 1241808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28" draw:id="id114">
          <svg:title/>
          <svg:desc/>
          <draw:custom-shape svg:x="10.29874in" svg:y="7.53354in" svg:width="1.33973in" svg:height="1.33973in" draw:id="id135" draw:style-name="a500" draw:name="Freeform 29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36" draw:style-name="a503" draw:name="TextBox 30" svg:x="10.42434in" svg:y="7.59634in" svg:width="1.08853in" svg:height="1.15133in">
            <draw:text-box>
              <text:p text:style-name="a502" text:class-names="" text:cond-style-name=""><text:span text:style-name="a501" text:class-names=""/></text:p>
            </draw:text-box>
            <svg:title/>
            <svg:desc/>
          </draw:frame>
        </draw:g>
        <draw:frame draw:id="id115" draw:style-name="a469" draw:name="TextBox 31" svg:x="1.73122in" svg:y="7.67788in" svg:width="8.01504in" svg:height="1.11557in">
          <draw:text-box>
            <text:p text:style-name="a468" text:class-names="" text:cond-style-name=""><text:span text:style-name="a467" text:class-names=""><text:s text:c="1"/>Theo dõi hiệu suất của từng cá nhân cũng là một nhiệm vụ phức tạp</text:span></text:p>
          </draw:text-box>
          <svg:title/>
          <svg:desc/>
        </draw:frame>
        <draw:frame draw:id="id116" draw:style-name="a472" draw:name="TextBox 32" svg:x="10.4779in" svg:y="7.91072in" svg:width="0.98141in" svg:height="0.51254in">
          <draw:text-box>
            <text:p text:style-name="a471" text:class-names="" text:cond-style-name=""><text:span text:style-name="a470" text:class-names="">03<text:s text:c="1"/></text:span></text:p>
          </draw:text-box>
          <svg:title/>
          <svg:desc/>
        </draw:frame>
        <draw:g draw:name="Group 33" draw:id="id117">
          <svg:title/>
          <svg:desc/>
          <draw:custom-shape svg:x="12.25427in" svg:y="2.63932in" svg:width="0.28916in" svg:height="0.28916in" draw:id="id133" draw:style-name="a496" draw:name="Freeform 34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34" draw:style-name="a499" draw:name="TextBox 35" svg:x="12.28137in" svg:y="2.65288in" svg:width="0.23495in" svg:height="0.2485in">
            <draw:text-box>
              <text:p text:style-name="a498" text:class-names="" text:cond-style-name=""><text:span text:style-name="a497" text:class-names=""/></text:p>
            </draw:text-box>
            <svg:title/>
            <svg:desc/>
          </draw:frame>
        </draw:g>
        <draw:g draw:name="Group 36" draw:id="id118">
          <svg:title/>
          <svg:desc/>
          <draw:custom-shape svg:x="12.25427in" svg:y="5.35913in" svg:width="0.28916in" svg:height="0.28916in" draw:id="id131" draw:style-name="a492" draw:name="Freeform 37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32" draw:style-name="a495" draw:name="TextBox 38" svg:x="12.28137in" svg:y="5.37268in" svg:width="0.23495in" svg:height="0.2485in">
            <draw:text-box>
              <text:p text:style-name="a494" text:class-names="" text:cond-style-name=""><text:span text:style-name="a493" text:class-names=""/></text:p>
            </draw:text-box>
            <svg:title/>
            <svg:desc/>
          </draw:frame>
        </draw:g>
        <draw:g draw:name="Group 39" draw:id="id119">
          <svg:title/>
          <svg:desc/>
          <draw:custom-shape svg:x="12.25427in" svg:y="8.07893in" svg:width="0.28916in" svg:height="0.28916in" draw:id="id129" draw:style-name="a488" draw:name="Freeform 40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30" draw:style-name="a491" draw:name="TextBox 41" svg:x="12.28137in" svg:y="8.09248in" svg:width="0.23495in" svg:height="0.2485in">
            <draw:text-box>
              <text:p text:style-name="a490" text:class-names="" text:cond-style-name=""><text:span text:style-name="a489" text:class-names=""/></text:p>
            </draw:text-box>
            <svg:title/>
            <svg:desc/>
          </draw:frame>
        </draw:g>
        <draw:g draw:name="Group 42" draw:id="id120">
          <svg:title/>
          <svg:desc/>
          <draw:custom-shape svg:x="14.06174in" svg:y="3.09124in" svg:width="5.06752in" svg:height="5.06752in" draw:id="id127" draw:style-name="a484" draw:name="Freeform 43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28" draw:style-name="a487" draw:name="TextBox 44" svg:x="14.53682in" svg:y="3.32878in" svg:width="4.11736in" svg:height="4.3549in">
            <draw:text-box>
              <text:p text:style-name="a486" text:class-names="" text:cond-style-name=""><text:span text:style-name="a485" text:class-names=""/></text:p>
            </draw:text-box>
            <svg:title/>
            <svg:desc/>
          </draw:frame>
        </draw:g>
        <draw:custom-shape svg:x="14.55215in" svg:y="3.65415in" svg:width="4.35385in" svg:height="4.34841in" draw:id="id121" draw:style-name="a474" draw:name="Freeform 45">
          <svg:title/>
          <svg:desc/>
          <draw:enhanced-geometry xmlns:dr3d="urn:oasis:names:tc:opendocument:xmlns:dr3d:1.0" draw:type="non-primitive" svg:viewBox="0 0 3981160 3976184" draw:enhanced-path="M 0 0 L 3981160 0 3981160 3976184 0 39761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81160"/>
            <draw:equation draw:name="f7" draw:formula="?f4 / 397618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46" draw:id="id122">
          <svg:title/>
          <svg:desc/>
          <draw:custom-shape svg:x="14.45064in" svg:y="3.48014in" svg:width="4.28973in" svg:height="4.28973in" draw:id="id125" draw:style-name="a480" draw:name="Freeform 47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26" draw:style-name="a483" draw:name="TextBox 48" svg:x="14.8528in" svg:y="3.68122in" svg:width="3.4854in" svg:height="3.68649in">
            <draw:text-box>
              <text:p text:style-name="a482" text:class-names="" text:cond-style-name=""><text:span text:style-name="a481" text:class-names=""/></text:p>
            </draw:text-box>
            <svg:title/>
            <svg:desc/>
          </draw:frame>
        </draw:g>
        <draw:custom-shape svg:x="16.17268in" svg:y="4.81374in" svg:width="0.84565in" svg:height="0.84565in" draw:id="id123" draw:style-name="a476" draw:name="Freeform 49">
          <svg:title/>
          <svg:desc/>
          <draw:enhanced-geometry xmlns:dr3d="urn:oasis:names:tc:opendocument:xmlns:dr3d:1.0" draw:type="non-primitive" svg:viewBox="0 0 773264 773264" draw:enhanced-path="M 0 0 L 773263 0 773263 773264 0 77326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3264"/>
            <draw:equation draw:name="f7" draw:formula="?f4 / 77326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24" draw:style-name="a479" draw:name="TextBox 50" svg:x="14.73723in" svg:y="5.89422in" svg:width="3.82071in" svg:height="0.64301in">
          <draw:text-box>
            <text:p text:style-name="a478" text:class-names="" text:cond-style-name=""><text:span text:style-name="a477" text:class-names="">Vấn đề <text:s text:c="1"/></text:span></text:p>
          </draw:text-box>
          <svg:title/>
          <svg:desc/>
        </draw:frame>
      </draw:page>
      <draw:page draw:name="Slide4" draw:style-name="a528" draw:master-page-name="Master1-Layout7-blank-Blank" presentation:presentation-page-layout-name="Master1-PPL7" draw:id="Slide-259">
        <draw:g draw:name="Group 2" draw:id="id149">
          <svg:title/>
          <svg:desc/>
          <draw:custom-shape svg:x="19.12926in" svg:y="9.25024in" svg:width="1.04087in" svg:height="0.87476in" draw:id="id196" draw:style-name="a607" draw:name="Freeform 3">
            <svg:title/>
            <svg:desc/>
            <draw:enhanced-geometry xmlns:dr3d="urn:oasis:names:tc:opendocument:xmlns:dr3d:1.0" draw:type="non-primitive" svg:viewBox="0 0 967140 812800" draw:enhanced-path="M 81342 0 L 885798 0 C 907371 0 928061 8570 943315 23825 958570 39079 967140 59769 967140 81342 L 967140 731458 C 967140 776382 930722 812800 885798 812800 L 81342 812800 C 59769 812800 39079 804230 23825 788975 8570 773721 0 753031 0 731458 L 0 81342 C 0 59769 8570 39079 23825 23825 39079 8570 59769 0 8134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714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97" draw:style-name="a610" draw:name="TextBox 4" svg:x="19.12926in" svg:y="9.20923in" svg:width="1.04087in" svg:height="0.91577in">
            <draw:text-box>
              <text:p text:style-name="a609" text:class-names="" text:cond-style-name=""><text:span text:style-name="a608" text:class-names=""/></text:p>
            </draw:text-box>
            <svg:title/>
            <svg:desc/>
          </draw:frame>
        </draw:g>
        <draw:frame draw:id="id150" draw:style-name="a531" draw:name="TextBox 5" svg:x="19.32894in" svg:y="9.52612in" svg:width="0.48419in" svg:height="0.28209in">
          <draw:text-box>
            <text:p text:style-name="a530" text:class-names="" text:cond-style-name=""><text:span text:style-name="a529" text:class-names="">04</text:span></text:p>
          </draw:text-box>
          <svg:title/>
          <svg:desc/>
        </draw:frame>
        <draw:g draw:name="Group 6" draw:id="id151">
          <svg:title/>
          <svg:desc/>
          <draw:custom-shape svg:x="8.59083in" svg:y="2.34148in" svg:width="9.30717in" svg:height="1.55342in" draw:id="id194" draw:style-name="a603" draw:name="Freeform 7">
            <svg:title/>
            <svg:desc/>
            <draw:enhanced-geometry xmlns:dr3d="urn:oasis:names:tc:opendocument:xmlns:dr3d:1.0" draw:type="non-primitive" svg:viewBox="0 0 1560683 260488" draw:enhanced-path="M 90969 0 L 1469714 0 C 1519955 0 1560683 40728 1560683 90969 L 1560683 169518 C 1560683 193645 1551099 216783 1534039 233843 1516979 250903 1493841 260488 1469714 260488 L 90969 260488 C 66843 260488 43704 250903 26644 233843 9584 216783 0 193645 0 169518 L 0 90969 C 0 66843 9584 43704 26644 26644 43704 9584 66843 0 90969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683"/>
              <draw:equation draw:name="f7" draw:formula="?f4 / 260488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95" draw:style-name="a606" draw:name="TextBox 8" svg:x="8.59083in" svg:y="2.11427in" svg:width="9.30717in" svg:height="1.78063in">
            <draw:text-box>
              <text:p text:style-name="a605" text:class-names="" text:cond-style-name=""><text:span text:style-name="a604" text:class-names=""/></text:p>
            </draw:text-box>
            <svg:title/>
            <svg:desc/>
          </draw:frame>
        </draw:g>
        <draw:custom-shape svg:x="8.80205in" svg:y="2.53234in" svg:width="1.25327in" svg:height="1.25171in" draw:id="id152" draw:style-name="a533" draw:name="Freeform 9">
          <svg:title/>
          <svg:desc/>
          <draw:enhanced-geometry xmlns:dr3d="urn:oasis:names:tc:opendocument:xmlns:dr3d:1.0" draw:type="non-primitive" svg:viewBox="0 0 1145992 1144560" draw:enhanced-path="M 0 0 L 1145992 0 1145992 1144559 0 11445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45992"/>
            <draw:equation draw:name="f7" draw:formula="?f4 / 1144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10" draw:id="id153">
          <svg:title/>
          <svg:desc/>
          <draw:custom-shape svg:x="8.77283in" svg:y="2.48225in" svg:width="1.23482in" svg:height="1.23482in" draw:id="id192" draw:style-name="a599" draw:name="Freeform 11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93" draw:style-name="a602" draw:name="TextBox 12" svg:x="8.8886in" svg:y="2.54013in" svg:width="1.00329in" svg:height="1.06117in">
            <draw:text-box>
              <text:p text:style-name="a601" text:class-names="" text:cond-style-name=""><text:span text:style-name="a600" text:class-names=""/></text:p>
            </draw:text-box>
            <svg:title/>
            <svg:desc/>
          </draw:frame>
        </draw:g>
        <draw:frame draw:id="id154" draw:style-name="a536" draw:name="TextBox 13" svg:x="10.54005in" svg:y="2.57915in" svg:width="6.32733in" svg:height="1.06435in">
          <draw:text-box>
            <text:p text:style-name="a535" text:class-names="" text:cond-style-name=""><text:span text:style-name="a534" text:class-names="">Appsmith - Tiết kiệm thời gian và chi phí phát triển</text:span></text:p>
          </draw:text-box>
          <svg:title/>
          <svg:desc/>
        </draw:frame>
        <draw:frame draw:id="id155" draw:style-name="a539" draw:name="TextBox 14" svg:x="8.93796in" svg:y="2.81377in" svg:width="0.90456in" svg:height="0.48853in">
          <draw:text-box>
            <text:p text:style-name="a538" text:class-names="" text:cond-style-name=""><text:span text:style-name="a537" text:class-names="">01<text:s text:c="1"/></text:span></text:p>
          </draw:text-box>
          <svg:title/>
          <svg:desc/>
        </draw:frame>
        <draw:g draw:name="Group 15" draw:id="id156">
          <svg:title/>
          <svg:desc/>
          <draw:custom-shape svg:x="8.59083in" svg:y="4.84829in" svg:width="9.30717in" svg:height="1.55342in" draw:id="id190" draw:style-name="a595" draw:name="Freeform 16">
            <svg:title/>
            <svg:desc/>
            <draw:enhanced-geometry xmlns:dr3d="urn:oasis:names:tc:opendocument:xmlns:dr3d:1.0" draw:type="non-primitive" svg:viewBox="0 0 1560683 260488" draw:enhanced-path="M 90969 0 L 1469714 0 C 1519955 0 1560683 40728 1560683 90969 L 1560683 169518 C 1560683 193645 1551099 216783 1534039 233843 1516979 250903 1493841 260488 1469714 260488 L 90969 260488 C 66843 260488 43704 250903 26644 233843 9584 216783 0 193645 0 169518 L 0 90969 C 0 66843 9584 43704 26644 26644 43704 9584 66843 0 90969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683"/>
              <draw:equation draw:name="f7" draw:formula="?f4 / 260488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91" draw:style-name="a598" draw:name="TextBox 17" svg:x="8.59083in" svg:y="4.62108in" svg:width="9.30717in" svg:height="1.78063in">
            <draw:text-box>
              <text:p text:style-name="a597" text:class-names="" text:cond-style-name=""><text:span text:style-name="a596" text:class-names=""/></text:p>
            </draw:text-box>
            <svg:title/>
            <svg:desc/>
          </draw:frame>
        </draw:g>
        <draw:custom-shape svg:x="8.80205in" svg:y="5.03915in" svg:width="1.25327in" svg:height="1.25171in" draw:id="id157" draw:style-name="a541" draw:name="Freeform 18">
          <svg:title/>
          <svg:desc/>
          <draw:enhanced-geometry xmlns:dr3d="urn:oasis:names:tc:opendocument:xmlns:dr3d:1.0" draw:type="non-primitive" svg:viewBox="0 0 1145992 1144560" draw:enhanced-path="M 0 0 L 1145992 0 1145992 1144560 0 114456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45992"/>
            <draw:equation draw:name="f7" draw:formula="?f4 / 1144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19" draw:id="id158">
          <svg:title/>
          <svg:desc/>
          <draw:custom-shape svg:x="8.77283in" svg:y="4.98906in" svg:width="1.23482in" svg:height="1.23482in" draw:id="id188" draw:style-name="a591" draw:name="Freeform 20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89" draw:style-name="a594" draw:name="TextBox 21" svg:x="8.8886in" svg:y="5.04694in" svg:width="1.00329in" svg:height="1.06117in">
            <draw:text-box>
              <text:p text:style-name="a593" text:class-names="" text:cond-style-name=""><text:span text:style-name="a592" text:class-names=""/></text:p>
            </draw:text-box>
            <svg:title/>
            <svg:desc/>
          </draw:frame>
        </draw:g>
        <draw:frame draw:id="id159" draw:style-name="a544" draw:name="TextBox 22" svg:x="8.93796in" svg:y="5.32058in" svg:width="0.90456in" svg:height="0.48853in">
          <draw:text-box>
            <text:p text:style-name="a543" text:class-names="" text:cond-style-name=""><text:span text:style-name="a542" text:class-names="">02<text:s text:c="1"/></text:span></text:p>
          </draw:text-box>
          <svg:title/>
          <svg:desc/>
        </draw:frame>
        <draw:g draw:name="Group 23" draw:id="id160">
          <svg:title/>
          <svg:desc/>
          <draw:custom-shape svg:x="8.59083in" svg:y="7.3551in" svg:width="9.30717in" svg:height="1.55342in" draw:id="id186" draw:style-name="a587" draw:name="Freeform 24">
            <svg:title/>
            <svg:desc/>
            <draw:enhanced-geometry xmlns:dr3d="urn:oasis:names:tc:opendocument:xmlns:dr3d:1.0" draw:type="non-primitive" svg:viewBox="0 0 1560683 260488" draw:enhanced-path="M 90969 0 L 1469714 0 C 1519955 0 1560683 40728 1560683 90969 L 1560683 169518 C 1560683 193645 1551099 216783 1534039 233843 1516979 250903 1493841 260488 1469714 260488 L 90969 260488 C 66843 260488 43704 250903 26644 233843 9584 216783 0 193645 0 169518 L 0 90969 C 0 66843 9584 43704 26644 26644 43704 9584 66843 0 90969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683"/>
              <draw:equation draw:name="f7" draw:formula="?f4 / 260488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87" draw:style-name="a590" draw:name="TextBox 25" svg:x="8.59083in" svg:y="7.12789in" svg:width="9.30717in" svg:height="1.78063in">
            <draw:text-box>
              <text:p text:style-name="a589" text:class-names="" text:cond-style-name=""><text:span text:style-name="a588" text:class-names=""/></text:p>
            </draw:text-box>
            <svg:title/>
            <svg:desc/>
          </draw:frame>
        </draw:g>
        <draw:custom-shape svg:x="8.80205in" svg:y="7.54596in" svg:width="1.25327in" svg:height="1.25171in" draw:id="id161" draw:style-name="a546" draw:name="Freeform 26">
          <svg:title/>
          <svg:desc/>
          <draw:enhanced-geometry xmlns:dr3d="urn:oasis:names:tc:opendocument:xmlns:dr3d:1.0" draw:type="non-primitive" svg:viewBox="0 0 1145992 1144560" draw:enhanced-path="M 0 0 L 1145992 0 1145992 1144560 0 114456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45992"/>
            <draw:equation draw:name="f7" draw:formula="?f4 / 1144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27" draw:id="id162">
          <svg:title/>
          <svg:desc/>
          <draw:custom-shape svg:x="8.77283in" svg:y="7.49587in" svg:width="1.23482in" svg:height="1.23482in" draw:id="id184" draw:style-name="a583" draw:name="Freeform 28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85" draw:style-name="a586" draw:name="TextBox 29" svg:x="8.8886in" svg:y="7.55375in" svg:width="1.00329in" svg:height="1.06117in">
            <draw:text-box>
              <text:p text:style-name="a585" text:class-names="" text:cond-style-name=""><text:span text:style-name="a584" text:class-names=""/></text:p>
            </draw:text-box>
            <svg:title/>
            <svg:desc/>
          </draw:frame>
        </draw:g>
        <draw:frame draw:id="id163" draw:style-name="a549" draw:name="TextBox 30" svg:x="10.62503in" svg:y="5.28906in" svg:width="7.82711in" svg:height="0.54115in">
          <draw:text-box>
            <text:p text:style-name="a548" text:class-names="" text:cond-style-name=""><text:span text:style-name="a547" text:class-names="">Hỗ trợ đa nền tảng<text:s text:c="1"/></text:span></text:p>
          </draw:text-box>
          <svg:title/>
          <svg:desc/>
        </draw:frame>
        <draw:frame draw:id="id164" draw:style-name="a552" draw:name="TextBox 31" svg:x="10.60178in" svg:y="7.85436in" svg:width="7.82711in" svg:height="0.54115in">
          <draw:text-box>
            <text:p text:style-name="a551" text:class-names="" text:cond-style-name=""><text:span text:style-name="a550" text:class-names="">Sử dụng Baserow để lưu trữ dữ liệu</text:span></text:p>
          </draw:text-box>
          <svg:title/>
          <svg:desc/>
        </draw:frame>
        <draw:frame draw:id="id165" draw:style-name="a555" draw:name="TextBox 32" svg:x="8.93796in" svg:y="7.82739in" svg:width="0.90456in" svg:height="0.48853in">
          <draw:text-box>
            <text:p text:style-name="a554" text:class-names="" text:cond-style-name=""><text:span text:style-name="a553" text:class-names="">03<text:s text:c="1"/></text:span></text:p>
          </draw:text-box>
          <svg:title/>
          <svg:desc/>
        </draw:frame>
        <draw:g draw:name="Group 33" draw:id="id166">
          <svg:title/>
          <svg:desc/>
          <draw:custom-shape svg:x="7.96192in" svg:y="2.98493in" svg:width="0.26652in" svg:height="0.26652in" draw:id="id182" draw:style-name="a579" draw:name="Freeform 34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83" draw:style-name="a582" draw:name="TextBox 35" svg:x="7.98691in" svg:y="2.99742in" svg:width="0.21655in" svg:height="0.22904in">
            <draw:text-box>
              <text:p text:style-name="a581" text:class-names="" text:cond-style-name=""><text:span text:style-name="a580" text:class-names=""/></text:p>
            </draw:text-box>
            <svg:title/>
            <svg:desc/>
          </draw:frame>
        </draw:g>
        <draw:g draw:name="Group 36" draw:id="id167">
          <svg:title/>
          <svg:desc/>
          <draw:custom-shape svg:x="7.96192in" svg:y="5.49174in" svg:width="0.26652in" svg:height="0.26652in" draw:id="id180" draw:style-name="a575" draw:name="Freeform 37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81" draw:style-name="a578" draw:name="TextBox 38" svg:x="7.98691in" svg:y="5.50423in" svg:width="0.21655in" svg:height="0.22904in">
            <draw:text-box>
              <text:p text:style-name="a577" text:class-names="" text:cond-style-name=""><text:span text:style-name="a576" text:class-names=""/></text:p>
            </draw:text-box>
            <svg:title/>
            <svg:desc/>
          </draw:frame>
        </draw:g>
        <draw:g draw:name="Group 39" draw:id="id168">
          <svg:title/>
          <svg:desc/>
          <draw:custom-shape svg:x="7.96192in" svg:y="7.99855in" svg:width="0.26652in" svg:height="0.26652in" draw:id="id178" draw:style-name="a571" draw:name="Freeform 40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79" draw:style-name="a574" draw:name="TextBox 41" svg:x="7.98691in" svg:y="8.01104in" svg:width="0.21655in" svg:height="0.22904in">
            <draw:text-box>
              <text:p text:style-name="a573" text:class-names="" text:cond-style-name=""><text:span text:style-name="a572" text:class-names=""/></text:p>
            </draw:text-box>
            <svg:title/>
            <svg:desc/>
          </draw:frame>
        </draw:g>
        <draw:g draw:name="Group 42" draw:id="id169">
          <svg:title/>
          <svg:desc/>
          <draw:custom-shape svg:x="1.59962in" svg:y="2.73886in" svg:width="5.06752in" svg:height="5.06752in" draw:id="id176" draw:style-name="a567" draw:name="Freeform 43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77" draw:style-name="a570" draw:name="TextBox 44" svg:x="2.07469in" svg:y="2.97641in" svg:width="4.11736in" svg:height="4.3549in">
            <draw:text-box>
              <text:p text:style-name="a569" text:class-names="" text:cond-style-name=""><text:span text:style-name="a568" text:class-names=""/></text:p>
            </draw:text-box>
            <svg:title/>
            <svg:desc/>
          </draw:frame>
        </draw:g>
        <draw:custom-shape svg:x="2.09002in" svg:y="3.30178in" svg:width="4.35385in" svg:height="4.34841in" draw:id="id170" draw:style-name="a557" draw:name="Freeform 45">
          <svg:title/>
          <svg:desc/>
          <draw:enhanced-geometry xmlns:dr3d="urn:oasis:names:tc:opendocument:xmlns:dr3d:1.0" draw:type="non-primitive" svg:viewBox="0 0 3981160 3976184" draw:enhanced-path="M 0 0 L 3981161 0 3981161 3976184 0 39761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81160"/>
            <draw:equation draw:name="f7" draw:formula="?f4 / 397618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46" draw:id="id171">
          <svg:title/>
          <svg:desc/>
          <draw:custom-shape svg:x="1.98851in" svg:y="3.12776in" svg:width="4.28973in" svg:height="4.28973in" draw:id="id174" draw:style-name="a563" draw:name="Freeform 47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75" draw:style-name="a566" draw:name="TextBox 48" svg:x="2.39067in" svg:y="3.32884in" svg:width="3.4854in" svg:height="3.68649in">
            <draw:text-box>
              <text:p text:style-name="a565" text:class-names="" text:cond-style-name=""><text:span text:style-name="a564" text:class-names=""/></text:p>
            </draw:text-box>
            <svg:title/>
            <svg:desc/>
          </draw:frame>
        </draw:g>
        <draw:custom-shape svg:x="3.71055in" svg:y="4.46136in" svg:width="0.84565in" svg:height="0.84565in" draw:id="id172" draw:style-name="a559" draw:name="Freeform 49">
          <svg:title/>
          <svg:desc/>
          <draw:enhanced-geometry xmlns:dr3d="urn:oasis:names:tc:opendocument:xmlns:dr3d:1.0" draw:type="non-primitive" svg:viewBox="0 0 773264 773264" draw:enhanced-path="M 0 0 L 773264 0 773264 773264 0 77326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3264"/>
            <draw:equation draw:name="f7" draw:formula="?f4 / 77326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73" draw:style-name="a562" draw:name="TextBox 50" svg:x="2.27511in" svg:y="5.56268in" svg:width="3.82071in" svg:height="0.53502in">
          <draw:text-box>
            <text:p text:style-name="a561" text:class-names="" text:cond-style-name=""><text:span text:style-name="a560" text:class-names="">Hướng tiếp cận</text:span></text:p>
          </draw:text-box>
          <svg:title/>
          <svg:desc/>
        </draw:frame>
      </draw:page>
      <draw:page draw:name="Slide5" draw:style-name="a611" draw:master-page-name="Master1-Layout7-blank-Blank" presentation:presentation-page-layout-name="Master1-PPL7" draw:id="Slide-260">
        <draw:g draw:name="Group 2" draw:id="id198">
          <svg:title/>
          <svg:desc/>
          <draw:custom-shape svg:x="12.23296in" svg:y="1.125in" svg:width="6.20423in" svg:height="1.39176in" draw:id="id274" draw:style-name="a735" draw:name="Freeform 3">
            <svg:title/>
            <svg:desc/>
            <draw:enhanced-geometry xmlns:dr3d="urn:oasis:names:tc:opendocument:xmlns:dr3d:1.0" draw:type="non-primitive" svg:viewBox="0 0 1161211 260488" draw:enhanced-path="M 130244 0 L 1030968 0 C 1065510 0 1098639 13722 1123064 38148 1147489 62573 1161211 95701 1161211 130244 L 1161211 130244 C 1161211 202175 1102899 260488 1030968 260488 L 130244 260488 C 95701 260488 62573 246766 38148 222340 13722 197915 0 164787 0 130244 L 0 130244 C 0 95701 13722 62573 38148 38148 62573 13722 95701 0 130244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1211"/>
              <draw:equation draw:name="f7" draw:formula="?f4 / 260488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75" draw:style-name="a738" draw:name="TextBox 4" svg:x="12.23296in" svg:y="0.92144in" svg:width="6.20424in" svg:height="1.59532in">
            <draw:text-box>
              <text:p text:style-name="a737" text:class-names="" text:cond-style-name=""><text:span text:style-name="a736" text:class-names=""/></text:p>
            </draw:text-box>
            <svg:title/>
            <svg:desc/>
          </draw:frame>
        </draw:g>
        <draw:g draw:name="Group 5" draw:id="id199">
          <svg:title/>
          <svg:desc/>
          <draw:custom-shape svg:x="12.23296in" svg:y="2.90797in" svg:width="6.20423in" svg:height="1.39176in" draw:id="id272" draw:style-name="a731" draw:name="Freeform 6">
            <svg:title/>
            <svg:desc/>
            <draw:enhanced-geometry xmlns:dr3d="urn:oasis:names:tc:opendocument:xmlns:dr3d:1.0" draw:type="non-primitive" svg:viewBox="0 0 1161211 260488" draw:enhanced-path="M 130244 0 L 1030968 0 C 1065510 0 1098639 13722 1123064 38148 1147489 62573 1161211 95701 1161211 130244 L 1161211 130244 C 1161211 202175 1102899 260488 1030968 260488 L 130244 260488 C 95701 260488 62573 246766 38148 222340 13722 197915 0 164787 0 130244 L 0 130244 C 0 95701 13722 62573 38148 38148 62573 13722 95701 0 130244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1211"/>
              <draw:equation draw:name="f7" draw:formula="?f4 / 260488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73" draw:style-name="a734" draw:name="TextBox 7" svg:x="12.23296in" svg:y="2.70441in" svg:width="6.20424in" svg:height="1.59532in">
            <draw:text-box>
              <text:p text:style-name="a733" text:class-names="" text:cond-style-name=""><text:span text:style-name="a732" text:class-names=""/></text:p>
            </draw:text-box>
            <svg:title/>
            <svg:desc/>
          </draw:frame>
        </draw:g>
        <draw:custom-shape svg:x="12.4222in" svg:y="1.296in" svg:width="1.12284in" svg:height="1.12144in" draw:id="id200" draw:style-name="a613" draw:name="Freeform 8">
          <svg:title/>
          <svg:desc/>
          <draw:enhanced-geometry xmlns:dr3d="urn:oasis:names:tc:opendocument:xmlns:dr3d:1.0" draw:type="non-primitive" svg:viewBox="0 0 1026728 1025445" draw:enhanced-path="M 0 0 L 1026729 0 1026729 1025445 0 102544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26728"/>
            <draw:equation draw:name="f7" draw:formula="?f4 / 102544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2.4222in" svg:y="3.07898in" svg:width="1.12284in" svg:height="1.12144in" draw:id="id201" draw:style-name="a615" draw:name="Freeform 9">
          <svg:title/>
          <svg:desc/>
          <draw:enhanced-geometry xmlns:dr3d="urn:oasis:names:tc:opendocument:xmlns:dr3d:1.0" draw:type="non-primitive" svg:viewBox="0 0 1026728 1025445" draw:enhanced-path="M 0 0 L 1026729 0 1026729 1025445 0 102544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26728"/>
            <draw:equation draw:name="f7" draw:formula="?f4 / 102544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10" draw:id="id202">
          <svg:title/>
          <svg:desc/>
          <draw:custom-shape svg:x="12.39602in" svg:y="1.25112in" svg:width="1.10631in" svg:height="1.10631in" draw:id="id270" draw:style-name="a727" draw:name="Freeform 11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71" draw:style-name="a730" draw:name="TextBox 12" svg:x="12.49974in" svg:y="1.30298in" svg:width="0.89887in" svg:height="0.95073in">
            <draw:text-box>
              <text:p text:style-name="a729" text:class-names="" text:cond-style-name=""><text:span text:style-name="a728" text:class-names=""/></text:p>
            </draw:text-box>
            <svg:title/>
            <svg:desc/>
          </draw:frame>
        </draw:g>
        <draw:g draw:name="Group 13" draw:id="id203">
          <svg:title/>
          <svg:desc/>
          <draw:custom-shape svg:x="12.39602in" svg:y="3.0341in" svg:width="1.10631in" svg:height="1.10631in" draw:id="id268" draw:style-name="a723" draw:name="Freeform 14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69" draw:style-name="a726" draw:name="TextBox 15" svg:x="12.49974in" svg:y="3.08596in" svg:width="0.89887in" svg:height="0.95073in">
            <draw:text-box>
              <text:p text:style-name="a725" text:class-names="" text:cond-style-name=""><text:span text:style-name="a724" text:class-names=""/></text:p>
            </draw:text-box>
            <svg:title/>
            <svg:desc/>
          </draw:frame>
        </draw:g>
        <draw:frame draw:id="id204" draw:style-name="a618" draw:name="TextBox 16" svg:x="14.05546in" svg:y="1.61464in" svg:width="4.22075in" svg:height="0.44251in">
          <draw:text-box>
            <text:p text:style-name="a617" text:class-names="" text:cond-style-name=""><text:span text:style-name="a616" text:class-names="">Quản lý công việc</text:span></text:p>
          </draw:text-box>
          <svg:title/>
          <svg:desc/>
        </draw:frame>
        <draw:frame draw:id="id205" draw:style-name="a621" draw:name="TextBox 17" svg:x="14.05546in" svg:y="3.39761in" svg:width="4.22075in" svg:height="0.44251in">
          <draw:text-box>
            <text:p text:style-name="a620" text:class-names="" text:cond-style-name=""><text:span text:style-name="a619" text:class-names="">Giao tiếp<text:s text:c="1"/></text:span></text:p>
          </draw:text-box>
          <svg:title/>
          <svg:desc/>
        </draw:frame>
        <draw:frame draw:id="id206" draw:style-name="a624" draw:name="TextBox 18" svg:x="12.54397in" svg:y="1.54989in" svg:width="0.81042in" svg:height="0.43594in">
          <draw:text-box>
            <text:p text:style-name="a623" text:class-names="" text:cond-style-name=""><text:span text:style-name="a622" text:class-names="">01<text:s text:c="1"/></text:span></text:p>
          </draw:text-box>
          <svg:title/>
          <svg:desc/>
        </draw:frame>
        <draw:frame draw:id="id207" draw:style-name="a627" draw:name="TextBox 19" svg:x="12.54397in" svg:y="3.33286in" svg:width="0.81042in" svg:height="0.43594in">
          <draw:text-box>
            <text:p text:style-name="a626" text:class-names="" text:cond-style-name=""><text:span text:style-name="a625" text:class-names="">02<text:s text:c="1"/></text:span></text:p>
          </draw:text-box>
          <svg:title/>
          <svg:desc/>
        </draw:frame>
        <draw:custom-shape svg:x="8.77605in" svg:y="1.82088in" svg:width="3.01284in" svg:height="0in" draw:id="id208" draw:style-name="a628" draw:name="AutoShape 2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77605in" svg:y="3.60385in" svg:width="3.01284in" svg:height="0in" draw:id="id209" draw:style-name="a629" draw:name="AutoShape 2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22" draw:id="id210">
          <svg:title/>
          <svg:desc/>
          <draw:custom-shape svg:x="11.6695in" svg:y="1.70149in" svg:width="0.23878in" svg:height="0.23878in" draw:id="id266" draw:style-name="a719" draw:name="Freeform 23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67" draw:style-name="a722" draw:name="TextBox 24" svg:x="11.69189in" svg:y="1.71268in" svg:width="0.19401in" svg:height="0.2052in">
            <draw:text-box>
              <text:p text:style-name="a721" text:class-names="" text:cond-style-name=""><text:span text:style-name="a720" text:class-names=""/></text:p>
            </draw:text-box>
            <svg:title/>
            <svg:desc/>
          </draw:frame>
        </draw:g>
        <draw:g draw:name="Group 25" draw:id="id211">
          <svg:title/>
          <svg:desc/>
          <draw:custom-shape svg:x="11.6695in" svg:y="3.48446in" svg:width="0.23878in" svg:height="0.23878in" draw:id="id264" draw:style-name="a715" draw:name="Freeform 26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65" draw:style-name="a718" draw:name="TextBox 27" svg:x="11.69189in" svg:y="3.49566in" svg:width="0.19401in" svg:height="0.2052in">
            <draw:text-box>
              <text:p text:style-name="a717" text:class-names="" text:cond-style-name=""><text:span text:style-name="a716" text:class-names=""/></text:p>
            </draw:text-box>
            <svg:title/>
            <svg:desc/>
          </draw:frame>
        </draw:g>
        <draw:g draw:name="Group 28" draw:id="id212">
          <svg:title/>
          <svg:desc/>
          <draw:custom-shape svg:x="-5.49901in" svg:y="-2.35044in" svg:width="15.95088in" svg:height="15.95088in" draw:id="id262" draw:style-name="a711" draw:name="Freeform 29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63" draw:style-name="a714" draw:name="TextBox 30" svg:x="-4.00362in" svg:y="-1.60274in" svg:width="12.96009in" svg:height="13.70779in">
            <draw:text-box>
              <text:p text:style-name="a713" text:class-names="" text:cond-style-name=""><text:span text:style-name="a712" text:class-names=""/></text:p>
            </draw:text-box>
            <svg:title/>
            <svg:desc/>
          </draw:frame>
        </draw:g>
        <draw:custom-shape svg:x="-3.95538in" svg:y="-0.57858in" svg:width="13.70447in" svg:height="13.68734in" draw:id="id213" draw:style-name="a631" draw:name="Freeform 31">
          <svg:title/>
          <svg:desc/>
          <draw:enhanced-geometry xmlns:dr3d="urn:oasis:names:tc:opendocument:xmlns:dr3d:1.0" draw:type="non-primitive" svg:viewBox="0 0 12531371 12515707" draw:enhanced-path="M 0 0 L 12531370 0 12531370 12515706 0 12515706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31371"/>
            <draw:equation draw:name="f7" draw:formula="?f4 / 1251570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32" draw:id="id214">
          <svg:title/>
          <svg:desc/>
          <draw:custom-shape svg:x="-4.27489in" svg:y="-1.12632in" svg:width="13.50264in" svg:height="13.50264in" draw:id="id260" draw:style-name="a707" draw:name="Freeform 33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61" draw:style-name="a710" draw:name="TextBox 34" svg:x="-3.00902in" svg:y="-0.49338in" svg:width="10.9709in" svg:height="11.60383in">
            <draw:text-box>
              <text:p text:style-name="a709" text:class-names="" text:cond-style-name=""><text:span text:style-name="a708" text:class-names=""/></text:p>
            </draw:text-box>
            <svg:title/>
            <svg:desc/>
          </draw:frame>
        </draw:g>
        <draw:g draw:name="Group 35" draw:id="id215">
          <svg:title/>
          <svg:desc/>
          <draw:custom-shape svg:x="19.12926in" svg:y="9.25024in" svg:width="1.04087in" svg:height="0.87476in" draw:id="id258" draw:style-name="a703" draw:name="Freeform 36">
            <svg:title/>
            <svg:desc/>
            <draw:enhanced-geometry xmlns:dr3d="urn:oasis:names:tc:opendocument:xmlns:dr3d:1.0" draw:type="non-primitive" svg:viewBox="0 0 967140 812800" draw:enhanced-path="M 81342 0 L 885798 0 C 907371 0 928061 8570 943315 23825 958570 39079 967140 59769 967140 81342 L 967140 731458 C 967140 776382 930722 812800 885798 812800 L 81342 812800 C 59769 812800 39079 804230 23825 788975 8570 773721 0 753031 0 731458 L 0 81342 C 0 59769 8570 39079 23825 23825 39079 8570 59769 0 8134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714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59" draw:style-name="a706" draw:name="TextBox 37" svg:x="19.12926in" svg:y="9.20923in" svg:width="1.04087in" svg:height="0.91577in">
            <draw:text-box>
              <text:p text:style-name="a705" text:class-names="" text:cond-style-name=""><text:span text:style-name="a704" text:class-names=""/></text:p>
            </draw:text-box>
            <svg:title/>
            <svg:desc/>
          </draw:frame>
        </draw:g>
        <draw:frame draw:id="id216" draw:style-name="a634" draw:name="TextBox 38" svg:x="19.32894in" svg:y="9.52612in" svg:width="0.48419in" svg:height="0.28209in">
          <draw:text-box>
            <text:p text:style-name="a633" text:class-names="" text:cond-style-name=""><text:span text:style-name="a632" text:class-names="">05<text:s text:c="1"/></text:span></text:p>
          </draw:text-box>
          <svg:title/>
          <svg:desc/>
        </draw:frame>
        <draw:custom-shape svg:x="3.21578in" svg:y="3.39308in" svg:width="1.24537in" svg:height="1.24537in" draw:id="id217" draw:style-name="a636" draw:name="Freeform 39">
          <svg:title/>
          <svg:desc/>
          <draw:enhanced-geometry xmlns:dr3d="urn:oasis:names:tc:opendocument:xmlns:dr3d:1.0" draw:type="non-primitive" svg:viewBox="0 0 1138768 1138768" draw:enhanced-path="M 0 0 L 1138768 0 1138768 1138768 0 1138768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8768"/>
            <draw:equation draw:name="f7" draw:formula="?f4 / 1138768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18" draw:style-name="a639" draw:name="TextBox 40" svg:x="1.03187in" svg:y="5.30574in" svg:width="6.85856in" svg:height="1.73789in">
          <draw:text-box>
            <text:p text:style-name="a638" text:class-names="" text:cond-style-name=""><text:span text:style-name="a637" text:class-names="">Phát triển ứng dụng hướng thành phần<text:s text:c="1"/></text:span></text:p>
          </draw:text-box>
          <svg:title/>
          <svg:desc/>
        </draw:frame>
        <draw:g draw:name="Group 41" draw:id="id219">
          <svg:title/>
          <svg:desc/>
          <draw:custom-shape svg:x="12.23296in" svg:y="4.69557in" svg:width="6.20423in" svg:height="1.39176in" draw:id="id256" draw:style-name="a699" draw:name="Freeform 42">
            <svg:title/>
            <svg:desc/>
            <draw:enhanced-geometry xmlns:dr3d="urn:oasis:names:tc:opendocument:xmlns:dr3d:1.0" draw:type="non-primitive" svg:viewBox="0 0 1161211 260488" draw:enhanced-path="M 130244 0 L 1030968 0 C 1065510 0 1098639 13722 1123064 38148 1147489 62573 1161211 95701 1161211 130244 L 1161211 130244 C 1161211 202175 1102899 260488 1030968 260488 L 130244 260488 C 95701 260488 62573 246766 38148 222340 13722 197915 0 164787 0 130244 L 0 130244 C 0 95701 13722 62573 38148 38148 62573 13722 95701 0 130244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1211"/>
              <draw:equation draw:name="f7" draw:formula="?f4 / 260488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57" draw:style-name="a702" draw:name="TextBox 43" svg:x="12.23296in" svg:y="4.492in" svg:width="6.20424in" svg:height="1.59532in">
            <draw:text-box>
              <text:p text:style-name="a701" text:class-names="" text:cond-style-name=""><text:span text:style-name="a700" text:class-names=""/></text:p>
            </draw:text-box>
            <svg:title/>
            <svg:desc/>
          </draw:frame>
        </draw:g>
        <draw:custom-shape svg:x="12.4222in" svg:y="4.86657in" svg:width="1.12284in" svg:height="1.12144in" draw:id="id220" draw:style-name="a641" draw:name="Freeform 44">
          <svg:title/>
          <svg:desc/>
          <draw:enhanced-geometry xmlns:dr3d="urn:oasis:names:tc:opendocument:xmlns:dr3d:1.0" draw:type="non-primitive" svg:viewBox="0 0 1026728 1025445" draw:enhanced-path="M 0 0 L 1026729 0 1026729 1025445 0 102544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26728"/>
            <draw:equation draw:name="f7" draw:formula="?f4 / 102544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45" draw:id="id221">
          <svg:title/>
          <svg:desc/>
          <draw:custom-shape svg:x="12.39602in" svg:y="4.82169in" svg:width="1.10631in" svg:height="1.10631in" draw:id="id254" draw:style-name="a695" draw:name="Freeform 46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55" draw:style-name="a698" draw:name="TextBox 47" svg:x="12.49974in" svg:y="4.87355in" svg:width="0.89887in" svg:height="0.95073in">
            <draw:text-box>
              <text:p text:style-name="a697" text:class-names="" text:cond-style-name=""><text:span text:style-name="a696" text:class-names=""/></text:p>
            </draw:text-box>
            <svg:title/>
            <svg:desc/>
          </draw:frame>
        </draw:g>
        <draw:frame draw:id="id222" draw:style-name="a644" draw:name="TextBox 48" svg:x="14.05546in" svg:y="5.1852in" svg:width="4.22075in" svg:height="0.44251in">
          <draw:text-box>
            <text:p text:style-name="a643" text:class-names="" text:cond-style-name=""><text:span text:style-name="a642" text:class-names="">Theo dõi tiến độ<text:s text:c="1"/></text:span></text:p>
          </draw:text-box>
          <svg:title/>
          <svg:desc/>
        </draw:frame>
        <draw:frame draw:id="id223" draw:style-name="a647" draw:name="TextBox 49" svg:x="12.54397in" svg:y="5.12045in" svg:width="0.81042in" svg:height="0.43594in">
          <draw:text-box>
            <text:p text:style-name="a646" text:class-names="" text:cond-style-name=""><text:span text:style-name="a645" text:class-names="">03<text:s text:c="1"/></text:span></text:p>
          </draw:text-box>
          <svg:title/>
          <svg:desc/>
        </draw:frame>
        <draw:custom-shape svg:x="8.77605in" svg:y="5.39145in" svg:width="3.01284in" svg:height="0in" draw:id="id224" draw:style-name="a648" draw:name="AutoShape 5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51" draw:id="id225">
          <svg:title/>
          <svg:desc/>
          <draw:custom-shape svg:x="11.6695in" svg:y="5.27205in" svg:width="0.23878in" svg:height="0.23878in" draw:id="id252" draw:style-name="a691" draw:name="Freeform 52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53" draw:style-name="a694" draw:name="TextBox 53" svg:x="11.69189in" svg:y="5.28325in" svg:width="0.19401in" svg:height="0.2052in">
            <draw:text-box>
              <text:p text:style-name="a693" text:class-names="" text:cond-style-name=""><text:span text:style-name="a692" text:class-names=""/></text:p>
            </draw:text-box>
            <svg:title/>
            <svg:desc/>
          </draw:frame>
        </draw:g>
        <draw:g draw:name="Group 54" draw:id="id226">
          <svg:title/>
          <svg:desc/>
          <draw:custom-shape svg:x="12.23296in" svg:y="6.48316in" svg:width="6.20423in" svg:height="1.39176in" draw:id="id250" draw:style-name="a687" draw:name="Freeform 55">
            <svg:title/>
            <svg:desc/>
            <draw:enhanced-geometry xmlns:dr3d="urn:oasis:names:tc:opendocument:xmlns:dr3d:1.0" draw:type="non-primitive" svg:viewBox="0 0 1161211 260488" draw:enhanced-path="M 130244 0 L 1030968 0 C 1065510 0 1098639 13722 1123064 38148 1147489 62573 1161211 95701 1161211 130244 L 1161211 130244 C 1161211 202175 1102899 260488 1030968 260488 L 130244 260488 C 95701 260488 62573 246766 38148 222340 13722 197915 0 164787 0 130244 L 0 130244 C 0 95701 13722 62573 38148 38148 62573 13722 95701 0 130244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1211"/>
              <draw:equation draw:name="f7" draw:formula="?f4 / 260488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51" draw:style-name="a690" draw:name="TextBox 56" svg:x="12.23296in" svg:y="6.27959in" svg:width="6.20424in" svg:height="1.59532in">
            <draw:text-box>
              <text:p text:style-name="a689" text:class-names="" text:cond-style-name=""><text:span text:style-name="a688" text:class-names=""/></text:p>
            </draw:text-box>
            <svg:title/>
            <svg:desc/>
          </draw:frame>
        </draw:g>
        <draw:custom-shape svg:x="12.4222in" svg:y="6.65416in" svg:width="1.12284in" svg:height="1.12144in" draw:id="id227" draw:style-name="a650" draw:name="Freeform 57">
          <svg:title/>
          <svg:desc/>
          <draw:enhanced-geometry xmlns:dr3d="urn:oasis:names:tc:opendocument:xmlns:dr3d:1.0" draw:type="non-primitive" svg:viewBox="0 0 1026728 1025445" draw:enhanced-path="M 0 0 L 1026729 0 1026729 1025445 0 102544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26728"/>
            <draw:equation draw:name="f7" draw:formula="?f4 / 102544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58" draw:id="id228">
          <svg:title/>
          <svg:desc/>
          <draw:custom-shape svg:x="12.39602in" svg:y="6.60928in" svg:width="1.10631in" svg:height="1.10631in" draw:id="id248" draw:style-name="a683" draw:name="Freeform 59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49" draw:style-name="a686" draw:name="TextBox 60" svg:x="12.49974in" svg:y="6.66114in" svg:width="0.89887in" svg:height="0.95073in">
            <draw:text-box>
              <text:p text:style-name="a685" text:class-names="" text:cond-style-name=""><text:span text:style-name="a684" text:class-names=""/></text:p>
            </draw:text-box>
            <svg:title/>
            <svg:desc/>
          </draw:frame>
        </draw:g>
        <draw:frame draw:id="id229" draw:style-name="a653" draw:name="TextBox 61" svg:x="14.05546in" svg:y="6.97279in" svg:width="4.22075in" svg:height="0.44251in">
          <draw:text-box>
            <text:p text:style-name="a652" text:class-names="" text:cond-style-name=""><text:span text:style-name="a651" text:class-names="">Quản lý tài liệu<text:s text:c="1"/></text:span></text:p>
          </draw:text-box>
          <svg:title/>
          <svg:desc/>
        </draw:frame>
        <draw:frame draw:id="id230" draw:style-name="a656" draw:name="TextBox 62" svg:x="12.54397in" svg:y="6.90804in" svg:width="0.81042in" svg:height="0.43594in">
          <draw:text-box>
            <text:p text:style-name="a655" text:class-names="" text:cond-style-name=""><text:span text:style-name="a654" text:class-names="">04<text:s text:c="1"/></text:span></text:p>
          </draw:text-box>
          <svg:title/>
          <svg:desc/>
        </draw:frame>
        <draw:custom-shape svg:x="8.77605in" svg:y="7.17904in" svg:width="3.01284in" svg:height="0in" draw:id="id231" draw:style-name="a657" draw:name="AutoShape 6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64" draw:id="id232">
          <svg:title/>
          <svg:desc/>
          <draw:custom-shape svg:x="11.6695in" svg:y="7.05965in" svg:width="0.23878in" svg:height="0.23878in" draw:id="id246" draw:style-name="a679" draw:name="Freeform 65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47" draw:style-name="a682" draw:name="TextBox 66" svg:x="11.69189in" svg:y="7.07084in" svg:width="0.19401in" svg:height="0.2052in">
            <draw:text-box>
              <text:p text:style-name="a681" text:class-names="" text:cond-style-name=""><text:span text:style-name="a680" text:class-names=""/></text:p>
            </draw:text-box>
            <svg:title/>
            <svg:desc/>
          </draw:frame>
        </draw:g>
        <draw:g draw:name="Group 67" draw:id="id233">
          <svg:title/>
          <svg:desc/>
          <draw:custom-shape svg:x="12.23296in" svg:y="8.37492in" svg:width="6.20423in" svg:height="1.39176in" draw:id="id244" draw:style-name="a675" draw:name="Freeform 68">
            <svg:title/>
            <svg:desc/>
            <draw:enhanced-geometry xmlns:dr3d="urn:oasis:names:tc:opendocument:xmlns:dr3d:1.0" draw:type="non-primitive" svg:viewBox="0 0 1161211 260488" draw:enhanced-path="M 130244 0 L 1030968 0 C 1065510 0 1098639 13722 1123064 38148 1147489 62573 1161211 95701 1161211 130244 L 1161211 130244 C 1161211 202175 1102899 260488 1030968 260488 L 130244 260488 C 95701 260488 62573 246766 38148 222340 13722 197915 0 164787 0 130244 L 0 130244 C 0 95701 13722 62573 38148 38148 62573 13722 95701 0 130244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1211"/>
              <draw:equation draw:name="f7" draw:formula="?f4 / 260488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45" draw:style-name="a678" draw:name="TextBox 69" svg:x="12.23296in" svg:y="8.17135in" svg:width="6.20424in" svg:height="1.59532in">
            <draw:text-box>
              <text:p text:style-name="a677" text:class-names="" text:cond-style-name=""><text:span text:style-name="a676" text:class-names=""/></text:p>
            </draw:text-box>
            <svg:title/>
            <svg:desc/>
          </draw:frame>
        </draw:g>
        <draw:custom-shape svg:x="12.4222in" svg:y="8.54592in" svg:width="1.12284in" svg:height="1.12144in" draw:id="id234" draw:style-name="a659" draw:name="Freeform 70">
          <svg:title/>
          <svg:desc/>
          <draw:enhanced-geometry xmlns:dr3d="urn:oasis:names:tc:opendocument:xmlns:dr3d:1.0" draw:type="non-primitive" svg:viewBox="0 0 1026728 1025445" draw:enhanced-path="M 0 0 L 1026729 0 1026729 1025445 0 102544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26728"/>
            <draw:equation draw:name="f7" draw:formula="?f4 / 102544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71" draw:id="id235">
          <svg:title/>
          <svg:desc/>
          <draw:custom-shape svg:x="12.39602in" svg:y="8.50104in" svg:width="1.10631in" svg:height="1.10631in" draw:id="id242" draw:style-name="a671" draw:name="Freeform 72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43" draw:style-name="a674" draw:name="TextBox 73" svg:x="12.49974in" svg:y="8.5529in" svg:width="0.89887in" svg:height="0.95073in">
            <draw:text-box>
              <text:p text:style-name="a673" text:class-names="" text:cond-style-name=""><text:span text:style-name="a672" text:class-names=""/></text:p>
            </draw:text-box>
            <svg:title/>
            <svg:desc/>
          </draw:frame>
        </draw:g>
        <draw:frame draw:id="id236" draw:style-name="a662" draw:name="TextBox 74" svg:x="14.05546in" svg:y="8.86455in" svg:width="4.22075in" svg:height="0.44251in">
          <draw:text-box>
            <text:p text:style-name="a661" text:class-names="" text:cond-style-name=""><text:span text:style-name="a660" text:class-names="">Báo cáo thống kê</text:span></text:p>
          </draw:text-box>
          <svg:title/>
          <svg:desc/>
        </draw:frame>
        <draw:frame draw:id="id237" draw:style-name="a665" draw:name="TextBox 75" svg:x="12.54397in" svg:y="8.7998in" svg:width="0.81042in" svg:height="0.43594in">
          <draw:text-box>
            <text:p text:style-name="a664" text:class-names="" text:cond-style-name=""><text:span text:style-name="a663" text:class-names="">05<text:s text:c="1"/></text:span></text:p>
          </draw:text-box>
          <svg:title/>
          <svg:desc/>
        </draw:frame>
        <draw:custom-shape svg:x="8.77605in" svg:y="9.0708in" svg:width="3.01284in" svg:height="0in" draw:id="id238" draw:style-name="a666" draw:name="AutoShape 7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77" draw:id="id239">
          <svg:title/>
          <svg:desc/>
          <draw:custom-shape svg:x="11.6695in" svg:y="8.95141in" svg:width="0.23878in" svg:height="0.23878in" draw:id="id240" draw:style-name="a667" draw:name="Freeform 78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41" draw:style-name="a670" draw:name="TextBox 79" svg:x="11.69189in" svg:y="8.9626in" svg:width="0.19401in" svg:height="0.2052in">
            <draw:text-box>
              <text:p text:style-name="a669" text:class-names="" text:cond-style-name=""><text:span text:style-name="a668" text:class-names=""/></text:p>
            </draw:text-box>
            <svg:title/>
            <svg:desc/>
          </draw:frame>
        </draw:g>
      </draw:page>
      <draw:page draw:name="Slide6" draw:style-name="a739" draw:master-page-name="Master1-Layout7-blank-Blank" presentation:presentation-page-layout-name="Master1-PPL7" draw:id="Slide-261">
        <draw:g draw:name="Group 2" draw:id="id276">
          <svg:title/>
          <svg:desc/>
          <draw:custom-shape svg:x="19.12926in" svg:y="9.25024in" svg:width="1.04087in" svg:height="0.87476in" draw:id="id281" draw:style-name="a751" draw:name="Freeform 3">
            <svg:title/>
            <svg:desc/>
            <draw:enhanced-geometry xmlns:dr3d="urn:oasis:names:tc:opendocument:xmlns:dr3d:1.0" draw:type="non-primitive" svg:viewBox="0 0 967140 812800" draw:enhanced-path="M 81342 0 L 885798 0 C 907371 0 928061 8570 943315 23825 958570 39079 967140 59769 967140 81342 L 967140 731458 C 967140 776382 930722 812800 885798 812800 L 81342 812800 C 59769 812800 39079 804230 23825 788975 8570 773721 0 753031 0 731458 L 0 81342 C 0 59769 8570 39079 23825 23825 39079 8570 59769 0 8134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714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82" draw:style-name="a754" draw:name="TextBox 4" svg:x="19.12926in" svg:y="9.20923in" svg:width="1.04087in" svg:height="0.91577in">
            <draw:text-box>
              <text:p text:style-name="a753" text:class-names="" text:cond-style-name=""><text:span text:style-name="a752" text:class-names=""/></text:p>
            </draw:text-box>
            <svg:title/>
            <svg:desc/>
          </draw:frame>
        </draw:g>
        <draw:custom-shape svg:x="3.8204in" svg:y="3.17295in" svg:width="12.35921in" svg:height="6.95205in" draw:id="id277" draw:style-name="a741" draw:name="Freeform 5">
          <svg:title/>
          <svg:desc/>
          <draw:enhanced-geometry xmlns:dr3d="urn:oasis:names:tc:opendocument:xmlns:dr3d:1.0" draw:type="non-primitive" svg:viewBox="0 0 11301259 6356958" draw:enhanced-path="M 0 0 L 11301258 0 11301258 6356958 0 6356958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1259"/>
            <draw:equation draw:name="f7" draw:formula="?f4 / 6356958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78" draw:style-name="a744" draw:name="TextBox 6" svg:x="19.32894in" svg:y="9.52612in" svg:width="0.48419in" svg:height="0.28209in">
          <draw:text-box>
            <text:p text:style-name="a743" text:class-names="" text:cond-style-name=""><text:span text:style-name="a742" text:class-names="">06<text:s text:c="1"/></text:span></text:p>
          </draw:text-box>
          <svg:title/>
          <svg:desc/>
        </draw:frame>
        <draw:frame draw:id="id279" draw:style-name="a747" draw:name="TextBox 7" svg:x="1.99974in" svg:y="1.86293in" svg:width="8.00026in" svg:height="0.85248in">
          <draw:text-box>
            <text:p text:style-name="a746" text:class-names="" text:cond-style-name=""><text:span text:style-name="a745" text:class-names="">2.1 Cấu trúc hệ thống<text:s text:c="1"/></text:span></text:p>
          </draw:text-box>
          <svg:title/>
          <svg:desc/>
        </draw:frame>
        <draw:frame draw:id="id280" draw:style-name="a750" draw:name="TextBox 8" svg:x="1.99974in" svg:y="8.14179in" svg:width="1.81705in" svg:height="0.24104in">
          <draw:text-box>
            <text:p text:style-name="a749" text:class-names="" text:cond-style-name=""><text:span text:style-name="a748" text:class-names="">Learn More</text:span></text:p>
          </draw:text-box>
          <svg:title/>
          <svg:desc/>
        </draw:frame>
      </draw:page>
      <draw:page draw:name="Slide7" draw:style-name="a755" draw:master-page-name="Master1-Layout7-blank-Blank" presentation:presentation-page-layout-name="Master1-PPL7" draw:id="Slide-262">
        <draw:g draw:name="Group 2" draw:id="id283">
          <svg:title/>
          <svg:desc/>
          <draw:custom-shape svg:x="19.12926in" svg:y="9.25024in" svg:width="1.04087in" svg:height="0.87476in" draw:id="id362" draw:style-name="a886" draw:name="Freeform 3">
            <svg:title/>
            <svg:desc/>
            <draw:enhanced-geometry xmlns:dr3d="urn:oasis:names:tc:opendocument:xmlns:dr3d:1.0" draw:type="non-primitive" svg:viewBox="0 0 967140 812800" draw:enhanced-path="M 81342 0 L 885798 0 C 907371 0 928061 8570 943315 23825 958570 39079 967140 59769 967140 81342 L 967140 731458 C 967140 776382 930722 812800 885798 812800 L 81342 812800 C 59769 812800 39079 804230 23825 788975 8570 773721 0 753031 0 731458 L 0 81342 C 0 59769 8570 39079 23825 23825 39079 8570 59769 0 8134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714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63" draw:style-name="a889" draw:name="TextBox 4" svg:x="19.12926in" svg:y="9.20923in" svg:width="1.04087in" svg:height="0.91577in">
            <draw:text-box>
              <text:p text:style-name="a888" text:class-names="" text:cond-style-name=""><text:span text:style-name="a887" text:class-names=""/></text:p>
            </draw:text-box>
            <svg:title/>
            <svg:desc/>
          </draw:frame>
        </draw:g>
        <draw:frame draw:id="id284" draw:style-name="a758" draw:name="TextBox 5" svg:x="19.32894in" svg:y="9.52612in" svg:width="0.48419in" svg:height="0.28209in">
          <draw:text-box>
            <text:p text:style-name="a757" text:class-names="" text:cond-style-name=""><text:span text:style-name="a756" text:class-names="">07 <text:s text:c="1"/></text:span></text:p>
          </draw:text-box>
          <svg:title/>
          <svg:desc/>
        </draw:frame>
        <draw:g draw:name="Group 6" draw:id="id285">
          <svg:title/>
          <svg:desc/>
          <draw:custom-shape svg:x="1.31811in" svg:y="3.66477in" svg:width="6.73141in" svg:height="1.39176in" draw:id="id360" draw:style-name="a882" draw:name="Freeform 7">
            <svg:title/>
            <svg:desc/>
            <draw:enhanced-geometry xmlns:dr3d="urn:oasis:names:tc:opendocument:xmlns:dr3d:1.0" draw:type="non-primitive" svg:viewBox="0 0 1259879 260488" draw:enhanced-path="M 125779 0 L 1134101 0 C 1203566 0 1259879 56313 1259879 125779 L 1259879 134709 C 1259879 168068 1246627 200060 1223039 223648 1199451 247236 1167459 260488 1134101 260488 L 125779 260488 C 56313 260488 0 204175 0 134709 L 0 125779 C 0 56313 56313 0 125779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59879"/>
              <draw:equation draw:name="f7" draw:formula="?f4 / 260488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61" draw:style-name="a885" draw:name="TextBox 8" svg:x="1.31811in" svg:y="3.46121in" svg:width="6.73141in" svg:height="1.59532in">
            <draw:text-box>
              <text:p text:style-name="a884" text:class-names="" text:cond-style-name=""><text:span text:style-name="a883" text:class-names=""/></text:p>
            </draw:text-box>
            <svg:title/>
            <svg:desc/>
          </draw:frame>
        </draw:g>
        <draw:custom-shape svg:x="6.78555in" svg:y="3.83577in" svg:width="1.12284in" svg:height="1.12144in" draw:id="id286" draw:style-name="a760" draw:name="Freeform 9">
          <svg:title/>
          <svg:desc/>
          <draw:enhanced-geometry xmlns:dr3d="urn:oasis:names:tc:opendocument:xmlns:dr3d:1.0" draw:type="non-primitive" svg:viewBox="0 0 1026728 1025445" draw:enhanced-path="M 0 0 L 1026728 0 1026728 1025445 0 102544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26728"/>
            <draw:equation draw:name="f7" draw:formula="?f4 / 102544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10" draw:id="id287">
          <svg:title/>
          <svg:desc/>
          <draw:custom-shape svg:x="6.75937in" svg:y="3.7909in" svg:width="1.10631in" svg:height="1.10631in" draw:id="id358" draw:style-name="a878" draw:name="Freeform 11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59" draw:style-name="a881" draw:name="TextBox 12" svg:x="6.86309in" svg:y="3.84275in" svg:width="0.89887in" svg:height="0.95073in">
            <draw:text-box>
              <text:p text:style-name="a880" text:class-names="" text:cond-style-name=""><text:span text:style-name="a879" text:class-names=""/></text:p>
            </draw:text-box>
            <svg:title/>
            <svg:desc/>
          </draw:frame>
        </draw:g>
        <draw:frame draw:id="id288" draw:style-name="a763" draw:name="TextBox 13" svg:x="2.63545in" svg:y="4.11857in" svg:width="3.77186in" svg:height="0.44251in">
          <draw:text-box>
            <text:p text:style-name="a762" text:class-names="" text:cond-style-name=""><text:span text:style-name="a761" text:class-names="">Báo cáo thống kê</text:span></text:p>
          </draw:text-box>
          <svg:title/>
          <svg:desc/>
        </draw:frame>
        <draw:frame draw:id="id289" draw:style-name="a766" draw:name="TextBox 14" svg:x="6.90732in" svg:y="4.08966in" svg:width="0.81042in" svg:height="0.43594in">
          <draw:text-box>
            <text:p text:style-name="a765" text:class-names="" text:cond-style-name=""><text:span text:style-name="a764" text:class-names="">01<text:s text:c="1"/></text:span></text:p>
          </draw:text-box>
          <svg:title/>
          <svg:desc/>
        </draw:frame>
        <draw:g draw:name="Group 15" draw:id="id290">
          <svg:title/>
          <svg:desc/>
          <draw:custom-shape svg:x="1.31811in" svg:y="5.9107in" svg:width="6.73141in" svg:height="1.39176in" draw:id="id356" draw:style-name="a874" draw:name="Freeform 16">
            <svg:title/>
            <svg:desc/>
            <draw:enhanced-geometry xmlns:dr3d="urn:oasis:names:tc:opendocument:xmlns:dr3d:1.0" draw:type="non-primitive" svg:viewBox="0 0 1259879 260488" draw:enhanced-path="M 125779 0 L 1134101 0 C 1203566 0 1259879 56313 1259879 125779 L 1259879 134709 C 1259879 168068 1246627 200060 1223039 223648 1199451 247236 1167459 260488 1134101 260488 L 125779 260488 C 56313 260488 0 204175 0 134709 L 0 125779 C 0 56313 56313 0 125779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59879"/>
              <draw:equation draw:name="f7" draw:formula="?f4 / 260488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57" draw:style-name="a877" draw:name="TextBox 17" svg:x="1.31811in" svg:y="5.70713in" svg:width="6.73141in" svg:height="1.59532in">
            <draw:text-box>
              <text:p text:style-name="a876" text:class-names="" text:cond-style-name=""><text:span text:style-name="a875" text:class-names=""/></text:p>
            </draw:text-box>
            <svg:title/>
            <svg:desc/>
          </draw:frame>
        </draw:g>
        <draw:custom-shape svg:x="6.78555in" svg:y="6.0817in" svg:width="1.12284in" svg:height="1.12144in" draw:id="id291" draw:style-name="a768" draw:name="Freeform 18">
          <svg:title/>
          <svg:desc/>
          <draw:enhanced-geometry xmlns:dr3d="urn:oasis:names:tc:opendocument:xmlns:dr3d:1.0" draw:type="non-primitive" svg:viewBox="0 0 1026728 1025445" draw:enhanced-path="M 0 0 L 1026728 0 1026728 1025445 0 102544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26728"/>
            <draw:equation draw:name="f7" draw:formula="?f4 / 102544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19" draw:id="id292">
          <svg:title/>
          <svg:desc/>
          <draw:custom-shape svg:x="6.75937in" svg:y="6.03682in" svg:width="1.10631in" svg:height="1.10631in" draw:id="id354" draw:style-name="a870" draw:name="Freeform 20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55" draw:style-name="a873" draw:name="TextBox 21" svg:x="6.86309in" svg:y="6.08868in" svg:width="0.89887in" svg:height="0.95073in">
            <draw:text-box>
              <text:p text:style-name="a872" text:class-names="" text:cond-style-name=""><text:span text:style-name="a871" text:class-names=""/></text:p>
            </draw:text-box>
            <svg:title/>
            <svg:desc/>
          </draw:frame>
        </draw:g>
        <draw:frame draw:id="id293" draw:style-name="a771" draw:name="TextBox 22" svg:x="1.125in" svg:y="6.36449in" svg:width="5.17815in" svg:height="0.44251in">
          <draw:text-box>
            <text:p text:style-name="a770" text:class-names="" text:cond-style-name=""><text:span text:style-name="a769" text:class-names="">Giao tiếp và trao đổi nhóm<text:s text:c="1"/></text:span></text:p>
          </draw:text-box>
          <svg:title/>
          <svg:desc/>
        </draw:frame>
        <draw:frame draw:id="id294" draw:style-name="a774" draw:name="TextBox 23" svg:x="6.90732in" svg:y="6.33558in" svg:width="0.81042in" svg:height="0.43594in">
          <draw:text-box>
            <text:p text:style-name="a773" text:class-names="" text:cond-style-name=""><text:span text:style-name="a772" text:class-names="">02<text:s text:c="1"/></text:span></text:p>
          </draw:text-box>
          <svg:title/>
          <svg:desc/>
        </draw:frame>
        <draw:g draw:name="Group 24" draw:id="id295">
          <svg:title/>
          <svg:desc/>
          <draw:custom-shape svg:x="1.31811in" svg:y="8.15662in" svg:width="6.73141in" svg:height="1.39176in" draw:id="id352" draw:style-name="a866" draw:name="Freeform 25">
            <svg:title/>
            <svg:desc/>
            <draw:enhanced-geometry xmlns:dr3d="urn:oasis:names:tc:opendocument:xmlns:dr3d:1.0" draw:type="non-primitive" svg:viewBox="0 0 1259879 260488" draw:enhanced-path="M 125779 0 L 1134101 0 C 1203566 0 1259879 56313 1259879 125779 L 1259879 134709 C 1259879 168068 1246627 200060 1223039 223648 1199451 247236 1167459 260488 1134101 260488 L 125779 260488 C 56313 260488 0 204175 0 134709 L 0 125779 C 0 56313 56313 0 125779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59879"/>
              <draw:equation draw:name="f7" draw:formula="?f4 / 260488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53" draw:style-name="a869" draw:name="TextBox 26" svg:x="1.31811in" svg:y="7.95306in" svg:width="6.73141in" svg:height="1.59532in">
            <draw:text-box>
              <text:p text:style-name="a868" text:class-names="" text:cond-style-name=""><text:span text:style-name="a867" text:class-names=""/></text:p>
            </draw:text-box>
            <svg:title/>
            <svg:desc/>
          </draw:frame>
        </draw:g>
        <draw:custom-shape svg:x="6.78555in" svg:y="8.32762in" svg:width="1.12284in" svg:height="1.12144in" draw:id="id296" draw:style-name="a776" draw:name="Freeform 27">
          <svg:title/>
          <svg:desc/>
          <draw:enhanced-geometry xmlns:dr3d="urn:oasis:names:tc:opendocument:xmlns:dr3d:1.0" draw:type="non-primitive" svg:viewBox="0 0 1026728 1025445" draw:enhanced-path="M 0 0 L 1026728 0 1026728 1025445 0 102544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26728"/>
            <draw:equation draw:name="f7" draw:formula="?f4 / 102544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28" draw:id="id297">
          <svg:title/>
          <svg:desc/>
          <draw:custom-shape svg:x="6.75937in" svg:y="8.28275in" svg:width="1.10631in" svg:height="1.10631in" draw:id="id350" draw:style-name="a862" draw:name="Freeform 29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51" draw:style-name="a865" draw:name="TextBox 30" svg:x="6.86309in" svg:y="8.33461in" svg:width="0.89887in" svg:height="0.95073in">
            <draw:text-box>
              <text:p text:style-name="a864" text:class-names="" text:cond-style-name=""><text:span text:style-name="a863" text:class-names=""/></text:p>
            </draw:text-box>
            <svg:title/>
            <svg:desc/>
          </draw:frame>
        </draw:g>
        <draw:frame draw:id="id298" draw:style-name="a779" draw:name="TextBox 31" svg:x="1.125in" svg:y="8.61042in" svg:width="5.17815in" svg:height="0.44251in">
          <draw:text-box>
            <text:p text:style-name="a778" text:class-names="" text:cond-style-name=""><text:span text:style-name="a777" text:class-names="">Quản lý dự án và phân công<text:s text:c="1"/></text:span></text:p>
          </draw:text-box>
          <svg:title/>
          <svg:desc/>
        </draw:frame>
        <draw:frame draw:id="id299" draw:style-name="a782" draw:name="TextBox 32" svg:x="6.90732in" svg:y="8.58151in" svg:width="0.81042in" svg:height="0.43594in">
          <draw:text-box>
            <text:p text:style-name="a781" text:class-names="" text:cond-style-name=""><text:span text:style-name="a780" text:class-names="">03<text:s text:c="1"/></text:span></text:p>
          </draw:text-box>
          <svg:title/>
          <svg:desc/>
        </draw:frame>
        <draw:g draw:name="Group 33" draw:id="id300">
          <svg:title/>
          <svg:desc/>
          <draw:custom-shape svg:x="11.95049in" svg:y="3.66477in" svg:width="6.01766in" svg:height="1.39176in" draw:id="id348" draw:style-name="a858" draw:name="Freeform 34">
            <svg:title/>
            <svg:desc/>
            <draw:enhanced-geometry xmlns:dr3d="urn:oasis:names:tc:opendocument:xmlns:dr3d:1.0" draw:type="non-primitive" svg:viewBox="0 0 1126291 260488" draw:enhanced-path="M 130244 0 L 996047 0 C 1067979 0 1126291 58312 1126291 130244 L 1126291 130244 C 1126291 164787 1112569 197915 1088143 222340 1063718 246766 1030590 260488 996047 260488 L 130244 260488 C 95701 260488 62573 246766 38148 222340 13722 197915 0 164787 0 130244 L 0 130244 C 0 95701 13722 62573 38148 38148 62573 13722 95701 0 130244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26291"/>
              <draw:equation draw:name="f7" draw:formula="?f4 / 260488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49" draw:style-name="a861" draw:name="TextBox 35" svg:x="11.95049in" svg:y="3.46121in" svg:width="6.01766in" svg:height="1.59532in">
            <draw:text-box>
              <text:p text:style-name="a860" text:class-names="" text:cond-style-name=""><text:span text:style-name="a859" text:class-names=""/></text:p>
            </draw:text-box>
            <svg:title/>
            <svg:desc/>
          </draw:frame>
        </draw:g>
        <draw:custom-shape svg:x="12.13973in" svg:y="3.83577in" svg:width="1.12284in" svg:height="1.12144in" draw:id="id301" draw:style-name="a784" draw:name="Freeform 36">
          <svg:title/>
          <svg:desc/>
          <draw:enhanced-geometry xmlns:dr3d="urn:oasis:names:tc:opendocument:xmlns:dr3d:1.0" draw:type="non-primitive" svg:viewBox="0 0 1026728 1025445" draw:enhanced-path="M 0 0 L 1026728 0 1026728 1025445 0 102544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26728"/>
            <draw:equation draw:name="f7" draw:formula="?f4 / 102544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37" draw:id="id302">
          <svg:title/>
          <svg:desc/>
          <draw:custom-shape svg:x="12.11355in" svg:y="3.7909in" svg:width="1.10631in" svg:height="1.10631in" draw:id="id346" draw:style-name="a854" draw:name="Freeform 38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47" draw:style-name="a857" draw:name="TextBox 39" svg:x="12.21727in" svg:y="3.84275in" svg:width="0.89887in" svg:height="0.95073in">
            <draw:text-box>
              <text:p text:style-name="a856" text:class-names="" text:cond-style-name=""><text:span text:style-name="a855" text:class-names=""/></text:p>
            </draw:text-box>
            <svg:title/>
            <svg:desc/>
          </draw:frame>
        </draw:g>
        <draw:frame draw:id="id303" draw:style-name="a787" draw:name="TextBox 40" svg:x="13.69685in" svg:y="4.13419in" svg:width="3.77186in" svg:height="0.44251in">
          <draw:text-box>
            <text:p text:style-name="a786" text:class-names="" text:cond-style-name=""><text:span text:style-name="a785" text:class-names="">Quản lý tài liệu<text:s text:c="1"/></text:span></text:p>
          </draw:text-box>
          <svg:title/>
          <svg:desc/>
        </draw:frame>
        <draw:frame draw:id="id304" draw:style-name="a790" draw:name="TextBox 41" svg:x="12.26149in" svg:y="4.08966in" svg:width="0.81042in" svg:height="0.43594in">
          <draw:text-box>
            <text:p text:style-name="a789" text:class-names="" text:cond-style-name=""><text:span text:style-name="a788" text:class-names="">04<text:s text:c="1"/></text:span></text:p>
          </draw:text-box>
          <svg:title/>
          <svg:desc/>
        </draw:frame>
        <draw:g draw:name="Group 42" draw:id="id305">
          <svg:title/>
          <svg:desc/>
          <draw:custom-shape svg:x="11.95049in" svg:y="5.9107in" svg:width="6.01766in" svg:height="1.39176in" draw:id="id344" draw:style-name="a850" draw:name="Freeform 43">
            <svg:title/>
            <svg:desc/>
            <draw:enhanced-geometry xmlns:dr3d="urn:oasis:names:tc:opendocument:xmlns:dr3d:1.0" draw:type="non-primitive" svg:viewBox="0 0 1126291 260488" draw:enhanced-path="M 130244 0 L 996047 0 C 1067979 0 1126291 58312 1126291 130244 L 1126291 130244 C 1126291 164787 1112569 197915 1088143 222340 1063718 246766 1030590 260488 996047 260488 L 130244 260488 C 95701 260488 62573 246766 38148 222340 13722 197915 0 164787 0 130244 L 0 130244 C 0 95701 13722 62573 38148 38148 62573 13722 95701 0 130244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26291"/>
              <draw:equation draw:name="f7" draw:formula="?f4 / 260488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45" draw:style-name="a853" draw:name="TextBox 44" svg:x="11.95049in" svg:y="5.70713in" svg:width="6.01766in" svg:height="1.59532in">
            <draw:text-box>
              <text:p text:style-name="a852" text:class-names="" text:cond-style-name=""><text:span text:style-name="a851" text:class-names=""/></text:p>
            </draw:text-box>
            <svg:title/>
            <svg:desc/>
          </draw:frame>
        </draw:g>
        <draw:custom-shape svg:x="12.13973in" svg:y="6.0817in" svg:width="1.12284in" svg:height="1.12144in" draw:id="id306" draw:style-name="a792" draw:name="Freeform 45">
          <svg:title/>
          <svg:desc/>
          <draw:enhanced-geometry xmlns:dr3d="urn:oasis:names:tc:opendocument:xmlns:dr3d:1.0" draw:type="non-primitive" svg:viewBox="0 0 1026728 1025445" draw:enhanced-path="M 0 0 L 1026728 0 1026728 1025445 0 102544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26728"/>
            <draw:equation draw:name="f7" draw:formula="?f4 / 102544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46" draw:id="id307">
          <svg:title/>
          <svg:desc/>
          <draw:custom-shape svg:x="12.11355in" svg:y="6.03682in" svg:width="1.10631in" svg:height="1.10631in" draw:id="id342" draw:style-name="a846" draw:name="Freeform 47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43" draw:style-name="a849" draw:name="TextBox 48" svg:x="12.21727in" svg:y="6.08868in" svg:width="0.89887in" svg:height="0.95073in">
            <draw:text-box>
              <text:p text:style-name="a848" text:class-names="" text:cond-style-name=""><text:span text:style-name="a847" text:class-names=""/></text:p>
            </draw:text-box>
            <svg:title/>
            <svg:desc/>
          </draw:frame>
        </draw:g>
        <draw:frame draw:id="id308" draw:style-name="a795" draw:name="TextBox 49" svg:x="13.69685in" svg:y="6.13012in" svg:width="3.66769in" svg:height="0.91126in">
          <draw:text-box>
            <text:p text:style-name="a794" text:class-names="" text:cond-style-name=""><text:span text:style-name="a793" text:class-names="">Quản lý người dùng và phân quyền<text:s text:c="1"/></text:span></text:p>
          </draw:text-box>
          <svg:title/>
          <svg:desc/>
        </draw:frame>
        <draw:frame draw:id="id309" draw:style-name="a798" draw:name="TextBox 50" svg:x="12.26149in" svg:y="6.33558in" svg:width="0.81042in" svg:height="0.43594in">
          <draw:text-box>
            <text:p text:style-name="a797" text:class-names="" text:cond-style-name=""><text:span text:style-name="a796" text:class-names="">05<text:s text:c="1"/></text:span></text:p>
          </draw:text-box>
          <svg:title/>
          <svg:desc/>
        </draw:frame>
        <draw:g draw:name="Group 51" draw:id="id310">
          <svg:title/>
          <svg:desc/>
          <draw:custom-shape svg:x="11.95049in" svg:y="8.15662in" svg:width="6.01766in" svg:height="1.39176in" draw:id="id340" draw:style-name="a842" draw:name="Freeform 52">
            <svg:title/>
            <svg:desc/>
            <draw:enhanced-geometry xmlns:dr3d="urn:oasis:names:tc:opendocument:xmlns:dr3d:1.0" draw:type="non-primitive" svg:viewBox="0 0 1126291 260488" draw:enhanced-path="M 130244 0 L 996047 0 C 1067979 0 1126291 58312 1126291 130244 L 1126291 130244 C 1126291 164787 1112569 197915 1088143 222340 1063718 246766 1030590 260488 996047 260488 L 130244 260488 C 95701 260488 62573 246766 38148 222340 13722 197915 0 164787 0 130244 L 0 130244 C 0 95701 13722 62573 38148 38148 62573 13722 95701 0 130244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26291"/>
              <draw:equation draw:name="f7" draw:formula="?f4 / 260488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41" draw:style-name="a845" draw:name="TextBox 53" svg:x="11.95049in" svg:y="7.95306in" svg:width="6.01766in" svg:height="1.59532in">
            <draw:text-box>
              <text:p text:style-name="a844" text:class-names="" text:cond-style-name=""><text:span text:style-name="a843" text:class-names=""/></text:p>
            </draw:text-box>
            <svg:title/>
            <svg:desc/>
          </draw:frame>
        </draw:g>
        <draw:custom-shape svg:x="12.13973in" svg:y="8.32762in" svg:width="1.12284in" svg:height="1.12144in" draw:id="id311" draw:style-name="a800" draw:name="Freeform 54">
          <svg:title/>
          <svg:desc/>
          <draw:enhanced-geometry xmlns:dr3d="urn:oasis:names:tc:opendocument:xmlns:dr3d:1.0" draw:type="non-primitive" svg:viewBox="0 0 1026728 1025445" draw:enhanced-path="M 0 0 L 1026728 0 1026728 1025445 0 102544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26728"/>
            <draw:equation draw:name="f7" draw:formula="?f4 / 102544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55" draw:id="id312">
          <svg:title/>
          <svg:desc/>
          <draw:custom-shape svg:x="12.11355in" svg:y="8.28275in" svg:width="1.10631in" svg:height="1.10631in" draw:id="id338" draw:style-name="a838" draw:name="Freeform 56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39" draw:style-name="a841" draw:name="TextBox 57" svg:x="12.21727in" svg:y="8.33461in" svg:width="0.89887in" svg:height="0.95073in">
            <draw:text-box>
              <text:p text:style-name="a840" text:class-names="" text:cond-style-name=""><text:span text:style-name="a839" text:class-names=""/></text:p>
            </draw:text-box>
            <svg:title/>
            <svg:desc/>
          </draw:frame>
        </draw:g>
        <draw:frame draw:id="id313" draw:style-name="a803" draw:name="TextBox 58" svg:x="13.75216in" svg:y="8.62537in" svg:width="3.77186in" svg:height="0.44251in">
          <draw:text-box>
            <text:p text:style-name="a802" text:class-names="" text:cond-style-name=""><text:span text:style-name="a801" text:class-names="">Tích hợp đa nền tảng<text:s text:c="1"/></text:span></text:p>
          </draw:text-box>
          <svg:title/>
          <svg:desc/>
        </draw:frame>
        <draw:frame draw:id="id314" draw:style-name="a806" draw:name="TextBox 59" svg:x="12.26149in" svg:y="8.58151in" svg:width="0.81042in" svg:height="0.43594in">
          <draw:text-box>
            <text:p text:style-name="a805" text:class-names="" text:cond-style-name=""><text:span text:style-name="a804" text:class-names="">06<text:s text:c="1"/></text:span></text:p>
          </draw:text-box>
          <svg:title/>
          <svg:desc/>
        </draw:frame>
        <draw:frame draw:id="id315" draw:style-name="a809" draw:name="TextBox 60" svg:x="5.84651in" svg:y="1.92159in" svg:width="8.30698in" svg:height="0.8943in">
          <draw:text-box>
            <text:p text:style-name="a808" text:class-names="" text:cond-style-name=""><text:span text:style-name="a807" text:class-names="">2.2 Các chức năng chính<text:s text:c="1"/></text:span></text:p>
          </draw:text-box>
          <svg:title/>
          <svg:desc/>
        </draw:frame>
        <draw:custom-shape svg:x="8.49358in" svg:y="4.36065in" svg:width="3.01284in" svg:height="0in" draw:id="id316" draw:style-name="a810" draw:name="AutoShape 6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49358in" svg:y="6.60658in" svg:width="3.01284in" svg:height="0in" draw:id="id317" draw:style-name="a811" draw:name="AutoShape 6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49358in" svg:y="8.8525in" svg:width="3.01284in" svg:height="0in" draw:id="id318" draw:style-name="a812" draw:name="AutoShape 6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64" draw:id="id319">
          <svg:title/>
          <svg:desc/>
          <draw:custom-shape svg:x="8.37419in" svg:y="4.24126in" svg:width="0.23878in" svg:height="0.23878in" draw:id="id336" draw:style-name="a834" draw:name="Freeform 65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37" draw:style-name="a837" draw:name="TextBox 66" svg:x="8.39657in" svg:y="4.25245in" svg:width="0.19401in" svg:height="0.2052in">
            <draw:text-box>
              <text:p text:style-name="a836" text:class-names="" text:cond-style-name=""><text:span text:style-name="a835" text:class-names=""/></text:p>
            </draw:text-box>
            <svg:title/>
            <svg:desc/>
          </draw:frame>
        </draw:g>
        <draw:g draw:name="Group 67" draw:id="id320">
          <svg:title/>
          <svg:desc/>
          <draw:custom-shape svg:x="11.38703in" svg:y="4.24126in" svg:width="0.23878in" svg:height="0.23878in" draw:id="id334" draw:style-name="a830" draw:name="Freeform 68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35" draw:style-name="a833" draw:name="TextBox 69" svg:x="11.40942in" svg:y="4.25245in" svg:width="0.19401in" svg:height="0.2052in">
            <draw:text-box>
              <text:p text:style-name="a832" text:class-names="" text:cond-style-name=""><text:span text:style-name="a831" text:class-names=""/></text:p>
            </draw:text-box>
            <svg:title/>
            <svg:desc/>
          </draw:frame>
        </draw:g>
        <draw:g draw:name="Group 70" draw:id="id321">
          <svg:title/>
          <svg:desc/>
          <draw:custom-shape svg:x="8.37419in" svg:y="6.48719in" svg:width="0.23878in" svg:height="0.23878in" draw:id="id332" draw:style-name="a826" draw:name="Freeform 71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33" draw:style-name="a829" draw:name="TextBox 72" svg:x="8.39657in" svg:y="6.49838in" svg:width="0.19401in" svg:height="0.2052in">
            <draw:text-box>
              <text:p text:style-name="a828" text:class-names="" text:cond-style-name=""><text:span text:style-name="a827" text:class-names=""/></text:p>
            </draw:text-box>
            <svg:title/>
            <svg:desc/>
          </draw:frame>
        </draw:g>
        <draw:g draw:name="Group 73" draw:id="id322">
          <svg:title/>
          <svg:desc/>
          <draw:custom-shape svg:x="11.38703in" svg:y="6.48719in" svg:width="0.23878in" svg:height="0.23878in" draw:id="id330" draw:style-name="a822" draw:name="Freeform 74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31" draw:style-name="a825" draw:name="TextBox 75" svg:x="11.40942in" svg:y="6.49838in" svg:width="0.19401in" svg:height="0.2052in">
            <draw:text-box>
              <text:p text:style-name="a824" text:class-names="" text:cond-style-name=""><text:span text:style-name="a823" text:class-names=""/></text:p>
            </draw:text-box>
            <svg:title/>
            <svg:desc/>
          </draw:frame>
        </draw:g>
        <draw:g draw:name="Group 76" draw:id="id323">
          <svg:title/>
          <svg:desc/>
          <draw:custom-shape svg:x="8.37419in" svg:y="8.73311in" svg:width="0.23878in" svg:height="0.23878in" draw:id="id328" draw:style-name="a818" draw:name="Freeform 77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29" draw:style-name="a821" draw:name="TextBox 78" svg:x="8.39657in" svg:y="8.7443in" svg:width="0.19401in" svg:height="0.2052in">
            <draw:text-box>
              <text:p text:style-name="a820" text:class-names="" text:cond-style-name=""><text:span text:style-name="a819" text:class-names=""/></text:p>
            </draw:text-box>
            <svg:title/>
            <svg:desc/>
          </draw:frame>
        </draw:g>
        <draw:g draw:name="Group 79" draw:id="id324">
          <svg:title/>
          <svg:desc/>
          <draw:custom-shape svg:x="11.38703in" svg:y="8.73311in" svg:width="0.23878in" svg:height="0.23878in" draw:id="id326" draw:style-name="a814" draw:name="Freeform 80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27" draw:style-name="a817" draw:name="TextBox 81" svg:x="11.40942in" svg:y="8.7443in" svg:width="0.19401in" svg:height="0.2052in">
            <draw:text-box>
              <text:p text:style-name="a816" text:class-names="" text:cond-style-name=""><text:span text:style-name="a815" text:class-names=""/></text:p>
            </draw:text-box>
            <svg:title/>
            <svg:desc/>
          </draw:frame>
        </draw:g>
        <draw:custom-shape svg:x="10in" svg:y="4.37628in" svg:width="0in" svg:height="7.16894in" draw:id="id325" draw:style-name="a813" draw:name="AutoShape 8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draw:page>
      <draw:page draw:name="Slide8" draw:style-name="a890" draw:master-page-name="Master1-Layout7-blank-Blank" presentation:presentation-page-layout-name="Master1-PPL7" draw:id="Slide-263">
        <draw:g draw:name="Group 2" draw:id="id364">
          <svg:title/>
          <svg:desc/>
          <draw:custom-shape svg:x="10in" svg:y="-4.35517in" svg:width="14.48017in" svg:height="14.48017in" draw:id="id378" draw:style-name="a921" draw:name="Freeform 3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79" draw:style-name="a924" draw:name="TextBox 4" svg:x="11.35752in" svg:y="-3.67641in" svg:width="11.76513in" svg:height="12.44389in">
            <draw:text-box>
              <text:p text:style-name="a923" text:class-names="" text:cond-style-name=""><text:span text:style-name="a922" text:class-names=""/></text:p>
            </draw:text-box>
            <svg:title/>
            <svg:desc/>
          </draw:frame>
        </draw:g>
        <draw:custom-shape svg:x="11.40131in" svg:y="-2.74668in" svg:width="12.44088in" svg:height="12.42533in" draw:id="id365" draw:style-name="a892" draw:name="Freeform 5">
          <svg:title/>
          <svg:desc/>
          <draw:enhanced-geometry xmlns:dr3d="urn:oasis:names:tc:opendocument:xmlns:dr3d:1.0" draw:type="non-primitive" svg:viewBox="0 0 11375945 11361725" draw:enhanced-path="M 0 0 L 11375946 0 11375946 11361725 0 1136172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5945"/>
            <draw:equation draw:name="f7" draw:formula="?f4 / 1136172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6" draw:id="id366">
          <svg:title/>
          <svg:desc/>
          <draw:custom-shape svg:x="11.11125in" svg:y="-3.24391in" svg:width="12.25766in" svg:height="12.25766in" draw:id="id376" draw:style-name="a917" draw:name="Freeform 7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77" draw:style-name="a920" draw:name="TextBox 8" svg:x="12.26041in" svg:y="-2.66934in" svg:width="9.95935in" svg:height="10.53393in">
            <draw:text-box>
              <text:p text:style-name="a919" text:class-names="" text:cond-style-name=""><text:span text:style-name="a918" text:class-names=""/></text:p>
            </draw:text-box>
            <svg:title/>
            <svg:desc/>
          </draw:frame>
        </draw:g>
        <draw:g draw:name="Group 9" draw:id="id367">
          <svg:title/>
          <svg:desc/>
          <draw:custom-shape svg:x="19.12926in" svg:y="9.25024in" svg:width="1.04087in" svg:height="0.87476in" draw:id="id374" draw:style-name="a913" draw:name="Freeform 10">
            <svg:title/>
            <svg:desc/>
            <draw:enhanced-geometry xmlns:dr3d="urn:oasis:names:tc:opendocument:xmlns:dr3d:1.0" draw:type="non-primitive" svg:viewBox="0 0 967140 812800" draw:enhanced-path="M 81342 0 L 885798 0 C 907371 0 928061 8570 943315 23825 958570 39079 967140 59769 967140 81342 L 967140 731458 C 967140 776382 930722 812800 885798 812800 L 81342 812800 C 59769 812800 39079 804230 23825 788975 8570 773721 0 753031 0 731458 L 0 81342 C 0 59769 8570 39079 23825 23825 39079 8570 59769 0 8134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714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75" draw:style-name="a916" draw:name="TextBox 11" svg:x="19.12926in" svg:y="9.20923in" svg:width="1.04087in" svg:height="0.91577in">
            <draw:text-box>
              <text:p text:style-name="a915" text:class-names="" text:cond-style-name=""><text:span text:style-name="a914" text:class-names=""/></text:p>
            </draw:text-box>
            <svg:title/>
            <svg:desc/>
          </draw:frame>
        </draw:g>
        <draw:frame draw:id="id368" draw:style-name="a895" draw:name="TextBox 12" svg:x="13.00967in" svg:y="2.65048in" svg:width="5.86533in" svg:height="2.57212in">
          <draw:text-box>
            <text:p text:style-name="a894" text:class-names="" text:cond-style-name=""><text:span text:style-name="a893" text:class-names="">Báo cáo thống kê<text:s text:c="1"/></text:span></text:p>
          </draw:text-box>
          <svg:title/>
          <svg:desc/>
        </draw:frame>
        <draw:g draw:name="Group 13" draw:id="id369">
          <svg:title/>
          <svg:desc/>
          <draw:custom-shape svg:x="2.02609in" svg:y="3.98767in" svg:width="6.78027in" svg:height="3.27466in" draw:id="id372" draw:style-name="a909" draw:name="Freeform 14">
            <svg:title/>
            <svg:desc/>
            <draw:enhanced-geometry xmlns:dr3d="urn:oasis:names:tc:opendocument:xmlns:dr3d:1.0" draw:type="non-primitive" svg:viewBox="0 0 1269024 612900" draw:enhanced-path="M 62436 0 L 1206588 0 C 1241070 0 1269024 27954 1269024 62436 L 1269024 550464 C 1269024 584947 1241070 612900 1206588 612900 L 62436 612900 C 27954 612900 0 584947 0 550464 L 0 62436 C 0 27954 27954 0 62436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69024"/>
              <draw:equation draw:name="f7" draw:formula="?f4 / 6129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73" draw:style-name="a912" draw:name="TextBox 15" svg:x="2.02609in" svg:y="3.7841in" svg:width="6.78027in" svg:height="3.47823in">
            <draw:text-box>
              <text:p text:style-name="a911" text:class-names="" text:cond-style-name=""><text:span text:style-name="a910" text:class-names=""/></text:p>
            </draw:text-box>
            <svg:title/>
            <svg:desc/>
          </draw:frame>
        </draw:g>
        <draw:frame draw:id="id370" draw:style-name="a898" draw:name="TextBox 16" svg:x="19.32894in" svg:y="9.52612in" svg:width="0.48419in" svg:height="0.28209in">
          <draw:text-box>
            <text:p text:style-name="a897" text:class-names="" text:cond-style-name=""><text:span text:style-name="a896" text:class-names="">08<text:s text:c="1"/></text:span></text:p>
          </draw:text-box>
          <svg:title/>
          <svg:desc/>
        </draw:frame>
        <draw:frame draw:id="id371" draw:style-name="a908" draw:name="TextBox 17" svg:x="2.57015in" svg:y="4.76727in" svg:width="5.96763in" svg:height="1.60006in">
          <draw:text-box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Báo cáo tiến độ công việc.</text:span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>Thống kê hiệu suất.<text:s text:c="1"/></text:span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>Biểu đồ trực quan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925" draw:master-page-name="Master1-Layout7-blank-Blank" presentation:presentation-page-layout-name="Master1-PPL7" draw:id="Slide-264">
        <draw:g draw:name="Group 2" draw:id="id380">
          <svg:title/>
          <svg:desc/>
          <draw:custom-shape svg:x="10in" svg:y="-4.35517in" svg:width="14.48017in" svg:height="14.48017in" draw:id="id394" draw:style-name="a956" draw:name="Freeform 3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95" draw:style-name="a959" draw:name="TextBox 4" svg:x="11.35752in" svg:y="-3.67641in" svg:width="11.76513in" svg:height="12.44389in">
            <draw:text-box>
              <text:p text:style-name="a958" text:class-names="" text:cond-style-name=""><text:span text:style-name="a957" text:class-names=""/></text:p>
            </draw:text-box>
            <svg:title/>
            <svg:desc/>
          </draw:frame>
        </draw:g>
        <draw:custom-shape svg:x="11.40131in" svg:y="-2.74668in" svg:width="12.44088in" svg:height="12.42533in" draw:id="id381" draw:style-name="a927" draw:name="Freeform 5">
          <svg:title/>
          <svg:desc/>
          <draw:enhanced-geometry xmlns:dr3d="urn:oasis:names:tc:opendocument:xmlns:dr3d:1.0" draw:type="non-primitive" svg:viewBox="0 0 11375945 11361725" draw:enhanced-path="M 0 0 L 11375946 0 11375946 11361725 0 1136172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5945"/>
            <draw:equation draw:name="f7" draw:formula="?f4 / 1136172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6" draw:id="id382">
          <svg:title/>
          <svg:desc/>
          <draw:custom-shape svg:x="11.11125in" svg:y="-3.24391in" svg:width="12.25766in" svg:height="12.25766in" draw:id="id392" draw:style-name="a952" draw:name="Freeform 7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93" draw:style-name="a955" draw:name="TextBox 8" svg:x="12.26041in" svg:y="-2.66934in" svg:width="9.95935in" svg:height="10.53393in">
            <draw:text-box>
              <text:p text:style-name="a954" text:class-names="" text:cond-style-name=""><text:span text:style-name="a953" text:class-names=""/></text:p>
            </draw:text-box>
            <svg:title/>
            <svg:desc/>
          </draw:frame>
        </draw:g>
        <draw:g draw:name="Group 9" draw:id="id383">
          <svg:title/>
          <svg:desc/>
          <draw:custom-shape svg:x="19.12926in" svg:y="9.25024in" svg:width="1.04087in" svg:height="0.87476in" draw:id="id390" draw:style-name="a948" draw:name="Freeform 10">
            <svg:title/>
            <svg:desc/>
            <draw:enhanced-geometry xmlns:dr3d="urn:oasis:names:tc:opendocument:xmlns:dr3d:1.0" draw:type="non-primitive" svg:viewBox="0 0 967140 812800" draw:enhanced-path="M 81342 0 L 885798 0 C 907371 0 928061 8570 943315 23825 958570 39079 967140 59769 967140 81342 L 967140 731458 C 967140 776382 930722 812800 885798 812800 L 81342 812800 C 59769 812800 39079 804230 23825 788975 8570 773721 0 753031 0 731458 L 0 81342 C 0 59769 8570 39079 23825 23825 39079 8570 59769 0 8134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714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91" draw:style-name="a951" draw:name="TextBox 11" svg:x="19.12926in" svg:y="9.20923in" svg:width="1.04087in" svg:height="0.91577in">
            <draw:text-box>
              <text:p text:style-name="a950" text:class-names="" text:cond-style-name=""><text:span text:style-name="a949" text:class-names=""/></text:p>
            </draw:text-box>
            <svg:title/>
            <svg:desc/>
          </draw:frame>
        </draw:g>
        <draw:frame draw:id="id384" draw:style-name="a930" draw:name="TextBox 12" svg:x="13.20035in" svg:y="2.75992in" svg:width="5.92891in" svg:height="2.17441in">
          <draw:text-box>
            <text:p text:style-name="a929" text:class-names="" text:cond-style-name=""><text:span text:style-name="a928" text:class-names="">Giao tiếp và trao đổi nhóm<text:s text:c="1"/></text:span></text:p>
          </draw:text-box>
          <svg:title/>
          <svg:desc/>
        </draw:frame>
        <draw:g draw:name="Group 13" draw:id="id385">
          <svg:title/>
          <svg:desc/>
          <draw:custom-shape svg:x="2.02609in" svg:y="2.80443in" svg:width="6.78027in" svg:height="4.40758in" draw:id="id388" draw:style-name="a944" draw:name="Freeform 14">
            <svg:title/>
            <svg:desc/>
            <draw:enhanced-geometry xmlns:dr3d="urn:oasis:names:tc:opendocument:xmlns:dr3d:1.0" draw:type="non-primitive" svg:viewBox="0 0 1269024 824942" draw:enhanced-path="M 62436 0 L 1206588 0 C 1241070 0 1269024 27954 1269024 62436 L 1269024 762506 C 1269024 796989 1241070 824942 1206588 824942 L 62436 824942 C 27954 824942 0 796989 0 762506 L 0 62436 C 0 27954 27954 0 62436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69024"/>
              <draw:equation draw:name="f7" draw:formula="?f4 / 824942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389" draw:style-name="a947" draw:name="TextBox 15" svg:x="2.02609in" svg:y="2.60086in" svg:width="6.78027in" svg:height="4.61115in">
            <draw:text-box>
              <text:p text:style-name="a946" text:class-names="" text:cond-style-name=""><text:span text:style-name="a945" text:class-names=""/></text:p>
            </draw:text-box>
            <svg:title/>
            <svg:desc/>
          </draw:frame>
        </draw:g>
        <draw:frame draw:id="id386" draw:style-name="a933" draw:name="TextBox 16" svg:x="19.32894in" svg:y="9.52612in" svg:width="0.48419in" svg:height="0.28209in">
          <draw:text-box>
            <text:p text:style-name="a932" text:class-names="" text:cond-style-name=""><text:span text:style-name="a931" text:class-names="">09<text:s text:c="1"/></text:span></text:p>
          </draw:text-box>
          <svg:title/>
          <svg:desc/>
        </draw:frame>
        <draw:frame draw:id="id387" draw:style-name="a943" draw:name="TextBox 17" svg:x="2.57015in" svg:y="3.44861in" svg:width="5.01913in" svg:height="2.80177in">
          <draw:text-box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Nhắn tin nội bộ và bình luận.</text:span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Thông báo<text:s text:c="1"/></text:span></text:p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40" text:class-names="">Kênh trao đổi nhóm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960" draw:master-page-name="Master1-Layout7-blank-Blank" presentation:presentation-page-layout-name="Master1-PPL7" draw:id="Slide-265">
        <draw:g draw:name="Group 2" draw:id="id396">
          <svg:title/>
          <svg:desc/>
          <draw:custom-shape svg:x="10in" svg:y="-4.35517in" svg:width="14.48017in" svg:height="14.48017in" draw:id="id410" draw:style-name="a991" draw:name="Freeform 3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11" draw:style-name="a994" draw:name="TextBox 4" svg:x="11.35752in" svg:y="-3.67641in" svg:width="11.76513in" svg:height="12.44389in">
            <draw:text-box>
              <text:p text:style-name="a993" text:class-names="" text:cond-style-name=""><text:span text:style-name="a992" text:class-names=""/></text:p>
            </draw:text-box>
            <svg:title/>
            <svg:desc/>
          </draw:frame>
        </draw:g>
        <draw:custom-shape svg:x="11.40131in" svg:y="-2.74668in" svg:width="12.44088in" svg:height="12.42533in" draw:id="id397" draw:style-name="a962" draw:name="Freeform 5">
          <svg:title/>
          <svg:desc/>
          <draw:enhanced-geometry xmlns:dr3d="urn:oasis:names:tc:opendocument:xmlns:dr3d:1.0" draw:type="non-primitive" svg:viewBox="0 0 11375945 11361725" draw:enhanced-path="M 0 0 L 11375946 0 11375946 11361725 0 1136172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5945"/>
            <draw:equation draw:name="f7" draw:formula="?f4 / 1136172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6" draw:id="id398">
          <svg:title/>
          <svg:desc/>
          <draw:custom-shape svg:x="11.11125in" svg:y="-3.24391in" svg:width="12.25766in" svg:height="12.25766in" draw:id="id408" draw:style-name="a987" draw:name="Freeform 7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09" draw:style-name="a990" draw:name="TextBox 8" svg:x="12.26041in" svg:y="-2.66934in" svg:width="9.95935in" svg:height="10.53393in">
            <draw:text-box>
              <text:p text:style-name="a989" text:class-names="" text:cond-style-name=""><text:span text:style-name="a988" text:class-names=""/></text:p>
            </draw:text-box>
            <svg:title/>
            <svg:desc/>
          </draw:frame>
        </draw:g>
        <draw:g draw:name="Group 9" draw:id="id399">
          <svg:title/>
          <svg:desc/>
          <draw:custom-shape svg:x="19.12926in" svg:y="9.25024in" svg:width="1.04087in" svg:height="0.87476in" draw:id="id406" draw:style-name="a983" draw:name="Freeform 10">
            <svg:title/>
            <svg:desc/>
            <draw:enhanced-geometry xmlns:dr3d="urn:oasis:names:tc:opendocument:xmlns:dr3d:1.0" draw:type="non-primitive" svg:viewBox="0 0 967140 812800" draw:enhanced-path="M 81342 0 L 885798 0 C 907371 0 928061 8570 943315 23825 958570 39079 967140 59769 967140 81342 L 967140 731458 C 967140 776382 930722 812800 885798 812800 L 81342 812800 C 59769 812800 39079 804230 23825 788975 8570 773721 0 753031 0 731458 L 0 81342 C 0 59769 8570 39079 23825 23825 39079 8570 59769 0 8134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714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07" draw:style-name="a986" draw:name="TextBox 11" svg:x="19.12926in" svg:y="9.20923in" svg:width="1.04087in" svg:height="0.91577in">
            <draw:text-box>
              <text:p text:style-name="a985" text:class-names="" text:cond-style-name=""><text:span text:style-name="a984" text:class-names=""/></text:p>
            </draw:text-box>
            <svg:title/>
            <svg:desc/>
          </draw:frame>
        </draw:g>
        <draw:frame draw:id="id400" draw:style-name="a965" draw:name="TextBox 12" svg:x="13.20035in" svg:y="2.75992in" svg:width="5.92891in" svg:height="2.17441in">
          <draw:text-box>
            <text:p text:style-name="a964" text:class-names="" text:cond-style-name=""><text:span text:style-name="a963" text:class-names="">Quản lý dự án và phân công<text:s text:c="1"/></text:span></text:p>
          </draw:text-box>
          <svg:title/>
          <svg:desc/>
        </draw:frame>
        <draw:g draw:name="Group 13" draw:id="id401">
          <svg:title/>
          <svg:desc/>
          <draw:custom-shape svg:x="2.02609in" svg:y="3.46599in" svg:width="6.78027in" svg:height="3.69333in" draw:id="id404" draw:style-name="a979" draw:name="Freeform 14">
            <svg:title/>
            <svg:desc/>
            <draw:enhanced-geometry xmlns:dr3d="urn:oasis:names:tc:opendocument:xmlns:dr3d:1.0" draw:type="non-primitive" svg:viewBox="0 0 1269024 691259" draw:enhanced-path="M 62436 0 L 1206588 0 C 1241070 0 1269024 27954 1269024 62436 L 1269024 628823 C 1269024 663305 1241070 691259 1206588 691259 L 62436 691259 C 27954 691259 0 663305 0 628823 L 0 62436 C 0 27954 27954 0 62436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69024"/>
              <draw:equation draw:name="f7" draw:formula="?f4 / 691259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05" draw:style-name="a982" draw:name="TextBox 15" svg:x="2.02609in" svg:y="3.26243in" svg:width="6.78027in" svg:height="3.89689in">
            <draw:text-box>
              <text:p text:style-name="a981" text:class-names="" text:cond-style-name=""><text:span text:style-name="a980" text:class-names=""/></text:p>
            </draw:text-box>
            <svg:title/>
            <svg:desc/>
          </draw:frame>
        </draw:g>
        <draw:frame draw:id="id402" draw:style-name="a968" draw:name="TextBox 16" svg:x="19.32894in" svg:y="9.52612in" svg:width="0.48419in" svg:height="0.28209in">
          <draw:text-box>
            <text:p text:style-name="a967" text:class-names="" text:cond-style-name=""><text:span text:style-name="a966" text:class-names="">10<text:s text:c="1"/></text:span></text:p>
          </draw:text-box>
          <svg:title/>
          <svg:desc/>
        </draw:frame>
        <draw:frame draw:id="id403" draw:style-name="a978" draw:name="TextBox 17" svg:x="2.51746in" svg:y="4.14194in" svg:width="5.01913in" svg:height="2.09343in">
          <draw:text-box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Tạo và quản lý dự án<text:s text:c="1"/>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2" text:class-names="">Phân công công việc</text:span></text:p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Kênh trao đổi nhóm 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995" draw:master-page-name="Master1-Layout7-blank-Blank" presentation:presentation-page-layout-name="Master1-PPL7" draw:id="Slide-266">
        <draw:g draw:name="Group 2" draw:id="id412">
          <svg:title/>
          <svg:desc/>
          <draw:custom-shape svg:x="10in" svg:y="-4.35517in" svg:width="14.48017in" svg:height="14.48017in" draw:id="id426" draw:style-name="a1026" draw:name="Freeform 3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27" draw:style-name="a1029" draw:name="TextBox 4" svg:x="11.35752in" svg:y="-3.67641in" svg:width="11.76513in" svg:height="12.44389in">
            <draw:text-box>
              <text:p text:style-name="a1028" text:class-names="" text:cond-style-name=""><text:span text:style-name="a1027" text:class-names=""/></text:p>
            </draw:text-box>
            <svg:title/>
            <svg:desc/>
          </draw:frame>
        </draw:g>
        <draw:custom-shape svg:x="11.40131in" svg:y="-2.74668in" svg:width="12.44088in" svg:height="12.42533in" draw:id="id413" draw:style-name="a997" draw:name="Freeform 5">
          <svg:title/>
          <svg:desc/>
          <draw:enhanced-geometry xmlns:dr3d="urn:oasis:names:tc:opendocument:xmlns:dr3d:1.0" draw:type="non-primitive" svg:viewBox="0 0 11375945 11361725" draw:enhanced-path="M 0 0 L 11375946 0 11375946 11361725 0 1136172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5945"/>
            <draw:equation draw:name="f7" draw:formula="?f4 / 1136172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6" draw:id="id414">
          <svg:title/>
          <svg:desc/>
          <draw:custom-shape svg:x="11.11125in" svg:y="-3.24391in" svg:width="12.25766in" svg:height="12.25766in" draw:id="id424" draw:style-name="a1022" draw:name="Freeform 7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25" draw:style-name="a1025" draw:name="TextBox 8" svg:x="12.26041in" svg:y="-2.66934in" svg:width="9.95935in" svg:height="10.53393in">
            <draw:text-box>
              <text:p text:style-name="a1024" text:class-names="" text:cond-style-name=""><text:span text:style-name="a1023" text:class-names=""/></text:p>
            </draw:text-box>
            <svg:title/>
            <svg:desc/>
          </draw:frame>
        </draw:g>
        <draw:g draw:name="Group 9" draw:id="id415">
          <svg:title/>
          <svg:desc/>
          <draw:custom-shape svg:x="19.12926in" svg:y="9.25024in" svg:width="1.04087in" svg:height="0.87476in" draw:id="id422" draw:style-name="a1018" draw:name="Freeform 10">
            <svg:title/>
            <svg:desc/>
            <draw:enhanced-geometry xmlns:dr3d="urn:oasis:names:tc:opendocument:xmlns:dr3d:1.0" draw:type="non-primitive" svg:viewBox="0 0 967140 812800" draw:enhanced-path="M 81342 0 L 885798 0 C 907371 0 928061 8570 943315 23825 958570 39079 967140 59769 967140 81342 L 967140 731458 C 967140 776382 930722 812800 885798 812800 L 81342 812800 C 59769 812800 39079 804230 23825 788975 8570 773721 0 753031 0 731458 L 0 81342 C 0 59769 8570 39079 23825 23825 39079 8570 59769 0 8134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714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23" draw:style-name="a1021" draw:name="TextBox 11" svg:x="19.12926in" svg:y="9.20923in" svg:width="1.04087in" svg:height="0.91577in">
            <draw:text-box>
              <text:p text:style-name="a1020" text:class-names="" text:cond-style-name=""><text:span text:style-name="a1019" text:class-names=""/></text:p>
            </draw:text-box>
            <svg:title/>
            <svg:desc/>
          </draw:frame>
        </draw:g>
        <draw:frame draw:id="id416" draw:style-name="a1000" draw:name="TextBox 12" svg:x="13.06978in" svg:y="3.1992in" svg:width="6.50126in" svg:height="1.16149in">
          <draw:text-box>
            <text:p text:style-name="a999" text:class-names="" text:cond-style-name=""><text:span text:style-name="a998" text:class-names="">Quản lý tài liệu</text:span></text:p>
          </draw:text-box>
          <svg:title/>
          <svg:desc/>
        </draw:frame>
        <draw:g draw:name="Group 13" draw:id="id417">
          <svg:title/>
          <svg:desc/>
          <draw:custom-shape svg:x="2.02609in" svg:y="3.68437in" svg:width="6.78027in" svg:height="3.21148in" draw:id="id420" draw:style-name="a1014" draw:name="Freeform 14">
            <svg:title/>
            <svg:desc/>
            <draw:enhanced-geometry xmlns:dr3d="urn:oasis:names:tc:opendocument:xmlns:dr3d:1.0" draw:type="non-primitive" svg:viewBox="0 0 1269024 601075" draw:enhanced-path="M 62436 0 L 1206588 0 C 1241070 0 1269024 27954 1269024 62436 L 1269024 538639 C 1269024 573121 1241070 601075 1206588 601075 L 62436 601075 C 27954 601075 0 573121 0 538639 L 0 62436 C 0 27954 27954 0 62436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69024"/>
              <draw:equation draw:name="f7" draw:formula="?f4 / 60107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21" draw:style-name="a1017" draw:name="TextBox 15" svg:x="2.02609in" svg:y="3.4808in" svg:width="6.78027in" svg:height="3.41504in">
            <draw:text-box>
              <text:p text:style-name="a1016" text:class-names="" text:cond-style-name=""><text:span text:style-name="a1015" text:class-names=""/></text:p>
            </draw:text-box>
            <svg:title/>
            <svg:desc/>
          </draw:frame>
        </draw:g>
        <draw:frame draw:id="id418" draw:style-name="a1003" draw:name="TextBox 16" svg:x="19.32894in" svg:y="9.52612in" svg:width="0.48419in" svg:height="0.28209in">
          <draw:text-box>
            <text:p text:style-name="a1002" text:class-names="" text:cond-style-name=""><text:span text:style-name="a1001" text:class-names="">11</text:span></text:p>
          </draw:text-box>
          <svg:title/>
          <svg:desc/>
        </draw:frame>
        <draw:frame draw:id="id419" draw:style-name="a1013" draw:name="TextBox 17" svg:x="2.51746in" svg:y="4.14194in" svg:width="5.01913in" svg:height="2.09343in">
          <draw:text-box>
            <text:list text:style-name="a1006">
              <text:list-item>
                <text:list text:style-name="a1006">
                  <text:list-item>
                    <text:p text:style-name="a1005" text:class-names="" text:cond-style-name=""><text:span text:style-name="a1004" text:class-names="">Lưu trữ tài liệu<text:s text:c="1"/></text:span></text:p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p text:style-name="a1008" text:class-names="" text:cond-style-name=""><text:span text:style-name="a1007" text:class-names="">Quản lý phiên bản<text:s text:c="1"/></text:span></text:p>
                  </text:list-item>
                </text:list>
              </text:list-item>
            </text:list>
            <text:list text:style-name="a1012">
              <text:list-item>
                <text:list text:style-name="a1012">
                  <text:list-item>
                    <text:p text:style-name="a1011" text:class-names="" text:cond-style-name=""><text:span text:style-name="a1010" text:class-names="">Chia sẻ tài liệu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1030" draw:master-page-name="Master1-Layout7-blank-Blank" presentation:presentation-page-layout-name="Master1-PPL7" draw:id="Slide-267">
        <draw:g draw:name="Group 2" draw:id="id428">
          <svg:title/>
          <svg:desc/>
          <draw:custom-shape svg:x="10in" svg:y="-4.35517in" svg:width="14.48017in" svg:height="14.48017in" draw:id="id442" draw:style-name="a1063" draw:name="Freeform 3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43" draw:style-name="a1066" draw:name="TextBox 4" svg:x="11.35752in" svg:y="-3.67641in" svg:width="11.76513in" svg:height="12.44389in">
            <draw:text-box>
              <text:p text:style-name="a1065" text:class-names="" text:cond-style-name=""><text:span text:style-name="a1064" text:class-names=""/></text:p>
            </draw:text-box>
            <svg:title/>
            <svg:desc/>
          </draw:frame>
        </draw:g>
        <draw:custom-shape svg:x="11.40131in" svg:y="-2.74668in" svg:width="12.44088in" svg:height="12.42533in" draw:id="id429" draw:style-name="a1032" draw:name="Freeform 5">
          <svg:title/>
          <svg:desc/>
          <draw:enhanced-geometry xmlns:dr3d="urn:oasis:names:tc:opendocument:xmlns:dr3d:1.0" draw:type="non-primitive" svg:viewBox="0 0 11375945 11361725" draw:enhanced-path="M 0 0 L 11375946 0 11375946 11361725 0 1136172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5945"/>
            <draw:equation draw:name="f7" draw:formula="?f4 / 1136172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6" draw:id="id430">
          <svg:title/>
          <svg:desc/>
          <draw:custom-shape svg:x="11.11125in" svg:y="-3.24391in" svg:width="12.25766in" svg:height="12.25766in" draw:id="id440" draw:style-name="a1059" draw:name="Freeform 7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41" draw:style-name="a1062" draw:name="TextBox 8" svg:x="12.26041in" svg:y="-2.66934in" svg:width="9.95935in" svg:height="10.53393in">
            <draw:text-box>
              <text:p text:style-name="a1061" text:class-names="" text:cond-style-name=""><text:span text:style-name="a1060" text:class-names=""/></text:p>
            </draw:text-box>
            <svg:title/>
            <svg:desc/>
          </draw:frame>
        </draw:g>
        <draw:g draw:name="Group 9" draw:id="id431">
          <svg:title/>
          <svg:desc/>
          <draw:custom-shape svg:x="19.12926in" svg:y="9.25024in" svg:width="1.04087in" svg:height="0.87476in" draw:id="id438" draw:style-name="a1055" draw:name="Freeform 10">
            <svg:title/>
            <svg:desc/>
            <draw:enhanced-geometry xmlns:dr3d="urn:oasis:names:tc:opendocument:xmlns:dr3d:1.0" draw:type="non-primitive" svg:viewBox="0 0 967140 812800" draw:enhanced-path="M 81342 0 L 885798 0 C 907371 0 928061 8570 943315 23825 958570 39079 967140 59769 967140 81342 L 967140 731458 C 967140 776382 930722 812800 885798 812800 L 81342 812800 C 59769 812800 39079 804230 23825 788975 8570 773721 0 753031 0 731458 L 0 81342 C 0 59769 8570 39079 23825 23825 39079 8570 59769 0 8134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714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39" draw:style-name="a1058" draw:name="TextBox 11" svg:x="19.12926in" svg:y="9.20923in" svg:width="1.04087in" svg:height="0.91577in">
            <draw:text-box>
              <text:p text:style-name="a1057" text:class-names="" text:cond-style-name=""><text:span text:style-name="a1056" text:class-names=""/></text:p>
            </draw:text-box>
            <svg:title/>
            <svg:desc/>
          </draw:frame>
        </draw:g>
        <draw:frame draw:id="id432" draw:style-name="a1037" draw:name="TextBox 12" svg:x="12.1337in" svg:y="3.13058in" svg:width="7.516in" svg:height="1.93708in">
          <draw:text-box>
            <text:p text:style-name="a1034" text:class-names="" text:cond-style-name=""><text:span text:style-name="a1033" text:class-names="">Quản lý người dùng<text:s text:c="1"/></text:span></text:p>
            <text:p text:style-name="a1036" text:class-names="" text:cond-style-name=""><text:span text:style-name="a1035" text:class-names="">và phân quyền<text:s text:c="1"/></text:span></text:p>
          </draw:text-box>
          <svg:title/>
          <svg:desc/>
        </draw:frame>
        <draw:g draw:name="Group 13" draw:id="id433">
          <svg:title/>
          <svg:desc/>
          <draw:custom-shape svg:x="2.02609in" svg:y="3.68437in" svg:width="6.78027in" svg:height="3.21148in" draw:id="id436" draw:style-name="a1051" draw:name="Freeform 14">
            <svg:title/>
            <svg:desc/>
            <draw:enhanced-geometry xmlns:dr3d="urn:oasis:names:tc:opendocument:xmlns:dr3d:1.0" draw:type="non-primitive" svg:viewBox="0 0 1269024 601075" draw:enhanced-path="M 62436 0 L 1206588 0 C 1241070 0 1269024 27954 1269024 62436 L 1269024 538639 C 1269024 573121 1241070 601075 1206588 601075 L 62436 601075 C 27954 601075 0 573121 0 538639 L 0 62436 C 0 27954 27954 0 62436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69024"/>
              <draw:equation draw:name="f7" draw:formula="?f4 / 60107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37" draw:style-name="a1054" draw:name="TextBox 15" svg:x="2.02609in" svg:y="3.4808in" svg:width="6.78027in" svg:height="3.41504in">
            <draw:text-box>
              <text:p text:style-name="a1053" text:class-names="" text:cond-style-name=""><text:span text:style-name="a1052" text:class-names=""/></text:p>
            </draw:text-box>
            <svg:title/>
            <svg:desc/>
          </draw:frame>
        </draw:g>
        <draw:frame draw:id="id434" draw:style-name="a1040" draw:name="TextBox 16" svg:x="19.32894in" svg:y="9.52612in" svg:width="0.48419in" svg:height="0.28209in">
          <draw:text-box>
            <text:p text:style-name="a1039" text:class-names="" text:cond-style-name=""><text:span text:style-name="a1038" text:class-names="">12<text:s text:c="1"/></text:span></text:p>
          </draw:text-box>
          <svg:title/>
          <svg:desc/>
        </draw:frame>
        <draw:frame draw:id="id435" draw:style-name="a1050" draw:name="TextBox 17" svg:x="2.51746in" svg:y="4.14194in" svg:width="5.01913in" svg:height="2.09343in">
          <draw:text-box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1" text:class-names="">Lưu trữ tài liệu<text:s text:c="1"/>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>Quản lý phiên bản<text:s text:c="1"/></text:span></text:p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Chia sẻ tài liệu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067" draw:master-page-name="Master1-Layout7-blank-Blank" presentation:presentation-page-layout-name="Master1-PPL7" draw:id="Slide-268">
        <draw:g draw:name="Group 2" draw:id="id444">
          <svg:title/>
          <svg:desc/>
          <draw:custom-shape svg:x="10in" svg:y="-4.35517in" svg:width="14.48017in" svg:height="14.48017in" draw:id="id458" draw:style-name="a1095" draw:name="Freeform 3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59" draw:style-name="a1098" draw:name="TextBox 4" svg:x="11.35752in" svg:y="-3.67641in" svg:width="11.76513in" svg:height="12.44389in">
            <draw:text-box>
              <text:p text:style-name="a1097" text:class-names="" text:cond-style-name=""><text:span text:style-name="a1096" text:class-names=""/></text:p>
            </draw:text-box>
            <svg:title/>
            <svg:desc/>
          </draw:frame>
        </draw:g>
        <draw:custom-shape svg:x="11.40131in" svg:y="-2.74668in" svg:width="12.44088in" svg:height="12.42533in" draw:id="id445" draw:style-name="a1069" draw:name="Freeform 5">
          <svg:title/>
          <svg:desc/>
          <draw:enhanced-geometry xmlns:dr3d="urn:oasis:names:tc:opendocument:xmlns:dr3d:1.0" draw:type="non-primitive" svg:viewBox="0 0 11375945 11361725" draw:enhanced-path="M 0 0 L 11375946 0 11375946 11361725 0 11361725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5945"/>
            <draw:equation draw:name="f7" draw:formula="?f4 / 1136172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6" draw:id="id446">
          <svg:title/>
          <svg:desc/>
          <draw:custom-shape svg:x="11.11125in" svg:y="-3.24391in" svg:width="12.25766in" svg:height="12.25766in" draw:id="id456" draw:style-name="a1091" draw:name="Freeform 7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57" draw:style-name="a1094" draw:name="TextBox 8" svg:x="12.26041in" svg:y="-2.66934in" svg:width="9.95935in" svg:height="10.53393in">
            <draw:text-box>
              <text:p text:style-name="a1093" text:class-names="" text:cond-style-name=""><text:span text:style-name="a1092" text:class-names=""/></text:p>
            </draw:text-box>
            <svg:title/>
            <svg:desc/>
          </draw:frame>
        </draw:g>
        <draw:g draw:name="Group 9" draw:id="id447">
          <svg:title/>
          <svg:desc/>
          <draw:custom-shape svg:x="19.12926in" svg:y="9.25024in" svg:width="1.04087in" svg:height="0.87476in" draw:id="id454" draw:style-name="a1087" draw:name="Freeform 10">
            <svg:title/>
            <svg:desc/>
            <draw:enhanced-geometry xmlns:dr3d="urn:oasis:names:tc:opendocument:xmlns:dr3d:1.0" draw:type="non-primitive" svg:viewBox="0 0 967140 812800" draw:enhanced-path="M 81342 0 L 885798 0 C 907371 0 928061 8570 943315 23825 958570 39079 967140 59769 967140 81342 L 967140 731458 C 967140 776382 930722 812800 885798 812800 L 81342 812800 C 59769 812800 39079 804230 23825 788975 8570 773721 0 753031 0 731458 L 0 81342 C 0 59769 8570 39079 23825 23825 39079 8570 59769 0 8134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714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55" draw:style-name="a1090" draw:name="TextBox 11" svg:x="19.12926in" svg:y="9.20923in" svg:width="1.04087in" svg:height="0.91577in">
            <draw:text-box>
              <text:p text:style-name="a1089" text:class-names="" text:cond-style-name=""><text:span text:style-name="a1088" text:class-names=""/></text:p>
            </draw:text-box>
            <svg:title/>
            <svg:desc/>
          </draw:frame>
        </draw:g>
        <draw:frame draw:id="id448" draw:style-name="a1072" draw:name="TextBox 12" svg:x="13.06978in" svg:y="3.1992in" svg:width="6.50126in" svg:height="2.37225in">
          <draw:text-box>
            <text:p text:style-name="a1071" text:class-names="" text:cond-style-name=""><text:span text:style-name="a1070" text:class-names="">Tích hợp đa nền tảng</text:span></text:p>
          </draw:text-box>
          <svg:title/>
          <svg:desc/>
        </draw:frame>
        <draw:g draw:name="Group 13" draw:id="id449">
          <svg:title/>
          <svg:desc/>
          <draw:custom-shape svg:x="1.97339in" svg:y="4.02688in" svg:width="6.78027in" svg:height="2.65819in" draw:id="id452" draw:style-name="a1083" draw:name="Freeform 14">
            <svg:title/>
            <svg:desc/>
            <draw:enhanced-geometry xmlns:dr3d="urn:oasis:names:tc:opendocument:xmlns:dr3d:1.0" draw:type="non-primitive" svg:viewBox="0 0 1269024 497519" draw:enhanced-path="M 62436 0 L 1206588 0 C 1241070 0 1269024 27954 1269024 62436 L 1269024 435083 C 1269024 469566 1241070 497519 1206588 497519 L 62436 497519 C 27954 497519 0 469566 0 435083 L 0 62436 C 0 27954 27954 0 62436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69024"/>
              <draw:equation draw:name="f7" draw:formula="?f4 / 497519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53" draw:style-name="a1086" draw:name="TextBox 15" svg:x="1.97339in" svg:y="3.82331in" svg:width="6.78027in" svg:height="2.86176in">
            <draw:text-box>
              <text:p text:style-name="a1085" text:class-names="" text:cond-style-name=""><text:span text:style-name="a1084" text:class-names=""/></text:p>
            </draw:text-box>
            <svg:title/>
            <svg:desc/>
          </draw:frame>
        </draw:g>
        <draw:frame draw:id="id450" draw:style-name="a1075" draw:name="TextBox 16" svg:x="19.32894in" svg:y="9.52612in" svg:width="0.48419in" svg:height="0.28209in">
          <draw:text-box>
            <text:p text:style-name="a1074" text:class-names="" text:cond-style-name=""><text:span text:style-name="a1073" text:class-names="">13<text:s text:c="1"/></text:span></text:p>
          </draw:text-box>
          <svg:title/>
          <svg:desc/>
        </draw:frame>
        <draw:frame draw:id="id451" draw:style-name="a1082" draw:name="TextBox 17" svg:x="2.46476in" svg:y="4.48446in" svg:width="6.12571in" svg:height="1.3851in">
          <draw:text-box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>Web, di động.</text:span></text:p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9" text:class-names="">Tương thích đa nền tảng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1099" draw:master-page-name="Master1-Layout7-blank-Blank" presentation:presentation-page-layout-name="Master1-PPL7" draw:id="Slide-269">
        <draw:g draw:name="Group 2" draw:id="id460">
          <svg:title/>
          <svg:desc/>
          <draw:custom-shape svg:x="19.12926in" svg:y="9.25024in" svg:width="1.04087in" svg:height="0.87476in" draw:id="id466" draw:style-name="a1126" draw:name="Freeform 3">
            <svg:title/>
            <svg:desc/>
            <draw:enhanced-geometry xmlns:dr3d="urn:oasis:names:tc:opendocument:xmlns:dr3d:1.0" draw:type="non-primitive" svg:viewBox="0 0 967140 812800" draw:enhanced-path="M 81342 0 L 885798 0 C 907371 0 928061 8570 943315 23825 958570 39079 967140 59769 967140 81342 L 967140 731458 C 967140 776382 930722 812800 885798 812800 L 81342 812800 C 59769 812800 39079 804230 23825 788975 8570 773721 0 753031 0 731458 L 0 81342 C 0 59769 8570 39079 23825 23825 39079 8570 59769 0 8134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714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67" draw:style-name="a1129" draw:name="TextBox 4" svg:x="19.12926in" svg:y="9.20923in" svg:width="1.04087in" svg:height="0.91577in">
            <draw:text-box>
              <text:p text:style-name="a1128" text:class-names="" text:cond-style-name=""><text:span text:style-name="a1127" text:class-names=""/></text:p>
            </draw:text-box>
            <svg:title/>
            <svg:desc/>
          </draw:frame>
        </draw:g>
        <draw:frame draw:id="id461" draw:style-name="a1102" draw:name="TextBox 5" svg:x="19.32894in" svg:y="9.52612in" svg:width="0.48419in" svg:height="0.28209in">
          <draw:text-box>
            <text:p text:style-name="a1101" text:class-names="" text:cond-style-name=""><text:span text:style-name="a1100" text:class-names="">14<text:s text:c="1"/></text:span></text:p>
          </draw:text-box>
          <svg:title/>
          <svg:desc/>
        </draw:frame>
        <draw:frame draw:id="id462" draw:style-name="a1105" draw:name="TextBox 6" svg:x="1.60315in" svg:y="1.67515in" svg:width="10.01954in" svg:height="0.85248in">
          <draw:text-box>
            <text:p text:style-name="a1104" text:class-names="" text:cond-style-name=""><text:span text:style-name="a1103" text:class-names="">3.1 Hướng phát triển<text:s text:c="1"/></text:span></text:p>
          </draw:text-box>
          <svg:title/>
          <svg:desc/>
        </draw:frame>
        <draw:frame draw:id="id463" draw:style-name="a1115" draw:name="TextBox 7" svg:x="2.5438in" svg:y="2.99224in" svg:width="16.58546in" svg:height="1.6155in">
          <draw:text-box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>Cải thiện phản hồi cụ thể và chi tiết hơn cho một số trường hợp đặc biệt, cụ thể</text:span></text:p>
                  </text:list-item>
                </text:list>
              </text:list-item>
            </text:list>
            <text:list text:style-name="a1111">
              <text:list-item>
                <text:list text:style-name="a1111">
                  <text:list-item>
                    <text:p text:style-name="a1110" text:class-names="" text:cond-style-name=""><text:span text:style-name="a1109" text:class-names="">Cho phép đánh giá từ người dùng</text:span></text:p>
                  </text:list-item>
                </text:list>
              </text:list-item>
            </text:list>
            <text:list text:style-name="a1114">
              <text:list-item>
                <text:list text:style-name="a1114">
                  <text:list-item>
                    <text:p text:style-name="a1113" text:class-names="" text:cond-style-name=""><text:span text:style-name="a1112" text:class-names="">Đồng bộ hóa dữ liệu đa chiều.</text:span></text:p>
                  </text:list-item>
                </text:list>
              </text:list-item>
            </text:list>
          </draw:text-box>
          <svg:title/>
          <svg:desc/>
        </draw:frame>
        <draw:frame draw:id="id464" draw:style-name="a1118" draw:name="TextBox 8" svg:x="1.39943in" svg:y="5.60248in" svg:width="10.01954in" svg:height="0.85248in">
          <draw:text-box>
            <text:p text:style-name="a1117" text:class-names="" text:cond-style-name=""><text:span text:style-name="a1116" text:class-names="">3.2 Kết luận <text:s text:c="1"/></text:span></text:p>
          </draw:text-box>
          <svg:title/>
          <svg:desc/>
        </draw:frame>
        <draw:frame draw:id="id465" draw:style-name="a1125" draw:name="TextBox 9" svg:x="2.34008in" svg:y="6.91957in" svg:width="10.93023in" svg:height="1.07911in">
          <draw:text-box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9" text:class-names="">Hệ thống phát triển hướng thành phần<text:s text:c="1"/></text:span></text:p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Tập trung vào sự tiện ích, an toàn và dễ mở rộng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1130" draw:master-page-name="Master1-Layout7-blank-Blank" presentation:presentation-page-layout-name="Master1-PPL7" draw:id="Slide-270">
        <draw:g draw:name="Group 2" draw:id="id468">
          <svg:title/>
          <svg:desc/>
          <draw:custom-shape svg:x="2.53717in" svg:y="-1.83783in" svg:width="14.92565in" svg:height="14.92565in" draw:id="id488" draw:style-name="a1163" draw:name="Freeform 3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89" draw:style-name="a1166" draw:name="TextBox 4" svg:x="3.93645in" svg:y="-1.13819in" svg:width="12.12709in" svg:height="12.82673in">
            <draw:text-box>
              <text:p text:style-name="a1165" text:class-names="" text:cond-style-name=""><text:span text:style-name="a1164" text:class-names=""/></text:p>
            </draw:text-box>
            <svg:title/>
            <svg:desc/>
          </draw:frame>
        </draw:g>
        <draw:custom-shape svg:x="3.98159in" svg:y="-0.17985in" svg:width="12.82363in" svg:height="12.8076in" draw:id="id469" draw:style-name="a1132" draw:name="Freeform 5">
          <svg:title/>
          <svg:desc/>
          <draw:enhanced-geometry xmlns:dr3d="urn:oasis:names:tc:opendocument:xmlns:dr3d:1.0" draw:type="non-primitive" svg:viewBox="0 0 11725929 11711272" draw:enhanced-path="M 0 0 L 11725929 0 11725929 11711272 0 11711272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25929"/>
            <draw:equation draw:name="f7" draw:formula="?f4 / 11711272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6" draw:id="id470">
          <svg:title/>
          <svg:desc/>
          <draw:custom-shape svg:x="3.68261in" svg:y="-0.69239in" svg:width="12.63477in" svg:height="12.63477in" draw:id="id486" draw:style-name="a1159" draw:name="Freeform 7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87" draw:style-name="a1162" draw:name="TextBox 8" svg:x="4.86712in" svg:y="-0.10013in" svg:width="10.26575in" svg:height="10.85801in">
            <draw:text-box>
              <text:p text:style-name="a1161" text:class-names="" text:cond-style-name=""><text:span text:style-name="a1160" text:class-names=""/></text:p>
            </draw:text-box>
            <svg:title/>
            <svg:desc/>
          </draw:frame>
        </draw:g>
        <draw:custom-shape svg:x="1.61448in" svg:y="4.75552in" svg:width="1.81372in" svg:height="1.81145in" draw:id="id471" draw:style-name="a1134" draw:name="Freeform 9">
          <svg:title/>
          <svg:desc/>
          <draw:enhanced-geometry xmlns:dr3d="urn:oasis:names:tc:opendocument:xmlns:dr3d:1.0" draw:type="non-primitive" svg:viewBox="0 0 1658466 1656393" draw:enhanced-path="M 0 0 L 1658465 0 1658465 1656393 0 16563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58466"/>
            <draw:equation draw:name="f7" draw:formula="?f4 / 165639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10" draw:id="id472">
          <svg:title/>
          <svg:desc/>
          <draw:custom-shape svg:x="1.57219in" svg:y="4.68303in" svg:width="1.78701in" svg:height="1.78701in" draw:id="id484" draw:style-name="a1155" draw:name="Freeform 11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85" draw:style-name="a1158" draw:name="TextBox 12" svg:x="1.73972in" svg:y="4.76679in" svg:width="1.45194in" svg:height="1.53571in">
            <draw:text-box>
              <text:p text:style-name="a1157" text:class-names="" text:cond-style-name=""><text:span text:style-name="a1156" text:class-names=""/></text:p>
            </draw:text-box>
            <svg:title/>
            <svg:desc/>
          </draw:frame>
        </draw:g>
        <draw:custom-shape svg:x="2.28155in" svg:y="5.30122in" svg:width="0.3683in" svg:height="0.55062in" draw:id="id473" draw:style-name="a1136" draw:name="Freeform 13">
          <svg:title/>
          <svg:desc/>
          <draw:enhanced-geometry xmlns:dr3d="urn:oasis:names:tc:opendocument:xmlns:dr3d:1.0" draw:type="non-primitive" svg:viewBox="0 0 336771 503483" draw:enhanced-path="M 336771 0 L 0 0 0 503483 336771 503483 336771 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6771"/>
            <draw:equation draw:name="f7" draw:formula="?f4 / 50348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6.61409in" svg:y="4.75552in" svg:width="1.81372in" svg:height="1.81145in" draw:id="id474" draw:style-name="a1138" draw:name="Freeform 14">
          <svg:title/>
          <svg:desc/>
          <draw:enhanced-geometry xmlns:dr3d="urn:oasis:names:tc:opendocument:xmlns:dr3d:1.0" draw:type="non-primitive" svg:viewBox="0 0 1658466 1656393" draw:enhanced-path="M 0 0 L 1658466 0 1658466 1656393 0 16563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58466"/>
            <draw:equation draw:name="f7" draw:formula="?f4 / 165639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15" draw:id="id475">
          <svg:title/>
          <svg:desc/>
          <draw:custom-shape svg:x="16.5718in" svg:y="4.68303in" svg:width="1.78701in" svg:height="1.78701in" draw:id="id482" draw:style-name="a1151" draw:name="Freeform 16">
            <svg:title/>
            <svg:desc/>
            <draw:enhanced-geometry xmlns:dr3d="urn:oasis:names:tc:opendocument:xmlns:dr3d:1.0" draw:type="non-primitive" svg:viewBox="0 0 812800 812800" draw:enhanced-path="M 406400 0 C 181951 0 0 181951 0 406400 0 630849 181951 812800 406400 812800 630849 812800 812800 630849 812800 406400 812800 181951 630849 0 4064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83" draw:style-name="a1154" draw:name="TextBox 17" svg:x="16.73933in" svg:y="4.76679in" svg:width="1.45194in" svg:height="1.53571in">
            <draw:text-box>
              <text:p text:style-name="a1153" text:class-names="" text:cond-style-name=""><text:span text:style-name="a1152" text:class-names=""/></text:p>
            </draw:text-box>
            <svg:title/>
            <svg:desc/>
          </draw:frame>
        </draw:g>
        <draw:custom-shape svg:x="17.28116in" svg:y="5.30122in" svg:width="0.3683in" svg:height="0.55062in" draw:id="id476" draw:style-name="a1140" draw:name="Freeform 18">
          <svg:title/>
          <svg:desc/>
          <draw:enhanced-geometry xmlns:dr3d="urn:oasis:names:tc:opendocument:xmlns:dr3d:1.0" draw:type="non-primitive" svg:viewBox="0 0 336771 503483" draw:enhanced-path="M 0 0 L 336770 0 336770 503483 0 50348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6771"/>
            <draw:equation draw:name="f7" draw:formula="?f4 / 50348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19" draw:id="id477">
          <svg:title/>
          <svg:desc/>
          <draw:custom-shape svg:x="19.12926in" svg:y="9.25024in" svg:width="1.04087in" svg:height="0.87476in" draw:id="id480" draw:style-name="a1147" draw:name="Freeform 20">
            <svg:title/>
            <svg:desc/>
            <draw:enhanced-geometry xmlns:dr3d="urn:oasis:names:tc:opendocument:xmlns:dr3d:1.0" draw:type="non-primitive" svg:viewBox="0 0 967140 812800" draw:enhanced-path="M 81342 0 L 885798 0 C 907371 0 928061 8570 943315 23825 958570 39079 967140 59769 967140 81342 L 967140 731458 C 967140 776382 930722 812800 885798 812800 L 81342 812800 C 59769 812800 39079 804230 23825 788975 8570 773721 0 753031 0 731458 L 0 81342 C 0 59769 8570 39079 23825 23825 39079 8570 59769 0 8134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7140"/>
              <draw:equation draw:name="f7" draw:formula="?f4 / 8128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481" draw:style-name="a1150" draw:name="TextBox 21" svg:x="19.12926in" svg:y="9.20923in" svg:width="1.04087in" svg:height="0.91577in">
            <draw:text-box>
              <text:p text:style-name="a1149" text:class-names="" text:cond-style-name=""><text:span text:style-name="a1148" text:class-names=""/></text:p>
            </draw:text-box>
            <svg:title/>
            <svg:desc/>
          </draw:frame>
        </draw:g>
        <draw:frame draw:id="id478" draw:style-name="a1143" draw:name="TextBox 22" svg:x="4.10915in" svg:y="4.30426in" svg:width="11.7817in" svg:height="2.31538in">
          <draw:text-box>
            <text:p text:style-name="a1142" text:class-names="" text:cond-style-name=""><text:span text:style-name="a1141" text:class-names="">Demo<text:s text:c="1"/></text:span></text:p>
          </draw:text-box>
          <svg:title/>
          <svg:desc/>
        </draw:frame>
        <draw:frame draw:id="id479" draw:style-name="a1146" draw:name="TextBox 23" svg:x="19.32894in" svg:y="9.52612in" svg:width="0.48419in" svg:height="0.28209in">
          <draw:text-box>
            <text:p text:style-name="a1145" text:class-names="" text:cond-style-name=""><text:span text:style-name="a1144" text:class-names="">15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draw:name="a385" xlink:href="media/image1.png" xlink:show="embed" xlink:actuate="onLoad"/>
    <draw:fill-image draw:name="a649" xlink:href="media/image2.png" xlink:show="embed" xlink:actuate="onLoad"/>
    <draw:fill-image draw:name="a630" xlink:href="media/image2.png" xlink:show="embed" xlink:actuate="onLoad"/>
    <draw:fill-image draw:name="a1139" xlink:href="media/image1.png" xlink:show="embed" xlink:actuate="onLoad"/>
    <draw:fill-image draw:name="a387" xlink:href="media/image2.png" xlink:show="embed" xlink:actuate="onLoad"/>
    <draw:fill-image draw:name="a457" xlink:href="media/image2.png" xlink:show="embed" xlink:actuate="onLoad"/>
    <draw:fill-image draw:name="a389" xlink:href="media/image1.png" xlink:show="embed" xlink:actuate="onLoad"/>
    <draw:fill-image draw:name="a759" xlink:href="media/image2.png" xlink:show="embed" xlink:actuate="onLoad"/>
    <draw:fill-image draw:name="a740" xlink:href="media/image3.png" xlink:show="embed" xlink:actuate="onLoad"/>
    <draw:fill-image draw:name="a635" xlink:href="media/image4.png" xlink:show="embed" xlink:actuate="onLoad"/>
    <draw:fill-image draw:name="a799" xlink:href="media/image2.png" xlink:show="embed" xlink:actuate="onLoad"/>
    <draw:fill-image draw:name="a783" xlink:href="media/image2.png" xlink:show="embed" xlink:actuate="onLoad"/>
    <draw:fill-image draw:name="a891" xlink:href="media/image2.png" xlink:show="embed" xlink:actuate="onLoad"/>
    <draw:fill-image draw:name="a961" xlink:href="media/image2.png" xlink:show="embed" xlink:actuate="onLoad"/>
    <draw:fill-image draw:name="a449" xlink:href="media/image2.png" xlink:show="embed" xlink:actuate="onLoad"/>
    <draw:fill-image draw:name="a556" xlink:href="media/image2.png" xlink:show="embed" xlink:actuate="onLoad"/>
    <draw:fill-image draw:name="a926" xlink:href="media/image2.png" xlink:show="embed" xlink:actuate="onLoad"/>
    <draw:fill-image draw:name="a558" xlink:href="media/image4.png" xlink:show="embed" xlink:actuate="onLoad"/>
    <draw:fill-image draw:name="a540" xlink:href="media/image2.png" xlink:show="embed" xlink:actuate="onLoad"/>
    <draw:fill-image draw:name="a473" xlink:href="media/image2.png" xlink:show="embed" xlink:actuate="onLoad"/>
    <draw:fill-image draw:name="a1031" xlink:href="media/image2.png" xlink:show="embed" xlink:actuate="onLoad"/>
    <draw:fill-image draw:name="a612" xlink:href="media/image2.png" xlink:show="embed" xlink:actuate="onLoad"/>
    <draw:fill-image draw:name="a775" xlink:href="media/image2.png" xlink:show="embed" xlink:actuate="onLoad"/>
    <draw:fill-image draw:name="a475" xlink:href="media/image4.png" xlink:show="embed" xlink:actuate="onLoad"/>
    <draw:fill-image draw:name="a545" xlink:href="media/image2.png" xlink:show="embed" xlink:actuate="onLoad"/>
    <draw:fill-image draw:name="a614" xlink:href="media/image2.png" xlink:show="embed" xlink:actuate="onLoad"/>
    <draw:fill-image draw:name="a423" xlink:href="media/image2.png" xlink:show="embed" xlink:actuate="onLoad"/>
    <draw:fill-image draw:name="a391" xlink:href="media/image5.png" xlink:show="embed" xlink:actuate="onLoad"/>
    <draw:fill-image draw:name="a425" xlink:href="media/image4.png" xlink:show="embed" xlink:actuate="onLoad"/>
    <draw:fill-image draw:name="a532" xlink:href="media/image2.png" xlink:show="embed" xlink:actuate="onLoad"/>
    <draw:fill-image draw:name="a996" xlink:href="media/image2.png" xlink:show="embed" xlink:actuate="onLoad"/>
    <draw:fill-image draw:name="a658" xlink:href="media/image2.png" xlink:show="embed" xlink:actuate="onLoad"/>
    <draw:fill-image draw:name="a465" xlink:href="media/image2.png" xlink:show="embed" xlink:actuate="onLoad"/>
    <draw:fill-image draw:name="a640" xlink:href="media/image2.png" xlink:show="embed" xlink:actuate="onLoad"/>
    <draw:fill-image draw:name="a767" xlink:href="media/image2.png" xlink:show="embed" xlink:actuate="onLoad"/>
    <draw:fill-image draw:name="a1131" xlink:href="media/image2.png" xlink:show="embed" xlink:actuate="onLoad"/>
    <draw:fill-image draw:name="a1133" xlink:href="media/image2.png" xlink:show="embed" xlink:actuate="onLoad"/>
    <draw:fill-image draw:name="a381" xlink:href="media/image2.png" xlink:show="embed" xlink:actuate="onLoad"/>
    <draw:fill-image draw:name="a1135" xlink:href="media/image1.png" xlink:show="embed" xlink:actuate="onLoad"/>
    <draw:fill-image draw:name="a383" xlink:href="media/image2.png" xlink:show="embed" xlink:actuate="onLoad"/>
    <draw:fill-image draw:name="a791" xlink:href="media/image2.png" xlink:show="embed" xlink:actuate="onLoad"/>
    <draw:fill-image draw:name="a1137" xlink:href="media/image2.png" xlink:show="embed" xlink:actuate="onLoad"/>
    <draw:fill-image draw:name="a1068" xlink:href="media/image2.png" xlink:show="embed" xlink:actuate="onLoad"/>
  </office:styles>
  <office:automatic-styles>
    <style:page-layout style:name="pageLayout1">
      <style:page-layout-properties fo:page-width="20in" fo:page-height="11.2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8/1/2011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8/1/2011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8/1/2011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8/1/2011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8/1/2011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8/1/2011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8/1/2011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8/1/2011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8/1/2011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8/1/2011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8/1/2011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8/1/2011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goude Company</dc:title>
    <dc:creator>word2</dc:creator>
    <meta:creation-date>2006-08-16T00:00:00Z</meta:creation-date>
    <dc:date>2024-11-02T09:58:51Z</dc:date>
    <meta:editing-cycles>1</meta:editing-cycles>
    <meta:editing-duration>PT0S</meta:editing-duration>
    <meta:document-statistic meta:paragraph-count="90" meta:word-count="359"/>
  </office:meta>
</office:document-meta>
</file>